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Aria" svg:font-family="Aria"/>
    <style:font-face style:name="StarSymbol1" svg:font-family="StarSymbol"/>
    <style:font-face style:name="Tahoma4" svg:font-family="Tahoma"/>
    <style:font-face style:name="Tahoma2" svg:font-family="Tahoma" style:font-family-generic="swiss"/>
    <style:font-face style:name="Verdana" svg:font-family="Verdana"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 Unicode MS1" svg:font-family="'Arial Unicode MS'" style:font-family-generic="modern" style:font-pitch="variable"/>
    <style:font-face style:name="Courier New1" svg:font-family="'Courier New'" style:font-family-generic="modern" style:font-pitch="variable"/>
    <style:font-face style:name="Tahoma3"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officeooo:rsid="00093ff7" officeooo:paragraph-rsid="0017d6ce" style:font-size-asian="10pt" style:font-size-complex="10pt"/>
    </style:style>
    <style:style style:name="P7" style:family="paragraph" style:parent-style-name="Standard">
      <style:text-properties style:font-name="Arial" fo:font-size="10pt" officeooo:rsid="001ea4c5" officeooo:paragraph-rsid="001ea4c5" style:font-size-asian="10pt" style:font-size-complex="10pt"/>
    </style:style>
    <style:style style:name="P8" style:family="paragraph" style:parent-style-name="Standard">
      <style:text-properties style:font-name="Arial" fo:font-size="10pt" officeooo:rsid="000bd739" officeooo:paragraph-rsid="0017d6ce" style:font-size-asian="10pt" style:font-size-complex="10pt"/>
    </style:style>
    <style:style style:name="P9" style:family="paragraph" style:parent-style-name="Standard">
      <style:text-properties style:font-name="Arial" fo:font-size="10pt" officeooo:rsid="000dcd19" officeooo:paragraph-rsid="0017d6ce" style:font-size-asian="10pt" style:font-size-complex="10pt"/>
    </style:style>
    <style:style style:name="P10" style:family="paragraph" style:parent-style-name="Standard">
      <style:text-properties style:font-name="Arial" fo:font-size="10pt" officeooo:rsid="001c2a35" officeooo:paragraph-rsid="00250d72" style:font-size-asian="10pt" style:font-size-complex="10pt"/>
    </style:style>
    <style:style style:name="P11" style:family="paragraph" style:parent-style-name="Standard">
      <style:text-properties style:font-name="Arial" fo:font-size="10pt" officeooo:rsid="001c2a35" officeooo:paragraph-rsid="001c2a35" style:font-size-asian="10pt" style:font-size-complex="10pt"/>
    </style:style>
    <style:style style:name="P12" style:family="paragraph" style:parent-style-name="Standard">
      <style:text-properties style:font-name="Arial" fo:font-size="10pt" officeooo:rsid="001f9dce" officeooo:paragraph-rsid="001f9dce" style:font-size-asian="10pt" style:font-size-complex="10pt"/>
    </style:style>
    <style:style style:name="P13" style:family="paragraph" style:parent-style-name="Standard">
      <style:text-properties style:font-name="Arial" fo:font-size="10pt" officeooo:rsid="001fac00" officeooo:paragraph-rsid="001fac00" style:font-size-asian="10pt" style:font-size-complex="10pt"/>
    </style:style>
    <style:style style:name="P14" style:family="paragraph" style:parent-style-name="Standard">
      <style:text-properties style:font-name="Arial" fo:font-size="10pt" officeooo:rsid="001fac00" officeooo:paragraph-rsid="00222f31" style:font-size-asian="10pt" style:font-size-complex="10pt"/>
    </style:style>
    <style:style style:name="P15" style:family="paragraph" style:parent-style-name="Standard">
      <style:text-properties style:font-name="Arial" fo:font-size="10pt" officeooo:rsid="00222f31" officeooo:paragraph-rsid="00222f31" style:font-size-asian="10pt" style:font-size-complex="10pt"/>
    </style:style>
    <style:style style:name="P16" style:family="paragraph" style:parent-style-name="Standard">
      <style:text-properties style:font-name="Arial" fo:font-size="11pt" officeooo:rsid="00093ff7" officeooo:paragraph-rsid="00315f34" style:font-size-asian="11pt" style:font-size-complex="11pt"/>
    </style:style>
    <style:style style:name="P17" style:family="paragraph" style:parent-style-name="Standard">
      <style:text-properties style:font-name="Arial" fo:font-size="11pt" officeooo:rsid="001b0e76" officeooo:paragraph-rsid="001b0e76" style:font-size-asian="11pt" style:font-size-complex="11pt"/>
    </style:style>
    <style:style style:name="P18" style:family="paragraph" style:parent-style-name="Standard">
      <style:text-properties style:font-name="Arial" fo:font-size="11pt" officeooo:paragraph-rsid="0017d6ce" style:font-size-asian="11pt" style:font-size-complex="11pt"/>
    </style:style>
    <style:style style:name="P19" style:family="paragraph" style:parent-style-name="Standard">
      <style:text-properties style:font-name="Arial" fo:font-size="11pt" officeooo:rsid="001f9dce" officeooo:paragraph-rsid="001f9dce" style:font-size-asian="11pt" style:font-size-complex="11pt"/>
    </style:style>
    <style:style style:name="P20" style:family="paragraph" style:parent-style-name="Standard">
      <style:text-properties style:font-name="Arial" fo:font-size="11pt" officeooo:rsid="000e8f47" officeooo:paragraph-rsid="0017d6ce" style:font-size-asian="11pt" style:font-size-complex="11pt"/>
    </style:style>
    <style:style style:name="P21" style:family="paragraph" style:parent-style-name="Standard">
      <style:text-properties style:font-name="Arial" officeooo:rsid="000bd739" officeooo:paragraph-rsid="0017d6ce"/>
    </style:style>
    <style:style style:name="P2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7d6ce" officeooo:paragraph-rsid="0017d6ce"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93ff7" officeooo:paragraph-rsid="002ed08e"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93ff7" officeooo:paragraph-rsid="002fe843"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93ff7" officeooo:paragraph-rsid="00315f34"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93ff7" officeooo:paragraph-rsid="00326377"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93ff7" officeooo:paragraph-rsid="003c7c93"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style:tab-stops>
          <style:tab-stop style:position="1.7291in"/>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c8630"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c8630"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ed08e"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bd739" officeooo:paragraph-rsid="002ed08e"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26377"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26377" officeooo:paragraph-rsid="00326377"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26377" officeooo:paragraph-rsid="003416d4"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26377" officeooo:paragraph-rsid="003b1978"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416d4"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4e1ef"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677ea"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677ea" officeooo:paragraph-rsid="003677ea"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6c5b0"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b16c8" officeooo:paragraph-rsid="002b16c8"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b16c8" officeooo:paragraph-rsid="002c8630" style:font-name-asian="Courier New" style:font-size-asian="10pt" style:font-style-asian="normal" style:font-weight-asian="normal" style:font-name-complex="Courier New" style:font-size-complex="10pt" style:font-style-complex="normal" style:font-weight-complex="normal"/>
    </style:style>
    <style:style style:name="P4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b1978"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eb1c4" officeooo:paragraph-rsid="003b1978"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3c7c93"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5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officeooo:paragraph-rsid="002ed08e" style:font-name-asian="Courier New" style:font-size-asian="10pt" style:font-style-asian="normal" style:font-weight-asian="bold" style:font-name-complex="Courier New" style:font-size-complex="10pt" style:font-style-complex="normal" style:font-weight-complex="bold"/>
    </style:style>
    <style:style style:name="P5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officeooo:paragraph-rsid="002fe843" style:font-name-asian="Courier New" style:font-size-asian="10pt" style:font-style-asian="normal" style:font-weight-asian="bold" style:font-name-complex="Courier New" style:font-size-complex="10pt" style:font-style-complex="normal" style:font-weight-complex="bold"/>
    </style:style>
    <style:style style:name="P52"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53"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officeooo:paragraph-rsid="0034e1ef" style:font-name-asian="Courier New" style:font-size-asian="16pt" style:font-style-asian="normal" style:font-weight-asian="bold" style:font-name-complex="Courier New" style:font-size-complex="16pt" style:font-style-complex="normal" style:font-weight-complex="bold"/>
    </style:style>
    <style:style style:name="P54"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P55" style:family="paragraph" style:parent-style-name="Standard">
      <style:text-properties fo:color="#000000" loext:opacity="100%" style:text-outline="false" style:text-line-through-style="none" style:text-line-through-type="none" style:text-position="0% 100%" style:font-name="Arial" fo:font-size="12pt" fo:font-style="normal" fo:text-shadow="none"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P56"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7"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style:tab-stops/>
      </style:paragraph-properties>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17d6ce" officeooo:paragraph-rsid="0017d6ce" style:font-name-asian="Courier New" style:font-size-asian="10pt" style:font-style-asian="normal" style:font-weight-asian="normal" style:font-name-complex="Courier New" style:font-size-complex="10pt" style:font-style-complex="normal" style:font-weight-complex="normal"/>
    </style:style>
    <style:style style:name="P59"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326377" style:font-name-asian="Courier New" style:font-size-asian="10pt" style:font-style-asian="normal" style:font-weight-asian="normal" style:font-name-complex="Courier New" style:font-size-complex="10pt" style:font-style-complex="normal" style:font-weight-complex="normal"/>
    </style:style>
    <style:style style:name="P60" style:family="paragraph" style:parent-style-name="Standard">
      <style:paragraph-properties>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text-properties style:font-name="Courier New" fo:font-size="10pt" style:font-name-asian="Courier New" style:font-size-asian="10pt" style:font-name-complex="Courier New" style:font-size-complex="10pt"/>
    </style:style>
    <style:style style:name="P62" style:family="paragraph" style:parent-style-name="Standard">
      <style:text-properties style:font-name="Courier New" fo:font-size="10pt"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 fo:font-size="10pt" fo:font-weight="bold" officeooo:rsid="000bd739" officeooo:paragraph-rsid="0017d6ce" style:font-size-asian="10pt" style:font-weight-asian="bold" style:font-size-complex="10pt" style:font-weight-complex="bold"/>
    </style:style>
    <style:style style:name="P64" style:family="paragraph" style:parent-style-name="Standard">
      <style:text-properties style:font-name="Courier New" fo:font-size="10pt" fo:font-weight="bold" officeooo:rsid="000bd739" officeooo:paragraph-rsid="001f9dce" style:font-size-asian="10pt" style:font-weight-asian="bold" style:font-size-complex="10pt" style:font-weight-complex="bold"/>
    </style:style>
    <style:style style:name="P65" style:family="paragraph" style:parent-style-name="Standard">
      <style:text-properties style:font-name="Courier New" fo:font-size="10pt" fo:font-weight="normal" style:font-size-asian="10pt" style:font-weight-asian="normal" style:font-size-complex="10pt" style:font-weight-complex="normal"/>
    </style:style>
    <style:style style:name="P66" style:family="paragraph" style:parent-style-name="Standard">
      <style:text-properties style:font-name="Courier New" fo:font-size="10pt" fo:font-weight="normal" style:font-name-asian="Courier New" style:font-size-asian="10pt" style:font-weight-asian="normal" style:font-name-complex="Courier New" style:font-size-complex="10pt" style:font-weight-complex="normal"/>
    </style:style>
    <style:style style:name="P67" style:family="paragraph" style:parent-style-name="Standard">
      <style:text-properties style:font-name="Courier New" fo:font-size="10pt" officeooo:rsid="00093ff7" officeooo:paragraph-rsid="001b72ea" style:font-size-asian="10pt" style:font-size-complex="10pt"/>
    </style:style>
    <style:style style:name="P68" style:family="paragraph" style:parent-style-name="Standard">
      <style:text-properties style:font-name="Courier New" fo:font-size="10pt" officeooo:rsid="00093ff7" officeooo:paragraph-rsid="0017d6ce" style:font-size-asian="10pt" style:font-size-complex="10pt"/>
    </style:style>
    <style:style style:name="P69" style:family="paragraph" style:parent-style-name="Standard">
      <style:text-properties style:font-name="Courier New" fo:font-size="10pt" officeooo:rsid="00093ff7" officeooo:paragraph-rsid="0026ccc8" style:font-size-asian="10pt" style:font-size-complex="10pt"/>
    </style:style>
    <style:style style:name="P70" style:family="paragraph" style:parent-style-name="Standard">
      <style:text-properties style:font-name="Courier New" fo:font-size="10pt" officeooo:rsid="00093ff7" officeooo:paragraph-rsid="002b16c8" style:font-size-asian="10pt" style:font-size-complex="10pt"/>
    </style:style>
    <style:style style:name="P71" style:family="paragraph" style:parent-style-name="Standard">
      <style:text-properties style:font-name="Courier New" fo:font-size="10pt" officeooo:rsid="00093ff7" officeooo:paragraph-rsid="001c2a35" style:font-size-asian="10pt" style:font-size-complex="10pt"/>
    </style:style>
    <style:style style:name="P72" style:family="paragraph" style:parent-style-name="Standard">
      <style:text-properties style:font-name="Courier New" fo:font-size="10pt" officeooo:rsid="00093ff7" officeooo:paragraph-rsid="001ea4c5" style:font-size-asian="10pt" style:font-size-complex="10pt"/>
    </style:style>
    <style:style style:name="P73" style:family="paragraph" style:parent-style-name="Standard">
      <style:text-properties style:font-name="Courier New" fo:font-size="10pt" officeooo:rsid="00093ff7" officeooo:paragraph-rsid="001fac00" style:font-size-asian="10pt" style:font-size-complex="10pt"/>
    </style:style>
    <style:style style:name="P74" style:family="paragraph" style:parent-style-name="Standard">
      <style:text-properties style:font-name="Courier New" fo:font-size="10pt" officeooo:rsid="00158fa6" officeooo:paragraph-rsid="001b72ea" style:font-size-asian="10pt" style:font-size-complex="10pt"/>
    </style:style>
    <style:style style:name="P75" style:family="paragraph" style:parent-style-name="Standard">
      <style:text-properties style:font-name="Courier New" fo:font-size="10pt" officeooo:rsid="001b72ea" officeooo:paragraph-rsid="001b72ea" style:font-size-asian="10pt" style:font-size-complex="10pt"/>
    </style:style>
    <style:style style:name="P76" style:family="paragraph" style:parent-style-name="Standard">
      <style:text-properties style:font-name="Courier New" fo:font-size="10pt" officeooo:rsid="0011cf7b" officeooo:paragraph-rsid="001c2a35" style:font-size-asian="10pt" style:font-size-complex="10pt"/>
    </style:style>
    <style:style style:name="P77" style:family="paragraph" style:parent-style-name="Standard">
      <style:text-properties style:font-name="Courier New" fo:font-size="10pt" officeooo:rsid="000bd739" officeooo:paragraph-rsid="0017d6ce" style:font-size-asian="10pt" style:font-size-complex="10pt"/>
    </style:style>
    <style:style style:name="P78" style:family="paragraph" style:parent-style-name="Standard">
      <style:text-properties style:font-name="Courier New" fo:font-size="10pt" officeooo:rsid="000bd739" officeooo:paragraph-rsid="001f9dce" style:font-size-asian="10pt" style:font-size-complex="10pt"/>
    </style:style>
    <style:style style:name="P79" style:family="paragraph" style:parent-style-name="Standard">
      <style:text-properties style:font-name="Courier New" fo:font-size="10pt" officeooo:rsid="001fac00" officeooo:paragraph-rsid="001fac00" style:font-size-asian="10pt" style:font-size-complex="10pt"/>
    </style:style>
    <style:style style:name="P80" style:family="paragraph" style:parent-style-name="Standard">
      <style:text-properties style:font-name="Courier New" officeooo:rsid="000bd739" officeooo:paragraph-rsid="0017d6ce"/>
    </style:style>
    <style:style style:name="P81" style:family="paragraph" style:parent-style-name="Standard">
      <style:text-properties style:font-name="Courier New" fo:font-size="11pt" officeooo:rsid="00093ff7" officeooo:paragraph-rsid="0017d6ce" style:font-size-asian="11pt" style:font-size-complex="11pt"/>
    </style:style>
    <style:style style:name="P82" style:family="paragraph" style:parent-style-name="Standard">
      <style:text-properties style:font-name="Courier New" fo:font-size="11pt" officeooo:rsid="00093ff7" officeooo:paragraph-rsid="001fac00" style:font-size-asian="11pt" style:font-size-complex="11pt"/>
    </style:style>
    <style:style style:name="P83" style:family="paragraph" style:parent-style-name="Standard">
      <style:text-properties style:font-name="Courier New" fo:font-size="11pt" officeooo:rsid="00093ff7" officeooo:paragraph-rsid="002ed08e" style:font-size-asian="11pt" style:font-size-complex="11pt"/>
    </style:style>
    <style:style style:name="P84" style:family="paragraph" style:parent-style-name="Standard">
      <style:text-properties style:font-name="Courier New" fo:font-size="11pt" officeooo:rsid="001fac00" officeooo:paragraph-rsid="001fac00" style:font-size-asian="11pt" style:font-size-complex="11pt"/>
    </style:style>
    <style:style style:name="P85" style:family="paragraph" style:parent-style-name="Standard">
      <style:text-properties style:font-name="Courier New" fo:font-size="16pt" fo:font-weight="bold" officeooo:rsid="000bd739" officeooo:paragraph-rsid="001f9dce" style:font-size-asian="16pt" style:font-weight-asian="bold" style:font-size-complex="16pt" style:font-weight-complex="bold"/>
    </style:style>
    <style:style style:name="P86" style:family="paragraph" style:parent-style-name="Standard">
      <style:text-properties style:font-name="Courier New" fo:font-size="16pt" fo:font-weight="bold" officeooo:rsid="001fac00" officeooo:paragraph-rsid="001fac00" style:font-size-asian="16pt" style:font-weight-asian="bold" style:font-size-complex="16pt" style:font-weight-complex="bold"/>
    </style:style>
    <style:style style:name="P87" style:family="paragraph" style:parent-style-name="Standard">
      <style:text-properties style:use-window-font-color="true" loext:opacity="0%" style:font-name="Courier New" fo:font-size="10pt" style:font-name-asian="Courier New" style:font-size-asian="10pt" style:font-name-complex="Courier New" style:font-size-complex="10pt"/>
    </style:style>
    <style:style style:name="P88" style:family="paragraph" style:parent-style-name="Standard">
      <style:paragraph-properties style:text-autospace="none"/>
      <style:text-properties style:use-window-font-color="true" loext:opacity="0%" style:font-name="Courier New" fo:font-size="10pt" style:font-size-asian="10pt" style:font-size-complex="10pt"/>
    </style:style>
    <style:style style:name="P89" style:family="paragraph" style:parent-style-name="Standard">
      <style:text-properties officeooo:rsid="00093ff7" officeooo:paragraph-rsid="0017d6ce"/>
    </style:style>
    <style:style style:name="P90" style:family="paragraph" style:parent-style-name="Standard">
      <style:text-properties officeooo:rsid="001b0e76" officeooo:paragraph-rsid="001b0e76"/>
    </style:style>
    <style:style style:name="P91" style:family="paragraph" style:parent-style-name="Standard">
      <style:text-properties fo:font-size="11pt" officeooo:rsid="001f9dce" officeooo:paragraph-rsid="001f9dce" style:font-size-asian="11pt" style:font-size-complex="11pt"/>
    </style:style>
    <style:style style:name="P92" style:family="paragraph" style:parent-style-name="Standard">
      <style:text-properties fo:font-size="11pt" officeooo:rsid="001fac00" officeooo:paragraph-rsid="00222f31" style:font-size-asian="11pt" style:font-size-complex="11pt"/>
    </style:style>
    <style:style style:name="P93" style:family="paragraph" style:parent-style-name="Standard">
      <style:text-properties fo:font-size="11pt" officeooo:rsid="00093ff7" officeooo:paragraph-rsid="0017d6ce" style:font-size-asian="11pt" style:font-size-complex="11pt"/>
    </style:style>
    <style:style style:name="P94" style:family="paragraph" style:parent-style-name="Standard">
      <style:text-properties fo:font-size="11pt" officeooo:rsid="00093ff7" officeooo:paragraph-rsid="002ed08e" style:font-size-asian="11pt" style:font-size-complex="11pt"/>
    </style:style>
    <style:style style:name="P95" style:family="paragraph" style:parent-style-name="Standard">
      <style:text-properties officeooo:paragraph-rsid="002b16c8"/>
    </style:style>
    <style:style style:name="P96" style:family="paragraph" style:parent-style-name="Standard">
      <style:text-properties fo:font-size="10pt" officeooo:rsid="00093ff7" officeooo:paragraph-rsid="0017d6ce" style:font-size-asian="10pt" style:font-size-complex="10pt"/>
    </style:style>
    <style:style style:name="P97" style:family="paragraph" style:parent-style-name="Standard">
      <style:text-properties fo:font-size="10pt" officeooo:rsid="000bd739" officeooo:paragraph-rsid="0017d6ce" style:font-size-asian="10pt" style:font-size-complex="10pt"/>
    </style:style>
    <style:style style:name="P98" style:family="paragraph" style:parent-style-name="Standard">
      <style:text-properties fo:font-size="10pt" officeooo:rsid="001f9dce" officeooo:paragraph-rsid="001f9dce" style:font-size-asian="10pt" style:font-size-complex="10pt"/>
    </style:style>
    <style:style style:name="P99" style:family="paragraph" style:parent-style-name="Standard">
      <style:text-properties fo:font-size="10pt" officeooo:rsid="000e8f47" officeooo:paragraph-rsid="0017d6ce" style:font-size-asian="10pt" style:font-size-complex="10pt"/>
    </style:style>
    <style:style style:name="P100" style:family="paragraph" style:parent-style-name="Standard">
      <style:text-properties fo:font-size="10pt" officeooo:rsid="000e8f47" officeooo:paragraph-rsid="0021a5e3" style:font-size-asian="10pt" style:font-size-complex="10pt"/>
    </style:style>
    <style:style style:name="P101" style:family="paragraph" style:parent-style-name="Standard">
      <style:text-properties fo:font-size="10pt" officeooo:rsid="001fac00" officeooo:paragraph-rsid="001fac00" style:font-size-asian="10pt" style:font-size-complex="10pt"/>
    </style:style>
    <style:style style:name="P102" style:family="paragraph" style:parent-style-name="Standard">
      <style:text-properties style:font-name="Aria" fo:font-size="10pt" officeooo:rsid="001fac00" officeooo:paragraph-rsid="001fac00" style:font-size-asian="10pt" style:font-size-complex="10pt"/>
    </style:style>
    <style:style style:name="P103"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break-before="page">
        <style:tab-stops/>
      </style:paragraph-properties>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paragraph-rsid="00326377" style:font-name-asian="Courier New" style:font-size-asian="16pt" style:font-style-asian="normal" style:font-weight-asian="bold" style:font-name-complex="Courier New" style:font-size-complex="16pt" style:font-style-complex="normal" style:font-weight-complex="bold"/>
    </style:style>
    <style:style style:name="P106"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officeooo:paragraph-rsid="0034e1ef" style:font-name-asian="Courier New" style:font-size-asian="16pt" style:font-style-asian="normal" style:font-weight-asian="bold" style:font-name-complex="Courier New" style:font-size-complex="16pt" style:font-style-complex="normal" style:font-weight-complex="bold"/>
    </style:style>
    <style:style style:name="P107" style:family="paragraph" style:parent-style-name="Standard">
      <style:paragraph-properties fo:break-before="page"/>
      <style:text-properties fo:color="#000000" loext:opacity="100%" style:text-outline="false" style:text-line-through-style="none" style:text-line-through-type="none" style:text-position="0% 100%" style:font-name="Courier New"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08"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109" style:family="paragraph" style:parent-style-name="Standard">
      <style:paragraph-properties fo:break-before="page"/>
      <style:text-properties style:font-name="Arial" fo:font-size="16pt" fo:font-weight="bold" officeooo:rsid="000bd739" officeooo:paragraph-rsid="0017d6ce" style:font-size-asian="16pt" style:font-weight-asian="bold" style:font-size-complex="16pt" style:font-weight-complex="bold"/>
    </style:style>
    <style:style style:name="P110" style:family="paragraph" style:parent-style-name="Standard">
      <style:paragraph-properties fo:break-before="page"/>
      <style:text-properties style:font-name="Arial" fo:font-size="16pt" fo:font-weight="bold" officeooo:rsid="0011cf7b" officeooo:paragraph-rsid="0017d6ce" style:font-size-asian="16pt" style:font-weight-asian="bold" style:font-size-complex="16pt" style:font-weight-complex="bold"/>
    </style:style>
    <style:style style:name="P111" style:family="paragraph" style:parent-style-name="Default_7e_LT_7e_Gliederung_20_1">
      <style:paragraph-properties fo:margin-left="0in" fo:margin-right="0in"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13" style:family="paragraph" style:parent-style-name="Default_7e_LT_7e_Gliederung_20_1">
      <style:paragraph-properties fo:margin-left="0in" fo:margin-right="0in" fo:margin-top="0in" fo:margin-bottom="0in" style:contextual-spacing="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6" style:family="paragraph" style:parent-style-name="Default_7e_LT_7e_Gliederung_20_1">
      <style:paragraph-properties fo:margin-left="0in" fo:margin-right="0in" fo:margin-top="0in" fo:margin-bottom="0in" style:contextual-spacing="false" fo:text-indent="0in" style:auto-text-indent="false"/>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1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18"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9" style:family="paragraph" style:parent-style-name="Default_7e_LT_7e_Gliederung_20_2">
      <style:paragraph-properties fo:margin-left="0in" fo:margin-right="0in" fo:margin-top="0in" fo:margin-bottom="0in" style:contextual-spacing="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0"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1"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22" style:family="paragraph" style:parent-style-name="Standard">
      <style:paragraph-properties fo:margin-left="0in" fo:margin-right="0in" fo:margin-top="0in" fo:margin-bottom="0in" style:contextual-spacing="false"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3" style:family="paragraph" style:parent-style-name="Standard">
      <style:paragraph-properties fo:margin-left="0in" fo:margin-right="0in" fo:margin-top="0in" fo:margin-bottom="0in" style:contextual-spacing="false"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4" style:family="paragraph" style:parent-style-name="Standard">
      <style:paragraph-properties fo:margin-left="0in" fo:margin-right="0in" fo:margin-top="0in" fo:margin-bottom="0in" style:contextual-spacing="false" fo:text-indent="0in" style:auto-text-indent="false"/>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P125" style:family="paragraph" style:parent-style-name="Standard">
      <style:paragraph-properties fo:margin-left="0in" fo:margin-right="0in" fo:margin-top="0in" fo:margin-bottom="0in" style:contextual-spacing="false" fo:text-indent="0in" style:auto-text-indent="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7" style:family="paragraph" style:parent-style-name="Standard">
      <style:paragraph-properties fo:margin-left="0in" fo:margin-right="0in" fo:margin-top="0in" fo:margin-bottom="0in" style:contextual-spacing="false" fo:text-indent="0in" style:auto-text-indent="false" fo:break-before="pag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28" style:family="paragraph" style:parent-style-name="Standard">
      <style:paragraph-properties fo:margin-left="0in" fo:margin-right="0in" fo:margin-top="0in" fo:margin-bottom="0in" style:contextual-spacing="false" fo:text-indent="0in" style:auto-text-indent="false"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29" style:family="paragraph" style:parent-style-name="Standard">
      <style:paragraph-properties fo:margin-left="0in" fo:margin-right="0in"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30" style:family="paragraph" style:parent-style-name="Table_20_Contents">
      <style:text-properties style:font-name="Courier New" fo:font-size="10pt" style:font-name-asian="Courier New" style:font-size-asian="10pt" style:font-name-complex="Courier New" style:font-size-complex="10pt"/>
    </style:style>
    <style:style style:name="P131" style:family="paragraph" style:parent-style-name="Table_20_Contents">
      <style:text-properties style:font-name="Courier New" fo:font-size="10pt" officeooo:paragraph-rsid="002ed08e" style:font-name-asian="Courier New" style:font-size-asian="10pt" style:font-name-complex="Courier New" style:font-size-complex="10pt"/>
    </style:style>
    <style:style style:name="P132" style:family="paragraph" style:parent-style-name="Table_20_Contents">
      <style:text-properties style:font-name="Courier New" fo:font-size="10pt" officeooo:paragraph-rsid="002fe843" style:font-name-asian="Courier New" style:font-size-asian="10pt" style:font-name-complex="Courier New" style:font-size-complex="10pt"/>
    </style:style>
    <style:style style:name="P133" style:family="paragraph" style:parent-style-name="Table_20_Contents">
      <style:text-properties style:font-name="Courier New" fo:font-size="10pt" officeooo:paragraph-rsid="003416d4" style:font-name-asian="Courier New" style:font-size-asian="10pt" style:font-name-complex="Courier New" style:font-size-complex="10pt"/>
    </style:style>
    <style:style style:name="P134" style:family="paragraph" style:parent-style-name="Table_20_Contents">
      <style:text-properties style:font-name="Courier New" fo:font-size="10pt" officeooo:paragraph-rsid="003677ea" style:font-name-asian="Courier New" style:font-size-asian="10pt" style:font-name-complex="Courier New" style:font-size-complex="10pt"/>
    </style:style>
    <style:style style:name="P135" style:family="paragraph" style:parent-style-name="Table_20_Contents">
      <style:text-properties style:font-name="Courier New" fo:font-size="10pt" officeooo:paragraph-rsid="0036c5b0" style:font-name-asian="Courier New" style:font-size-asian="10pt" style:font-name-complex="Courier New" style:font-size-complex="10pt"/>
    </style:style>
    <style:style style:name="P136" style:family="paragraph" style:parent-style-name="Table_20_Contents">
      <style:text-properties style:font-name="Courier New" fo:font-size="10pt" officeooo:rsid="003416d4" officeooo:paragraph-rsid="003416d4" style:font-name-asian="Courier New" style:font-size-asian="10pt" style:font-name-complex="Courier New" style:font-size-complex="10pt"/>
    </style:style>
    <style:style style:name="P137" style:family="paragraph" style:parent-style-name="Table_20_Contents">
      <style:text-properties style:font-name="Courier New" fo:font-size="10pt" officeooo:rsid="003416d4" officeooo:paragraph-rsid="003677ea" style:font-name-asian="Courier New" style:font-size-asian="10pt" style:font-name-complex="Courier New" style:font-size-complex="10pt"/>
    </style:style>
    <style:style style:name="P138" style:family="paragraph" style:parent-style-name="Table_20_Contents">
      <style:text-properties style:font-name="Courier New" fo:font-size="10pt" officeooo:paragraph-rsid="003b1978" style:font-name-asian="Courier New" style:font-size-asian="10pt" style:font-name-complex="Courier New" style:font-size-complex="10pt"/>
    </style:style>
    <style:style style:name="P139" style:family="paragraph" style:parent-style-name="Table_20_Contents">
      <style:text-properties style:font-name="Courier New" fo:font-size="10pt" officeooo:paragraph-rsid="003c7c93" style:font-name-asian="Courier New" style:font-size-asian="10pt" style:font-name-complex="Courier New" style:font-size-complex="10pt"/>
    </style:style>
    <style:style style:name="P140" style:family="paragraph" style:parent-style-name="Table_20_Contents">
      <style:text-properties style:font-name="Courier New" fo:font-size="10pt" officeooo:paragraph-rsid="003c7d50" style:font-name-asian="Courier New" style:font-size-asian="10pt" style:font-name-complex="Courier New" style:font-size-complex="10pt"/>
    </style:style>
    <style:style style:name="P141" style:family="paragraph" style:parent-style-name="Table_20_Contents">
      <style:text-properties style:font-name="Courier New" fo:font-size="10pt" fo:font-weight="bold" style:font-name-asian="Courier New" style:font-size-asian="10pt" style:font-weight-asian="bold" style:font-name-complex="Courier New" style:font-size-complex="10pt" style:font-weight-complex="bold"/>
    </style:style>
    <style:style style:name="P142" style:family="paragraph" style:parent-style-name="Table_20_Contents">
      <style:paragraph-properties fo:text-align="start" style:justify-single-word="false"/>
      <style:text-properties style:font-name="Courier New" fo:font-size="10pt" fo:font-weight="bold" style:font-name-asian="Verdana" style:font-size-asian="10pt" style:font-weight-asian="bold" style:font-name-complex="Verdana" style:font-size-complex="10pt" style:font-weight-complex="bold"/>
    </style:style>
    <style:style style:name="P143" style:family="paragraph" style:parent-style-name="Table_20_Contents">
      <style:text-properties style:font-name="Courier New" fo:font-size="10pt" fo:font-weight="normal" style:font-name-asian="Courier New" style:font-size-asian="10pt" style:font-weight-asian="normal" style:font-name-complex="Courier New" style:font-size-complex="10pt" style:font-weight-complex="normal"/>
    </style:style>
    <style:style style:name="P144" style:family="paragraph" style:parent-style-name="Table_20_Contents">
      <style:text-properties style:font-name="Courier New" fo:font-size="10pt" fo:font-weight="normal" officeooo:paragraph-rsid="003b1978" style:font-name-asian="Courier New" style:font-size-asian="10pt" style:font-weight-asian="normal" style:font-name-complex="Courier New" style:font-size-complex="10pt" style:font-weight-complex="normal"/>
    </style:style>
    <style:style style:name="P145" style:family="paragraph" style:parent-style-name="Table_20_Contents">
      <style:paragraph-properties fo:text-align="start" style:justify-single-word="false"/>
      <style:text-properties style:font-name="Courier New" fo:font-size="10pt" fo:font-weight="normal" style:font-name-asian="Verdana" style:font-size-asian="10pt" style:font-weight-asian="normal" style:font-name-complex="Verdana" style:font-size-complex="10pt" style:font-weight-complex="normal"/>
    </style:style>
    <style:style style:name="P146" style:family="paragraph" style:parent-style-name="Table_20_Contents">
      <style:text-properties style:font-name="Arial" fo:font-size="10pt" style:font-name-asian="Courier New" style:font-size-asian="10pt" style:font-name-complex="Courier New" style:font-size-complex="10pt"/>
    </style:style>
    <style:style style:name="P147" style:family="paragraph" style:parent-style-name="Table_20_Contents">
      <style:text-properties fo:color="#000000" loext:opacity="100%" style:font-name="Courier New" fo:font-size="10pt" style:font-name-asian="Courier New" style:font-size-asian="10pt" style:font-name-complex="Courier New" style:font-size-complex="10pt"/>
    </style:style>
    <style:style style:name="P148" style:family="paragraph" style:parent-style-name="Default_7e_LT_7e_Gliederung_20_1">
      <style:paragraph-properties fo:margin-left="0in" fo:margin-right="-0.0201in" fo:margin-top="0in" fo:margin-bottom="0in" style:contextual-spacing="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49" style:family="paragraph" style:parent-style-name="Default_7e_LT_7e_Gliederung_20_1">
      <style:paragraph-properties fo:margin-left="0in" fo:margin-right="-0.0201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Default_7e_LT_7e_Gliederung_20_1">
      <style:paragraph-properties fo:margin-left="0in" fo:margin-right="-0.0201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51" style:family="paragraph" style:parent-style-name="Default_7e_LT_7e_Gliederung_20_1">
      <style:paragraph-properties fo:margin-left="0in" fo:margin-right="0in" fo:margin-top="0in" fo:margin-bottom="0in" style:contextual-spacing="false" fo:text-indent="-0.0201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2" style:family="paragraph" style:parent-style-name="Default_7e_LT_7e_Gliederung_20_1">
      <style:paragraph-properties fo:margin-left="0in" fo:margin-right="0in" fo:margin-top="0in" fo:margin-bottom="0in" style:contextual-spacing="false" fo:text-indent="-0.0201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3" style:family="paragraph" style:parent-style-name="Default_7e_LT_7e_Gliederung_20_1">
      <style:paragraph-properties fo:margin-left="0in" fo:margin-right="0in" fo:margin-top="0in" fo:margin-bottom="0in" style:contextual-spacing="false" fo:text-indent="-0.0201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54" style:family="paragraph" style:parent-style-name="Default_7e_LT_7e_Gliederung_20_1">
      <style:paragraph-properties fo:margin-left="0.4701in" fo:margin-right="0in" fo:margin-top="0in" fo:margin-bottom="0in" style:contextual-spacing="false" fo:text-indent="-0.3902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5" style:family="paragraph" style:parent-style-name="Default_7e_LT_7e_Gliederung_20_1">
      <style:paragraph-properties fo:margin-left="0.4701in" fo:margin-right="0in" fo:margin-top="0in" fo:margin-bottom="0in" style:contextual-spacing="false" fo:text-indent="-0.3902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56" style:family="paragraph" style:parent-style-name="Default_7e_LT_7e_Gliederung_20_1">
      <style:paragraph-properties fo:margin-left="0.472in" fo:margin-right="0in" fo:margin-top="0in" fo:margin-bottom="0in" style:contextual-spacing="false" fo:text-indent="-0.3543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157" style:family="paragraph" style:parent-style-name="Default_7e_LT_7e_Gliederung_20_1">
      <style:paragraph-properties fo:margin-left="0.472in" fo:margin-right="0in" fo:margin-top="0in" fo:margin-bottom="0in" style:contextual-spacing="false" fo:text-indent="-0.3543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58" style:family="paragraph" style:parent-style-name="Default_7e_LT_7e_Gliederung_20_1" style:list-style-name="L4">
      <style:paragraph-properties fo:margin-left="0in" fo:margin-right="0in" fo:margin-top="0in" fo:margin-bottom="0in" style:contextual-spacing="false" fo:text-indent="0in" style:auto-text-indent="false"/>
      <style:text-properties style:use-window-font-color="true" loext:opacity="0%" style:text-outline="false" style:text-line-through-style="none" style:text-line-through-type="none" style:text-position="0% 100%"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159" style:family="paragraph" style:parent-style-name="Default_7e_LT_7e_Gliederung_20_1" style:list-style-name="L4">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160" style:family="paragraph" style:parent-style-name="Default_7e_LT_7e_Gliederung_20_2" style:list-style-name="L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0pt" fo:font-style="italic" fo:text-shadow="none"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P161"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2"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17d6ce" officeooo:paragraph-rsid="0017d6ce" style:font-name-asian="Courier New" style:font-size-asian="10pt" style:font-style-asian="normal" style:font-weight-asian="normal" style:font-name-complex="Courier New" style:font-size-complex="10pt" style:font-style-complex="normal" style:font-weight-complex="normal"/>
    </style:style>
    <style:style style:name="P163" style:family="paragraph" style:parent-style-name="Standard" style:list-style-name="L5">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4" style:family="paragraph" style:parent-style-name="Standard" style:list-style-name="L8">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3eb1c4" officeooo:paragraph-rsid="003b1978" style:font-name-asian="Courier New" style:font-size-asian="10pt" style:font-style-asian="normal" style:font-weight-asian="normal" style:font-name-complex="Courier New" style:font-size-complex="10pt" style:font-style-complex="normal" style:font-weight-complex="normal"/>
    </style:style>
    <style:style style:name="P165" style:family="paragraph" style:parent-style-name="Standard" style:list-style-name="L6">
      <style:text-properties style:font-name="Arial" fo:font-size="10pt" officeooo:rsid="000bd739" officeooo:paragraph-rsid="0017d6ce" style:font-size-asian="10pt" style:font-size-complex="10pt"/>
    </style:style>
    <style:style style:name="P166" style:family="paragraph" style:parent-style-name="Standard" style:list-style-name="L7">
      <style:text-properties style:font-name="Arial" fo:font-size="10pt" officeooo:rsid="00093ff7" officeooo:paragraph-rsid="0017d6ce" style:font-size-asian="10pt" style:font-size-complex="10pt"/>
    </style:style>
    <style:style style:name="P167" style:family="paragraph" style:parent-style-name="Standard" style:list-style-name="L3">
      <style:paragraph-properties fo:margin-left="0in" fo:margin-right="0in" fo:margin-top="0in" fo:margin-bottom="0in" style:contextual-spacing="false"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9" style:family="paragraph">
      <style:paragraph-properties fo:text-align="center"/>
    </style:style>
    <style:style style:name="P170" style:family="paragraph">
      <loext:graphic-properties draw:fill="none" draw:fill-color="#ffffff"/>
      <style:paragraph-properties style:writing-mode="lr-tb"/>
      <style:text-properties style:font-name="Arial" fo:font-size="12pt"/>
    </style:style>
    <style:style style:name="P171" style:family="paragraph">
      <loext:graphic-properties draw:opacity="0%"/>
      <style:paragraph-properties fo:text-align="center"/>
    </style:style>
    <style:style style:name="P172" style:family="paragraph">
      <loext:graphic-properties draw:opacity="0%"/>
      <style:paragraph-properties fo:text-align="center" style:writing-mode="lr-tb"/>
    </style:style>
    <style:style style:name="P173" style:family="paragraph">
      <loext:graphic-properties draw:fill="none" draw:fill-color="#ffffff"/>
      <style:paragraph-properties style:writing-mode="lr-tb"/>
    </style:style>
    <style:style style:name="P174" style:family="paragraph">
      <style:paragraph-properties fo:text-align="center" style:writing-mode="lr-tb"/>
      <style:text-properties style:font-name="Arial" fo:font-size="11pt" style:font-size-asian="11pt" style:font-size-complex="11pt"/>
    </style:style>
    <style:style style:name="P175" style:family="paragraph">
      <loext:graphic-properties draw:fill="solid" draw:fill-color="#99ccff" draw:opacity="0%"/>
      <style:paragraph-properties fo:text-align="center" style:writing-mode="lr-tb"/>
      <style:text-properties style:font-name="Arial" fo:font-size="11pt" style:font-size-asian="11pt" style:font-size-complex="11pt"/>
    </style:style>
    <style:style style:name="P176" style:family="paragraph">
      <style:paragraph-properties fo:text-align="center" style:writing-mode="lr-tb"/>
    </style:style>
    <style:style style:name="P177" style:family="paragraph">
      <loext:graphic-properties draw:fill="solid" draw:fill-color="#99ccff" draw:opacity="0%"/>
      <style:paragraph-properties fo:text-align="center" style:writing-mode="lr-tb"/>
    </style:style>
    <style:style style:name="P178" style:family="paragraph">
      <loext:graphic-properties draw:fill="none" draw:fill-color="#ffffff"/>
      <style:paragraph-properties style:writing-mode="lr-tb"/>
      <style:text-properties style:font-name="Courier New" fo:font-size="10pt" style:font-size-asian="10pt" style:font-size-complex="10pt"/>
    </style:style>
    <style:style style:name="P179" style:family="paragraph">
      <loext:graphic-properties draw:fill="none" draw:fill-color="#ffffff"/>
      <style:paragraph-properties style:writing-mode="lr-tb"/>
      <style:text-properties fo:font-size="12pt"/>
    </style:style>
    <style:style style:name="P180" style:family="paragraph">
      <loext:graphic-properties draw:opacity="0%"/>
      <style:paragraph-properties fo:text-align="center" style:writing-mode="lr-tb"/>
      <style:text-properties fo:font-size="10pt" style:font-size-asian="10pt" style:font-size-complex="10pt"/>
    </style:style>
    <style:style style:name="P181" style:family="paragraph">
      <loext:graphic-properties draw:opacity="0%"/>
      <style:paragraph-properties fo:text-align="center" style:writing-mode="lr-tb"/>
      <style:text-properties style:font-name="Arial"/>
    </style:style>
    <style:style style:name="P182" style:family="paragraph">
      <loext:graphic-properties draw:opacity="0%"/>
      <style:paragraph-properties fo:text-align="center" style:writing-mode="lr-tb"/>
      <style:text-properties style:font-name="Arial" fo:font-weight="bold" style:font-weight-asian="bold" style:font-weight-complex="bold"/>
    </style:style>
    <style:style style:name="P183" style:family="paragraph">
      <loext:graphic-properties draw:opacity="0%"/>
      <style:paragraph-properties fo:text-align="center" style:writing-mode="lr-tb"/>
      <style:text-properties style:font-name="Courier New"/>
    </style:style>
    <style:style style:name="P184" style:family="paragraph">
      <loext:graphic-properties draw:fill="none" draw:fill-color="#ffffff"/>
      <style:paragraph-properties style:writing-mode="lr-tb"/>
      <style:text-properties style:font-name="Courier New"/>
    </style:style>
    <style:style style:name="P185" style:family="paragraph">
      <style:paragraph-properties fo:margin-left="0in" fo:margin-right="0in" fo:margin-top="0in" fo:margin-bottom="0in" fo:text-indent="0in"/>
    </style:style>
    <style:style style:name="P186" style:family="paragraph">
      <loext:graphic-properties draw:opacity="0%"/>
      <style:paragraph-properties fo:text-align="center" style:writing-mode="lr-tb"/>
      <style:text-properties style:font-name="Courier New" fo:font-size="10pt" style:font-name-asian="Courier New" style:font-name-complex="Courier New" style:font-size-complex="10pt"/>
    </style:style>
    <style:style style:name="P187" style:family="paragraph">
      <loext:graphic-properties draw:opacity="0%"/>
      <style:paragraph-properties fo:text-align="center"/>
      <style:text-properties style:font-name="Courier New"/>
    </style:style>
    <style:style style:name="P188" style:family="paragraph">
      <style:paragraph-properties fo:text-align="start"/>
    </style:style>
    <style:style style:name="P189" style:family="paragraph">
      <loext:graphic-properties draw:fill-color="#ffffff"/>
      <style:paragraph-properties fo:text-align="center"/>
    </style:style>
    <style:style style:name="P190" style:family="paragraph">
      <loext:graphic-properties draw:fill-color="#ffffff"/>
      <style:paragraph-properties fo:text-align="center" style:writing-mode="lr-tb"/>
      <style:text-properties style:font-name="Arial" fo:font-size="14pt"/>
    </style:style>
    <style:style style:name="P191" style:family="paragraph">
      <style:paragraph-properties fo:margin-left="0in" fo:margin-right="0in" fo:text-indent="0in"/>
    </style:style>
    <style:style style:name="P192" style:family="paragraph">
      <loext:graphic-properties draw:opacity="0%"/>
      <style:paragraph-properties fo:text-align="center" style:writing-mode="lr-tb"/>
      <style:text-properties style:font-name="Arial" fo:font-size="12pt"/>
    </style:style>
    <style:style style:name="P193" style:family="paragraph">
      <loext:graphic-properties draw:opacity="0%"/>
      <style:paragraph-properties fo:text-align="center" style:writing-mode="lr-tb"/>
      <style:text-properties style:font-name="Arial" fo:font-weight="bold"/>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16a6d6"/>
    </style:style>
    <style:style style:name="T4" style:family="text">
      <style:text-properties style:font-name="Arial" officeooo:rsid="00222f31"/>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ize="11pt"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0pt" style:font-size-asian="10pt" style:font-size-complex="10pt"/>
    </style:style>
    <style:style style:name="T10" style:family="text">
      <style:text-properties style:font-name="Arial" fo:font-size="10pt" officeooo:rsid="00222f31"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font-name="Courier New" fo:font-style="italic" style:font-style-asian="italic" style:font-style-complex="italic"/>
    </style:style>
    <style:style style:name="T14" style:family="text">
      <style:text-properties style:font-name="Courier New" officeooo:rsid="001b0e76"/>
    </style:style>
    <style:style style:name="T15" style:family="text">
      <style:text-properties style:font-name="Courier New" officeooo:rsid="002c8630"/>
    </style:style>
    <style:style style:name="T16" style:family="text">
      <style:text-properties style:font-name="Courier New" fo:font-weight="normal" style:font-weight-asian="normal" style:font-weight-complex="normal"/>
    </style:style>
    <style:style style:name="T17" style:family="text">
      <style:text-properties style:font-name="Courier New" officeooo:rsid="002b16c8"/>
    </style:style>
    <style:style style:name="T18" style:family="text">
      <style:text-properties style:font-name="Courier New" fo:font-size="10pt" style:font-size-asian="10pt" style:font-size-complex="10pt"/>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2ed08e" style:font-size-asian="16pt" style:font-weight-asian="bold" style:font-size-complex="16pt" style:font-weight-complex="bold"/>
    </style:style>
    <style:style style:name="T21" style:family="text">
      <style:text-properties fo:font-size="16pt" fo:font-weight="bold" officeooo:rsid="00395eaf" style:font-size-asian="16pt" style:font-weight-asian="bold" style:font-size-complex="16pt" style:font-weight-complex="bold"/>
    </style:style>
    <style:style style:name="T22" style:family="text">
      <style:text-properties fo:font-size="16pt" fo:font-weight="bold" officeooo:rsid="0040902d" style:font-size-asian="16pt" style:font-weight-asian="bold" style:font-size-complex="16pt" style:font-weight-complex="bold"/>
    </style:style>
    <style:style style:name="T23" style:family="text">
      <style:text-properties fo:font-size="16pt" fo:font-style="normal" style:font-size-asian="16pt" style:font-style-asian="normal" style:font-size-complex="16pt" style:font-style-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0bd739" style:font-weight-asian="bold" style:font-weight-complex="bold"/>
    </style:style>
    <style:style style:name="T28" style:family="text">
      <style:text-properties fo:font-weight="bold" officeooo:rsid="000b0a2a" style:font-weight-asian="bold" style:font-weight-complex="bold"/>
    </style:style>
    <style:style style:name="T29" style:family="text">
      <style:text-properties style:font-name-asian="Arial" style:font-name-complex="Ari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fe843" style:font-weight-asian="normal" style:font-weight-complex="normal"/>
    </style:style>
    <style:style style:name="T33" style:family="text">
      <style:text-properties style:text-position="0% 100%"/>
    </style:style>
    <style:style style:name="T34" style:family="text">
      <style:text-properties style:text-position="0% 100%" style:font-name="Courier New"/>
    </style:style>
    <style:style style:name="T35" style:family="text">
      <style:text-properties officeooo:rsid="0015572c"/>
    </style:style>
    <style:style style:name="T36" style:family="text">
      <style:text-properties officeooo:rsid="0016a6d6"/>
    </style:style>
    <style:style style:name="T37" style:family="text">
      <style:text-properties officeooo:rsid="0016dd6f"/>
    </style:style>
    <style:style style:name="T38" style:family="text">
      <style:text-properties officeooo:rsid="0011cf7b"/>
    </style:style>
    <style:style style:name="T39" style:family="text">
      <style:text-properties officeooo:rsid="00158fa6"/>
    </style:style>
    <style:style style:name="T40" style:family="text">
      <style:text-properties officeooo:rsid="000bd739"/>
    </style:style>
    <style:style style:name="T41" style:family="text">
      <style:text-properties officeooo:rsid="000c93bf"/>
    </style:style>
    <style:style style:name="T42" style:family="text">
      <style:text-properties officeooo:rsid="000b0a2a"/>
    </style:style>
    <style:style style:name="T43" style:family="text">
      <style:text-properties officeooo:rsid="000e8f47"/>
    </style:style>
    <style:style style:name="T44" style:family="text">
      <style:text-properties officeooo:rsid="001940aa"/>
    </style:style>
    <style:style style:name="T45" style:family="text">
      <style:text-properties officeooo:rsid="001b0e76"/>
    </style:style>
    <style:style style:name="T46" style:family="text">
      <style:text-properties officeooo:rsid="001b72ea"/>
    </style:style>
    <style:style style:name="T47" style:family="text">
      <style:text-properties officeooo:rsid="001c2a35"/>
    </style:style>
    <style:style style:name="T48" style:family="text">
      <style:text-properties officeooo:rsid="001ea4c5"/>
    </style:style>
    <style:style style:name="T49" style:family="text">
      <style:text-properties officeooo:rsid="001f9dce"/>
    </style:style>
    <style:style style:name="T50" style:family="text">
      <style:text-properties officeooo:rsid="0022437a"/>
    </style:style>
    <style:style style:name="T5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b16c8" style:font-name-asian="Courier New" style:font-size-asian="10pt" style:font-style-asian="normal" style:font-weight-asian="normal" style:font-name-complex="Courier New" style:font-size-complex="10pt" style:font-style-complex="normal" style:font-weight-complex="normal"/>
    </style:style>
    <style:style style:name="T53"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b0e46" style:font-name-asian="Courier New" style:font-size-asian="10pt" style:font-style-asian="normal" style:font-weight-asian="normal" style:font-name-complex="Courier New" style:font-size-complex="10pt" style:font-style-complex="normal" style:font-weight-complex="normal"/>
    </style:style>
    <style:style style:name="T54"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55"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bold" officeooo:rsid="002b0e46" style:font-name-asian="Courier New" style:font-size-asian="16pt" style:font-style-asian="normal" style:font-weight-asian="bold" style:font-name-complex="Courier New" style:font-size-complex="16pt" style:font-style-complex="normal" style:font-weight-complex="bold"/>
    </style:style>
    <style:style style:name="T56"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2b0e46"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2b16c8"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0000" loext:opacity="100%" style:text-outline="false" style:text-line-through-style="none" style:text-line-through-type="none" style:text-position="0% 100%"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officeooo:rsid="002346b5"/>
    </style:style>
    <style:style style:name="T60" style:family="text">
      <style:text-properties officeooo:rsid="00250d72"/>
    </style:style>
    <style:style style:name="T61" style:family="text">
      <style:text-properties officeooo:rsid="00256959"/>
    </style:style>
    <style:style style:name="T62" style:family="text">
      <style:text-properties officeooo:rsid="0026ccc8"/>
    </style:style>
    <style:style style:name="T63" style:family="text">
      <style:text-properties officeooo:rsid="002b16c8"/>
    </style:style>
    <style:style style:name="T64" style:family="text">
      <style:text-properties officeooo:rsid="002c8630"/>
    </style:style>
    <style:style style:name="T65" style:family="text">
      <style:text-properties style:font-name="Source Code Pro" officeooo:rsid="002c8630"/>
    </style:style>
    <style:style style:name="T66" style:family="text">
      <style:text-properties officeooo:rsid="002fe843"/>
    </style:style>
    <style:style style:name="T67" style:family="text">
      <style:text-properties officeooo:rsid="00315f34"/>
    </style:style>
    <style:style style:name="T68" style:family="text">
      <style:text-properties officeooo:rsid="0038399b"/>
    </style:style>
    <style:style style:name="T69" style:family="text">
      <style:text-properties officeooo:rsid="00326377"/>
    </style:style>
    <style:style style:name="T70" style:family="text">
      <style:text-properties officeooo:rsid="003416d4"/>
    </style:style>
    <style:style style:name="T71" style:family="text">
      <style:text-properties officeooo:rsid="0033d6e7"/>
    </style:style>
    <style:style style:name="T72" style:family="text">
      <style:text-properties officeooo:rsid="0034e1ef"/>
    </style:style>
    <style:style style:name="T73" style:family="text">
      <style:text-properties officeooo:rsid="003677ea"/>
    </style:style>
    <style:style style:name="T74" style:family="text">
      <style:text-properties officeooo:rsid="003c04bd"/>
    </style:style>
    <style:style style:name="T75" style:family="text">
      <style:text-properties fo:font-size="10pt" style:font-size-asian="10pt" style:font-size-complex="10pt"/>
    </style:style>
    <style:style style:name="T76" style:family="text">
      <style:text-properties fo:font-size="10pt" officeooo:rsid="001f9dce" style:font-size-asian="10pt" style:font-size-complex="10pt"/>
    </style:style>
    <style:style style:name="T77" style:family="text">
      <style:text-properties fo:font-size="10pt" officeooo:rsid="002346b5" style:font-size-asian="10pt" style:font-size-complex="10pt"/>
    </style:style>
    <style:style style:name="T78" style:family="text">
      <style:text-properties fo:font-size="10pt" officeooo:rsid="00222f31" style:font-size-asian="10pt" style:font-size-complex="10pt"/>
    </style:style>
    <style:style style:name="T79" style:family="text">
      <style:text-properties officeooo:rsid="003eb1c4"/>
    </style:style>
    <style:style style:name="T80" style:family="text">
      <style:text-properties officeooo:rsid="00395eaf"/>
    </style:style>
    <style:style style:name="T81" style:family="text">
      <style:text-properties officeooo:rsid="0040902d"/>
    </style:style>
    <style:style style:name="T82" style:family="text">
      <style:text-properties officeooo:rsid="003b1978"/>
    </style:style>
    <style:style style:name="T83" style:family="text">
      <style:text-properties officeooo:rsid="003c7c93"/>
    </style:style>
    <style:style style:name="T84" style:family="text">
      <style:text-properties officeooo:rsid="003d11e2"/>
    </style:style>
    <style:style style:name="T85" style:family="text">
      <style:text-properties style:use-window-font-color="true" loext:opacity="0%" style:text-outline="false" style:text-line-through-style="none" style:text-line-through-type="none" style:text-position="0% 100%" style:font-name="Tahoma2"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86" style:family="text">
      <style:text-properties style:font-name="Arial" fo:font-size="12pt"/>
    </style:style>
    <style:style style:name="T87" style:family="text">
      <style:text-properties fo:color="#ff0000" loext:opacity="100%" style:font-name="Arial" fo:font-size="11pt" fo:font-weight="bold" style:font-size-asian="11pt" style:font-weight-asian="bold" style:font-size-complex="11pt" style:font-weight-complex="bold"/>
    </style:style>
    <style:style style:name="T88" style:family="text">
      <style:text-properties fo:font-size="12pt"/>
    </style:style>
    <style:style style:name="T89" style:family="text">
      <style:text-properties style:font-name="Arial" fo:font-weight="bold"/>
    </style:style>
    <style:style style:name="T90" style:family="text">
      <style:text-properties style:font-name="Arial" fo:font-size="12pt" fo:font-weight="bold" style:font-name-asian="Courier New" style:font-name-complex="Courier New" style:font-size-complex="10pt"/>
    </style:style>
    <style:style style:name="T91" style:family="text">
      <style:text-properties style:font-name="Courier New" fo:font-size="10pt" style:font-name-asian="Courier New" style:font-name-complex="Courier New" style:font-size-complex="10pt"/>
    </style:style>
    <style:style style:name="T92" style:family="text">
      <style:text-properties style:font-name="Courier New" fo:font-size="10pt"/>
    </style:style>
    <style:style style:name="T93" style:family="text">
      <style:text-properties style:font-name="Arial" fo:font-size="14pt"/>
    </style:style>
    <style:style style:name="T94" style:family="text">
      <style:text-properties style:font-name="Arial" fo:font-size="12pt" fo:font-weight="normal"/>
    </style:style>
    <style:style style:name="T95" style:family="text">
      <style:text-properties style:font-name="Courier New" fo:font-size="12pt"/>
    </style:style>
    <style:style style:name="T96" style:family="text">
      <style:text-properties fo:color="#000000" loext:opacity="100%" style:font-name="Arial" fo:font-size="16pt" fo:font-style="normal" style:text-underline-style="none" fo:font-weight="bold"/>
    </style:style>
    <style:style style:name="T97" style:family="text">
      <style:text-properties style:font-name="Arial" fo:font-size="16pt" fo:font-weight="bold"/>
    </style:style>
    <style:style style:name="T98" style:family="text">
      <style:text-properties style:font-name="Arial" fo:font-weight="normal"/>
    </style:style>
    <style:style style:name="T99" style:family="text">
      <style:text-properties style:font-name="Arial" fo:font-size="14pt" fo:font-weight="bold" style:font-size-asian="14pt" style:font-weight-asian="bold" style:font-size-complex="14pt" style:font-weight-complex="bold"/>
    </style:style>
    <style:style style:name="T100" style:family="text">
      <style:text-properties style:font-name="Courier New" fo:font-weight="bol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0000" draw:marker-start-width="0.2in" draw:marker-end="Arrow" draw:marker-end-width="0.12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02in" svg:stroke-color="#ff0000" draw:marker-start-width="0.2602in" draw:marker-end-width="0.2602in" draw:fill="none" draw:fill-color="#ffffff" fo:min-height="0.291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svg:stroke-color="#ff0000" draw:marker-start-width="0.1701in" draw:marker-end-width="0.1701in" draw:opacity="0%" draw:textarea-horizontal-align="center" draw:textarea-vertical-align="middle" fo:padding-top="0.0102in" fo:padding-bottom="0.0102in" fo:padding-left="0.0102in" fo:padding-right="0.0102in" draw:shadow-opacity="0%"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style>
    <style:style style:name="gr7"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paragraph-properties style:writing-mode="lr-tb"/>
    </style:style>
    <style:style style:name="gr8" style:family="graphic">
      <style:graphic-properties draw:stroke="none" svg:stroke-color="#000000" draw:fill="none" draw:fill-color="#ffffff" fo:min-height="0.2602in" style:run-through="foreground"/>
      <style:paragraph-properties style:writing-mode="lr-tb"/>
    </style:style>
    <style:style style:name="gr9" style:family="graphic">
      <style:graphic-properties draw:stroke="dash" draw:stroke-dash="Ultrafine_20_Dashed" svg:stroke-width="0.0201in" draw:marker-start-width="0.1701in" draw:marker-end="Arrow" draw:marker-end-width="0.1098in" draw:textarea-horizontal-align="center" draw:textarea-vertical-align="middle" fo:padding-top="0.0102in" fo:padding-bottom="0.0102in" fo:padding-left="0.0102in" fo:padding-right="0.0102in" style:run-through="foreground"/>
    </style:style>
    <style:style style:name="gr10" style:family="graphic">
      <style:graphic-properties svg:stroke-width="0.0402in" svg:stroke-color="#ff0000" draw:marker-start-width="0.2602in" draw:marker-end-width="0.2602in" draw:fill="solid" draw:fill-color="#99ccff" draw:opacity="0%" draw:textarea-horizontal-align="justify" draw:textarea-vertical-align="middle" draw:auto-grow-height="false" fo:min-height="0.4346in" fo:min-width="1.6764in" fo:padding-top="0.0201in" fo:padding-bottom="0.0201in" fo:padding-left="0.0201in" fo:padding-right="0.0201in" draw:shadow-opacity="0%" style:run-through="foreground"/>
      <style:paragraph-properties style:writing-mode="lr-tb"/>
    </style:style>
    <style:style style:name="gr11" style:family="graphic">
      <style:graphic-properties svg:stroke-width="0.0402in" svg:stroke-color="#ff0000" draw:marker-start-width="0.26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02in" svg:stroke-color="#ff0000" draw:marker-start-width="0.26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02in" svg:stroke-color="#ff0000" draw:marker-start-width="0.2602in" draw:marker-end-width="0.2602in" draw:fill="solid" draw:fill-color="#99ccff" draw:opacity="0%" draw:textarea-horizontal-align="justify" draw:textarea-vertical-align="middle" draw:auto-grow-height="false" fo:min-height="0.8134in" fo:min-width="1.4346in"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402in" svg:stroke-color="#ff0000" draw:marker-start-width="0.2602in" draw:marker-end-width="0.2602in" draw:fill="solid" draw:fill-color="#99ccff" draw:opacity="0%" draw:textarea-horizontal-align="justify" draw:textarea-vertical-align="middle" draw:auto-grow-height="false" fo:min-height="0.6764in" fo:min-width="1.1098in"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160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dash" draw:stroke-dash="Ultrafine_20_Dashed" svg:stroke-width="0.0201in" draw:marker-start-width="0.1701in" draw:marker-end="Arrow" draw:marker-end-width="0.1098in"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194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1957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098in" draw:marker-start-width="0.15in" draw:marker-end-width="0.15in" draw:opacity="0%" draw:textarea-horizontal-align="center" draw:textarea-vertical-align="middle" fo:padding-top="0.0047in" fo:padding-bottom="0.0047in" fo:padding-left="0.0047in" fo:padding-right="0.0047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0402in" draw:marker-start-width="0.2in" draw:marker-end-width="0.2in" draw:opacity="0%" draw:textarea-horizontal-align="center" draw:textarea-vertical-align="middle" fo:padding-top="0.0193in" fo:padding-bottom="0.0193in" fo:padding-left="0.0193in" fo:padding-right="0.019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2291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opacity="0%" draw:textarea-horizontal-align="justify" draw:textarea-vertical-align="middle" draw:auto-grow-height="false" fo:min-height="0in" fo:min-width="0in" fo:wrap-option="no-wrap" draw:shadow-opacity="0%" style:run-through="foreground"/>
    </style:style>
    <style:style style:name="gr34" style:family="graphic">
      <style:graphic-properties draw:opacity="0%" draw:textarea-horizontal-align="center" draw:textarea-vertical-align="middle" draw:shadow-offset-x="0.1201in" draw:shadow-offset-y="0.1201in" draw:shadow-opacity="0%" style:run-through="foreground"/>
      <style:paragraph-properties style:writing-mode="lr-tb"/>
    </style:style>
    <style:style style:name="gr35" style:family="graphic">
      <style:graphic-properties draw:opacity="0%" draw:textarea-horizontal-align="center" draw:textarea-vertical-align="middle" draw:shadow-opacity="0%" style:run-through="foreground"/>
      <style:paragraph-properties style:writing-mode="lr-tb"/>
    </style:style>
    <style:style style:name="gr36" style:family="graphic">
      <style:graphic-properties draw:opacity="0%" draw:textarea-horizontal-align="center" draw:textarea-vertical-align="middle" draw:shadow-opacity="0%" style:run-through="foreground"/>
    </style:style>
    <style:style style:name="gr3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style>
    <style:style style:name="gr38"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vertical-pos="from-top" style:vertical-rel="paragraph" style:horizontal-pos="from-left" style:horizontal-rel="paragraph" draw:wrap-influence-on-position="once-concurrent" loext:allow-overlap="true" style:flow-with-text="false"/>
    </style:style>
    <style:style style:name="gr40"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style>
    <style:style style:name="gr41" style:family="graphic">
      <style:graphic-properties draw:opacity="0%" draw:textarea-horizontal-align="center" draw:textarea-vertical-align="middle" draw:shadow-offset-x="0.1201in" draw:shadow-offset-y="0.1201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opacity="0%" draw:textarea-horizontal-align="justify" draw:textarea-vertical-align="middle" draw:auto-grow-height="false" fo:min-height="0in" fo:min-width="0in" fo:wrap-option="no-wrap" draw:shadow-opacity="0%"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paragraph-properties style:writing-mode="lr-tb"/>
    </style:style>
    <style:style style:name="gr44"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style>
    <style:style style:name="gr45" style:family="graphic">
      <style:graphic-properties draw:opacity="0%" draw:textarea-horizontal-align="justify" draw:textarea-vertical-align="middle" draw:auto-grow-height="false" fo:min-height="0in" fo:min-width="0in" fo:wrap-option="no-wrap"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0201in" svg:stroke-color="#ff0000" draw:marker-start-width="0.1701in" draw:marker-end-width="0.1701in" draw:opacity="0%" draw:textarea-horizontal-align="center" draw:textarea-vertical-align="middle" fo:padding-top="0.0102in" fo:padding-bottom="0.0102in" fo:padding-left="0.0102in" fo:padding-right="0.0102in" draw:shadow-opacity="0%" style:run-through="foreground"/>
    </style:style>
    <style:style style:name="gr47" style:family="graphic">
      <style:graphic-properties draw:stroke="solid" svg:stroke-width="0.0201in" svg:stroke-color="#ff0000" draw:marker-start-width="0.1701in" draw:marker-end-width="0.1701in" draw:opacity="0%" draw:textarea-horizontal-align="center" draw:textarea-vertical-align="middle" fo:padding-top="0.0102in" fo:padding-bottom="0.0102in" fo:padding-left="0.0102in" fo:padding-right="0.0102in" draw:shadow-opacity="0%" style:run-through="foreground"/>
    </style:style>
    <style:style style:name="gr48"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svg:stroke-width="0.0598in" draw:marker-start-width="0.2299in" draw:marker-end-width="0.2299in" draw:fill-color="#ffffff"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svg:stroke-width="0.0402in" draw:marker-start-width="0.2in" draw:marker-end-width="0.2in" draw:opacity="0%" draw:textarea-horizontal-align="center" draw:textarea-vertical-align="middle" fo:padding-top="0.0201in" fo:padding-bottom="0.0201in" fo:padding-left="0.0201in" fo:padding-right="0.0201in" draw:shadow-opacity="0%" style:run-through="foreground"/>
      <style:paragraph-properties style:writing-mode="lr-tb"/>
    </style:style>
    <style:style style:name="gr53"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style>
    <style:style style:name="gr54" style:family="graphic">
      <style:graphic-properties draw:stroke="none" svg:stroke-color="#000000" draw:fill="none" draw:fill-color="#ffffff" fo:min-height="0.2291in" style:run-through="foreground"/>
      <style:paragraph-properties style:writing-mode="lr-tb"/>
    </style:style>
    <style:style style:name="gr5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 Functions<office:annotation loext:resolved="false"><dc:creator>Unknown Author</dc:creator><dc:date>2012-10-26T16:50:41</dc:date><text:p text:style-name="P168"><text:span text:style-name="T85">NOTE: This chapter of functions must not use arrays. This allows this set of notes to be decoupled from array notes.</text:span></text:p><text:p text:style-name="P168"><text:span text:style-name="T85">There should be a separate set of notes for function + arrays.</text:span></text:p></office:annotation></text:p>
      <text:p text:style-name="P4"/>
      <text:p text:style-name="P4"/>
      <text:p text:style-name="P5">Objectives</text:p>
      <text:list xml:id="list2424681282" text:style-name="L1">
        <text:list-item>
          <text:p text:style-name="P161">Write functions with any number of parameters of basic type and either with or without a return value of basic type</text:p>
        </text:list-item>
        <text:list-item>
          <text:p text:style-name="P161">Understand pass-by-value</text:p>
        </text:list-item>
        <text:list-item>
          <text:p text:style-name="P161">Understand function scope</text:p>
        </text:list-item>
        <text:list-item>
          <text:p text:style-name="P161">Understand global scope</text:p>
        </text:list-item>
        <text:list-item>
          <text:p text:style-name="P161">Understand the negative impact of global variables</text:p>
        </text:list-item>
        <text:list-item>
          <text:p text:style-name="P161">Use global constants</text:p>
        </text:list-item>
        <text:list-item>
          <text:p text:style-name="P162">Understand pass-by-reference</text:p>
        </text:list-item>
        <text:list-item>
          <text:p text:style-name="P162">Use pass-by-function when appropriate</text:p>
        </text:list-item>
        <text:list-item>
          <text:p text:style-name="P162">Understand function prototypes</text:p>
        </text:list-item>
        <text:list-item>
          <text:p text:style-name="P162">Write function prototypes</text:p>
        </text:list-item>
      </text:list>
      <text:p text:style-name="P103">Functions</text:p>
      <text:p text:style-name="P52"/>
      <text:p text:style-name="P22">OK. Here's a program. Run it. Can you guess what's happening?</text:p>
      <text:p text:style-name="P22"/>
      <table:table table:name="Table1" table:style-name="Table1">
        <table:table-column table:style-name="Table1.A"/>
        <table:table-row table:style-name="TableLine2875693104464">
          <table:table-cell table:style-name="Table1.A1" office:value-type="string">
            <text:p text:style-name="P111">#include &lt;iostream&gt;</text:p>
            <text:p text:style-name="P112"><draw:ellipse text:anchor-type="paragraph" draw:z-index="1" draw:name="Shape1" draw:style-name="gr55" draw:text-style-name="P171" svg:width="1.948in" svg:height="1.1031in" svg:x="-0.2307in" svg:y="-0.0646in"><text:p/></draw:ellipse></text:p>
            <text:p text:style-name="P114">int square(int x)</text:p>
            <text:p text:style-name="P114">{</text:p>
            <text:p text:style-name="P114"><text:s text:c="4"/>return x * x;</text:p>
            <text:p text:style-name="P114">}</text:p>
            <text:p text:style-name="P112"/>
            <text:p text:style-name="P112"/>
            <text:p text:style-name="P114">int main()</text:p>
            <text:p text:style-name="P114"><draw:ellipse text:anchor-type="paragraph" draw:z-index="2" draw:name="Shape2" draw:style-name="gr55" draw:text-style-name="P171" svg:width="0.8335in" svg:height="0.3953in" svg:x="1.3736in" svg:y="0.0398in"><text:p/></draw:ellipse>{</text:p>
            <text:p text:style-name="P114"><text:s text:c="4"/>std::cout &lt;&lt; square(3) &lt;&lt; std::endl;</text:p>
            <text:p text:style-name="P112"/>
            <text:p text:style-name="P114"><draw:ellipse text:anchor-type="paragraph" draw:z-index="3" draw:name="Shape3" draw:style-name="gr55" draw:text-style-name="P171" svg:width="0.8335in" svg:height="0.3953in" svg:x="1.3634in" svg:y="0.039in"><text:p/></draw:ellipse><text:s text:c="4"/>int i = 5;</text:p>
            <text:p text:style-name="P114"><text:s text:c="4"/>std::cout &lt;&lt; square(i) &lt;&lt; std::endl; </text:p>
            <text:p text:style-name="P112"/>
            <text:p text:style-name="P114"><text:s text:c="4"/>return 0;</text:p>
            <text:p text:style-name="P114">}</text:p>
          </table:table-cell>
        </table:table-row>
      </table:table>
      <text:p text:style-name="P22"/>
      <text:p text:style-name="P22">First let me talk about the flow of execution of calling the function:</text:p>
      <text:p text:style-name="P22"/>
      <table:table table:name="Table2" table:style-name="Table2">
        <table:table-column table:style-name="Table2.A"/>
        <table:table-row table:style-name="TableLine2875693092224">
          <table:table-cell table:style-name="Table2.A1" office:value-type="string">
            <text:p text:style-name="P111">#include &lt;iostream&gt;</text:p>
            <text:p text:style-name="P112"><draw:polyline text:anchor-type="paragraph" draw:z-index="5" draw:name="Shape4" draw:style-name="gr24" draw:text-style-name="P169" svg:width="5.9803in" svg:height="4.3921in" draw:transform="rotate (2.49041030967071) translate (3.56041666672358in 4.60138888887324in)" svg:viewBox="0 0 15191 11157" draw:points="6089,353 5786,0 0,4410 5173,11157 15191,3522 13571,1397 12898,1910"><text:p/></draw:polyline><draw:rect text:anchor-type="paragraph" draw:z-index="7" draw:name="Shape5" draw:style-name="gr23" draw:text-style-name="P193" svg:width="2.5941in" svg:height="0.9276in" svg:x="0.1028in" svg:y="-0.0665in"><text:p text:style-name="P169"><text:span text:style-name="T89">2. In </text:span><text:span text:style-name="T100">square()</text:span><text:span text:style-name="T89">, parameter </text:span><text:span text:style-name="T100">x</text:span><text:span text:style-name="T89"> </text:span></text:p><text:p text:style-name="P169"><text:span text:style-name="T89">is created and receives the </text:span></text:p><text:p text:style-name="P169"><text:span text:style-name="T89">value passed in, i.e. 3.</text:span></text:p></draw:rect></text:p>
            <text:p text:style-name="P112"/>
            <text:p text:style-name="P112"/>
            <text:p text:style-name="P112"/>
            <text:p text:style-name="P112"/>
            <text:p text:style-name="P114"/>
            <text:p text:style-name="P114">int square(int x)</text:p>
            <text:p text:style-name="P114">{</text:p>
            <text:p text:style-name="P114"><draw:ellipse text:anchor-type="paragraph" draw:z-index="9" draw:name="Shape6" draw:style-name="gr55" draw:text-style-name="P171" svg:width="1.3894in" svg:height="0.3953in" svg:x="0.2035in" svg:y="0.05in"><text:p/></draw:ellipse></text:p>
            <text:p text:style-name="P114"><draw:rect text:anchor-type="paragraph" draw:z-index="8" draw:name="Shape7" draw:style-name="gr23" draw:text-style-name="P193" svg:width="2.1669in" svg:height="0.9276in" svg:x="1.7382in" svg:y="0.1209in"><text:p text:style-name="P169"><text:span text:style-name="T89">3. Returns the value of </text:span></text:p><text:p text:style-name="P169"><text:span text:style-name="T100">x * x</text:span><text:span text:style-name="T89">, i.e. 9, <text:s/>to where </text:span></text:p><text:p text:style-name="P169"><text:span text:style-name="T89">function call was made</text:span></text:p></draw:rect><text:s text:c="4"/>return x * x;</text:p>
            <text:p text:style-name="P114"><draw:line text:anchor-type="paragraph" draw:z-index="10" draw:name="Shape8" draw:style-name="gr22" draw:text-style-name="P169" svg:x1="1.1654in" svg:y1="0.1299in" svg:x2="1.5819in" svg:y2="1.0138in"><text:p/></draw:line>}</text:p>
            <text:p text:style-name="P112"/>
            <text:p text:style-name="P112"/>
            <text:p text:style-name="P112"/>
            <text:p text:style-name="P112"><draw:rect text:anchor-type="paragraph" draw:z-index="6" draw:name="Shape9" draw:style-name="gr23" draw:text-style-name="P193" svg:width="1.9795in" svg:height="0.8094in" svg:x="4.6965in" svg:y="0.0638in"><text:p text:style-name="P169"><text:span text:style-name="T89">1. Jump to function</text:span></text:p><text:p text:style-name="P169"><text:span text:style-name="T100">square()</text:span><text:span text:style-name="T89"> passing in </text:span></text:p><text:p text:style-name="P169"><text:span text:style-name="T89">the value 3</text:span></text:p></draw:rect></text:p>
            <text:p text:style-name="P114">int main()</text:p>
            <text:p text:style-name="P114"><draw:ellipse text:anchor-type="paragraph" draw:z-index="4" draw:name="Shape10" draw:style-name="gr55" draw:text-style-name="P171" svg:width="0.8335in" svg:height="0.3953in" svg:x="1.3665in" svg:y="0.0272in"><text:p/></draw:ellipse>{</text:p>
            <text:p text:style-name="P114"><text:s text:c="4"/>std::cout &lt;&lt; square(3) &lt;&lt; std::endl;</text:p>
            <text:p text:style-name="P112"/>
            <text:p text:style-name="P114"><text:s text:c="4"/>int i = 5;</text:p>
            <text:p text:style-name="P114"><text:s text:c="4"/>std::cout &lt;&lt; square(i) &lt;&lt; std::endl; </text:p>
            <text:p text:style-name="P112"/>
            <text:p text:style-name="P114"><text:s text:c="4"/>return 0;</text:p>
            <text:p text:style-name="P114">}</text:p>
          </table:table-cell>
        </table:table-row>
      </table:table>
      <text:p text:style-name="P22"><text:soft-page-break/>Now let's go over some terms and the syntax of a function.</text:p>
      <text:p text:style-name="P22"/>
      <text:p text:style-name="P22">This is called a <text:span text:style-name="T19">function</text:span>:</text:p>
      <text:p text:style-name="P22"/>
      <table:table table:name="Table3" table:style-name="Table3">
        <table:table-column table:style-name="Table3.A"/>
        <table:table-row table:style-name="TableLine2875694503584">
          <table:table-cell table:style-name="Table3.A1" office:value-type="string">
            <text:p text:style-name="P114">int square(int x)</text:p>
            <text:p text:style-name="P114">{</text:p>
            <text:p text:style-name="P114"><text:s text:c="4"/>return x * x;</text:p>
            <text:p text:style-name="P114">}</text:p>
          </table:table-cell>
        </table:table-row>
      </table:table>
      <text:p text:style-name="P22"/>
      <text:p text:style-name="P22">The <text:span text:style-name="T19">name</text:span> of the function is <text:span text:style-name="T12">square()</text:span>.</text:p>
      <text:p text:style-name="P22"/>
      <text:p text:style-name="P22"/>
      <table:table table:name="Table4" table:style-name="Table4">
        <table:table-column table:style-name="Table4.A"/>
        <table:table-row table:style-name="TableLine2875694496512">
          <table:table-cell table:style-name="Table4.A1" office:value-type="string">
            <text:p text:style-name="P114"><draw:rect text:anchor-type="paragraph" draw:z-index="11" draw:name="Shape11" draw:style-name="gr55" draw:text-style-name="P171" svg:width="1.8543in" svg:height="0.3335in" svg:x="0.1028in" svg:y="0.061in"><text:p/></draw:rect><draw:rect text:anchor-type="paragraph" draw:z-index="24" draw:name="Shape12" draw:style-name="gr23" draw:text-style-name="P181" svg:width="1.9449in" svg:height="0.3425in" svg:x="4.7102in" svg:y="0.0681in"><text:p><text:span text:style-name="T97">Header</text:span><text:span text:style-name="T98"> of the function</text:span></text:p></draw:rect></text:p>
            <text:p text:style-name="P114"><draw:line text:anchor-type="paragraph" draw:z-index="14" draw:name="Shape13" draw:style-name="gr22" draw:text-style-name="P169" svg:x1="4.728in" svg:y1="0.0854in" svg:x2="1.9571in" svg:y2="0.0854in"><text:p/></draw:line><text:s text:c="2"/>int square(int x)</text:p>
            <text:p text:style-name="P114"/>
            <text:p text:style-name="P114"><draw:rect text:anchor-type="paragraph" draw:z-index="12" draw:name="Shape14" draw:style-name="gr55" draw:text-style-name="P171" svg:width="1.8232in" svg:height="0.5949in" svg:x="0.1236in" svg:y="0.098in"><text:p/></draw:rect></text:p>
            <text:p text:style-name="P114"><draw:rect text:anchor-type="paragraph" draw:z-index="25" draw:name="Shape15" draw:style-name="gr23" draw:text-style-name="P181" svg:width="1.7677in" svg:height="0.3425in" svg:x="4.7346in" svg:y="0.0209in"><text:p><text:span text:style-name="T97">Body</text:span><text:span text:style-name="T1"> of the function</text:span></text:p></draw:rect><text:s text:c="2"/>{</text:p>
            <text:p text:style-name="P114"><draw:line text:anchor-type="paragraph" draw:z-index="13" draw:name="Shape16" draw:style-name="gr22" draw:text-style-name="P169" svg:x1="4.7173in" svg:y1="0.0193in" svg:x2="1.9465in" svg:y2="0.0193in"><text:p/></draw:line><text:s text:c="6"/>return x * x;</text:p>
            <text:p text:style-name="P114"><text:s text:c="2"/>}</text:p>
            <text:p text:style-name="P114"><draw:polyline text:anchor-type="paragraph" draw:z-index="15" draw:name="Shape17" draw:style-name="gr24" draw:text-style-name="P169" svg:width="4.3921in" svg:height="0.5031in" draw:transform="rotate (3.02605185710777) translate (4.49236111113179in 1.12083333324545in)" svg:viewBox="0 0 11157 1279" draw:points="0,1279 11012,0 11157,1196"><text:p/></draw:polyline></text:p>
          </table:table-cell>
        </table:table-row>
      </table:table>
      <text:p text:style-name="P22"><draw:rect text:anchor-type="paragraph" draw:z-index="26" draw:name="Shape18" draw:style-name="gr23" draw:text-style-name="P181" svg:width="2.2398in" svg:height="0.6024in" svg:x="4.589in" svg:y="0.1327in"><text:p><text:span text:style-name="T1">WARNING: { and } encloses </text:span></text:p><text:p><text:span text:style-name="T1">the body of the function</text:span></text:p></draw:rect></text:p>
      <text:p text:style-name="P22"/>
      <text:p text:style-name="P22"/>
      <text:p text:style-name="P22"/>
      <text:p text:style-name="P22"/>
      <text:p text:style-name="P22"/>
      <text:p text:style-name="P22"><draw:rect text:anchor-type="paragraph" draw:z-index="27" draw:name="Shape19" draw:style-name="gr23" draw:text-style-name="P192" svg:width="2.0071in" svg:height="1.2362in" svg:x="0.0091in" svg:y="0.0008in"><text:p text:style-name="P191"><text:span text:style-name="T94">This says that the return </text:span></text:p><text:p text:style-name="P191"><text:span text:style-name="T94">value</text:span><text:span text:style-name="T86"> is an </text:span><text:span text:style-name="T95">int</text:span><text:span text:style-name="T86">. This</text:span></text:p><text:p text:style-name="P191"><text:span text:style-name="T86"><text:s/></text:span><text:span text:style-name="T86">is the </text:span><text:span text:style-name="T96">return type</text:span><text:span text:style-name="T86"> of </text:span></text:p><text:p text:style-name="P191"><text:span text:style-name="T95">square()</text:span><text:span text:style-name="T86">.</text:span></text:p></draw:rect></text:p>
      <text:p text:style-name="P22"><draw:rect text:anchor-type="paragraph" draw:z-index="21" draw:name="Shape20" draw:style-name="gr23" draw:text-style-name="P181" svg:width="2.9862in" svg:height="1.2362in" svg:x="3.3736in" svg:y="0.0563in"><text:p><text:span text:style-name="T98">This is a special variable: called </text:span></text:p><text:p><text:span text:style-name="T98">a </text:span><text:span text:style-name="T97">parameter</text:span><text:span text:style-name="T98">. It receives the value </text:span></text:p><text:p><text:span text:style-name="T98">passed in during a function call. </text:span></text:p><text:p><text:span text:style-name="T98">The value passed in during such </text:span></text:p><text:p><text:span text:style-name="T98">a call is an </text:span><text:span text:style-name="T99">argument</text:span><text:span text:style-name="T98">.</text:span></text:p></draw:rect></text:p>
      <text:p text:style-name="P22"/>
      <text:p text:style-name="P22"/>
      <text:p text:style-name="P22"/>
      <text:p text:style-name="P22"/>
      <text:p text:style-name="P22"/>
      <text:p text:style-name="P22"><draw:line text:anchor-type="paragraph" draw:z-index="19" draw:name="Shape21" draw:style-name="gr22" draw:text-style-name="P169" svg:x1="0.3075in" svg:y1="0.0972in" svg:x2="0.2972in" svg:y2="0.739in"><text:p/></draw:line><draw:line text:anchor-type="paragraph" draw:z-index="18" draw:name="Shape22" draw:style-name="gr22" draw:text-style-name="P169" svg:x1="3.3736in" svg:y1="0.011in" svg:x2="1.6516in" svg:y2="0.7402in"><text:p/></draw:line></text:p>
      <text:p text:style-name="P22"/>
      <text:p text:style-name="P22"/>
      <text:p text:style-name="P22"/>
      <table:table table:name="Table5" table:style-name="Table5">
        <table:table-column table:style-name="Table5.A"/>
        <table:table-row table:style-name="TableLine2875695719072">
          <table:table-cell table:style-name="Table5.A1" office:value-type="string">
            <text:p text:style-name="P114"><draw:rect text:anchor-type="paragraph" draw:z-index="16" draw:name="Shape23" draw:style-name="gr55" draw:text-style-name="P171" svg:width="0.3543in" svg:height="0.3335in" svg:x="0.1028in" svg:y="0.061in"><text:p/></draw:rect><draw:ellipse text:anchor-type="paragraph" draw:z-index="20" draw:name="Shape24" draw:style-name="gr55" draw:text-style-name="P171" svg:width="0.6043in" svg:height="0.4067in" svg:x="1.0091in" svg:y="0.0209in"><text:p/></draw:ellipse></text:p>
            <text:p text:style-name="P114"><text:s text:c="2"/>int square(int x)</text:p>
            <text:p text:style-name="P114"/>
            <text:p text:style-name="P114"/>
            <text:p text:style-name="P114"><draw:ellipse text:anchor-type="paragraph" draw:z-index="22" draw:name="Shape25" draw:style-name="gr55" draw:text-style-name="P171" svg:width="0.6043in" svg:height="0.4067in" svg:x="1.0091in" svg:y="0.0209in"><text:p/></draw:ellipse><text:s text:c="2"/>{</text:p>
            <text:p text:style-name="P114"><text:s text:c="6"/>return x * x;</text:p>
            <text:p text:style-name="P114"><draw:line text:anchor-type="paragraph" draw:z-index="17" draw:name="Shape26" draw:style-name="gr22" draw:text-style-name="P169" svg:x1="3.3043in" svg:y1="0.6898in" svg:x2="1.5091in" svg:y2="0.1118in"><text:p/></draw:line><text:s text:c="2"/>}</text:p>
          </table:table-cell>
        </table:table-row>
      </table:table>
      <text:p text:style-name="P22"><draw:rect text:anchor-type="paragraph" draw:z-index="23" draw:name="Shape27" draw:style-name="gr23" draw:text-style-name="P181" svg:width="3.0177in" svg:height="1.1358in" svg:x="3.3425in" svg:y="0.1008in"><text:p><text:span text:style-name="T98">When C++ sees this it will:</text:span></text:p><text:p><text:span text:style-name="T98">1. Evaluate to get a value</text:span></text:p><text:p><text:span text:style-name="T98">2. Return the value</text:span></text:p><text:p><text:span text:style-name="T98">The value is called the </text:span><text:span text:style-name="T99">return value</text:span></text:p><text:p><text:span text:style-name="T98">of the function call.</text:span></text:p></draw:rect></text:p>
      <text:p text:style-name="P22"/>
      <text:p text:style-name="P22"/>
      <text:p text:style-name="P22"/>
      <text:p text:style-name="P22"/>
      <text:p text:style-name="P22"/>
      <text:p text:style-name="P22"/>
      <text:p text:style-name="P22"/>
      <text:p text:style-name="P22"><text:soft-page-break/>If you like you can think of the above function as a machine that takes a value, give the value to x, compute and return a value:</text:p>
      <text:p text:style-name="P22"/>
      <text:p text:style-name="P22"><draw:g text:anchor-type="paragraph" draw:z-index="28" draw:name="Shape28" draw:style-name="gr4"><draw:rect draw:style-name="gr52" draw:text-style-name="P183" svg:width="2.0106in" svg:height="0.7921in" svg:x="1.4429in" svg:y="0.1374in"><text:p text:style-name="P169"><text:span text:style-name="T12">square()</text:span></text:p></draw:rect><draw:line draw:style-name="gr53" draw:text-style-name="P169" svg:x1="0.0264in" svg:y1="0.502in" svg:x2="0.7035in" svg:y2="0.502in"><text:p/></draw:line><draw:line draw:style-name="gr53" draw:text-style-name="P169" svg:x1="3.4535in" svg:y1="0.5126in" svg:x2="4.5055in" svg:y2="0.5126in"><text:p/></draw:line><draw:frame draw:style-name="gr54" draw:text-style-name="P184" svg:width="0.6567in" svg:height="0.2295in" svg:x="3.7555in" svg:y="0.2102in"><draw:text-box><text:p><text:span text:style-name="T12">int</text:span></text:p></draw:text-box></draw:frame><draw:rect draw:style-name="gr52" draw:text-style-name="P183" svg:width="0.7606in" svg:height="0.2606in" svg:x="0.6827in" svg:y="0.3976in"><text:p text:style-name="P169"><text:span text:style-name="T12">int</text:span></text:p></draw:rect></draw:g></text:p>
      <text:p text:style-name="P22"/>
      <text:p text:style-name="P22">Note that the body of the function is just like the code you write in <text:span text:style-name="T12">main()</text:span>. (In fact <text:span text:style-name="T12">main()</text:span> <text:span text:style-name="T24">is</text:span> a function!) You can have as many statements as you like as long as they are valid statements.</text:p>
      <text:p text:style-name="P22"/>
      <text:p text:style-name="P22">Let's get C++ to show us the flow of execution into and out of the function. Modify the previous program and run it:</text:p>
      <text:p text:style-name="P22"/>
      <table:table table:name="Table6" table:style-name="Table6">
        <table:table-column table:style-name="Table6.A"/>
        <table:table-row table:style-name="TableLine2875695724240">
          <table:table-cell table:style-name="Table6.A1" office:value-type="string">
            <text:p text:style-name="P111">#include &lt;iostream&gt;</text:p>
            <text:p text:style-name="P114">int square(int x)</text:p>
            <text:p text:style-name="P114">{</text:p>
            <text:p text:style-name="P115"><text:s text:c="4"/>std::cout &lt;&lt; "in square() ... "</text:p>
            <text:p text:style-name="P115"><text:s text:c="14"/>&lt;&lt; "x = " &lt;&lt; x &lt;&lt; std::endl; </text:p>
            <text:p text:style-name="P115"><text:s text:c="4"/>int y = x * x;</text:p>
            <text:p text:style-name="P115"><text:s text:c="4"/>std::cout &lt;&lt; "exiting square() ... " <text:s text:c="14"/></text:p>
            <text:p text:style-name="P115"><text:s text:c="14"/>&lt;&lt; "returning " &lt;&lt; y &lt;&lt; std::endl;</text:p>
            <text:p text:style-name="P115"><text:s text:c="4"/>return y;</text:p>
            <text:p text:style-name="P114">}</text:p>
            <text:p text:style-name="P112"/>
            <text:p text:style-name="P112"/>
            <text:p text:style-name="P114">int main()</text:p>
            <text:p text:style-name="P114">{</text:p>
            <text:p text:style-name="P114"><text:s text:c="4"/>std::cout &lt;&lt; <text:span text:style-name="T26">"calling square() with 3 ...";</text:span></text:p>
            <text:p text:style-name="P114"><text:s text:c="4"/>int a = square(3);</text:p>
            <text:p text:style-name="P114"><text:s text:c="4"/>std::cout &lt;&lt; <text:span text:style-name="T26">"... back from square() ... ";</text:span></text:p>
            <text:p text:style-name="P114"><text:s text:c="14"/>&lt;&lt; <text:span text:style-name="T26">"received " &lt;&lt; </text:span>a &lt;&lt; std::endl;</text:p>
            <text:p text:style-name="P112"/>
            <text:p text:style-name="P114"><text:s text:c="4"/>int i = 5;</text:p>
            <text:p text:style-name="P114"><text:s text:c="4"/>std::cout &lt;&lt; <text:span text:style-name="T26">"calling square() with 5 ...";</text:span></text:p>
            <text:p text:style-name="P114"><text:s text:c="4"/>std::cout &lt;&lt; square(i) &lt;&lt; std::endl; </text:p>
            <text:p text:style-name="P114"><text:s text:c="4"/>a = square(i);</text:p>
            <text:p text:style-name="P114"><text:s text:c="4"/>std::cout &lt;&lt; <text:span text:style-name="T26">"... back from square() ... ";</text:span></text:p>
            <text:p text:style-name="P114"><text:s text:c="14"/>&lt;&lt; <text:span text:style-name="T26">"received " &lt;&lt; </text:span>a &lt;&lt; std::endl;</text:p>
            <text:p text:style-name="P112"/>
            <text:p text:style-name="P114"><text:s text:c="4"/>return 0;</text:p>
            <text:p text:style-name="P114">}</text:p>
          </table:table-cell>
        </table:table-row>
      </table:table>
      <text:p text:style-name="P22"/>
      <text:p text:style-name="P22">In our example, the function <text:span text:style-name="T12">main()</text:span> calls the function <text:span text:style-name="T12">square()</text:span>. We say that <text:span text:style-name="T12">main()</text:span> is the <text:span text:style-name="T19">caller</text:span> and <text:span text:style-name="T12">square()</text:span> is the <text:span text:style-name="T19">callee</text:span>.</text:p>
      <text:p text:style-name="P22">The following is the format for creating a function:</text:p>
      <text:p text:style-name="P48"/>
      <text:p text:style-name="P48"/>
      <text:p text:style-name="P55"/>
      <text:p text:style-name="P55"><text:soft-page-break/><text:s/><text:span text:style-name="T25">[return type] [func name]</text:span>( <text:span text:style-name="T25">[param type] [var name]</text:span> )</text:p>
      <text:p text:style-name="P55"><text:s/>{</text:p>
      <text:p text:style-name="P55"><text:s/><text:tab/><text:span text:style-name="T25">[body of function]</text:span></text:p>
      <text:p text:style-name="P55"><text:s/>}</text:p>
      <text:p text:style-name="P55"/>
      <text:p text:style-name="P48"/>
      <text:p text:style-name="P22"><text:span text:style-name="T26">Exercise.</text:span> Using the above program, <text:s/>add a <text:span text:style-name="T12">cube()</text:span> function that accepts an integer value and returns the cube of that value. In your <text:span text:style-name="T12">main()</text:span>, write a <text:span text:style-name="T12">for</text:span>-loop to print the cubes of 0, 1, 2, ..., 10 using the <text:span text:style-name="T12">cube()</text:span> function. (Use a <text:span text:style-name="T12">for</text:span>-loop, correct?) Run your program and verify it works correctly.</text:p>
      <text:p text:style-name="P22"/>
      <text:p text:style-name="P22"/>
      <text:p text:style-name="P22"><text:span text:style-name="T26">Exercise.</text:span> Using the above program, <text:s/>add a <text:span text:style-name="T12">reciprocal()</text:span> function that accepts a <text:span text:style-name="T12">double</text:span> value and returns the reciprocal of that value. In your <text:span text:style-name="T12">main()</text:span>, write a <text:span text:style-name="T12">for</text:span>-loop to print <text:span text:style-name="T12">reciprocal(1)</text:span>, <text:span text:style-name="T12">reciprocal(2)</text:span>, ..., <text:span text:style-name="T12">reciprocal(10)</text:span>. Note in this case that the parameter (variable that receives a value) is a <text:span text:style-name="T12">double</text:span>. The return value is also a <text:span text:style-name="T12">double</text:span>. Therefore your function should look like this:</text:p>
      <table:table table:name="Table34" table:style-name="Table34">
        <table:table-column table:style-name="Table34.A"/>
        <table:table-row table:style-name="TableLine2875695719616">
          <table:table-cell table:style-name="Table34.A1" office:value-type="string">
            <text:p text:style-name="P130">...</text:p>
            <text:p text:style-name="P130"/>
            <text:p text:style-name="P130"><text:span text:style-name="T26">double</text:span> reciprocal(<text:span text:style-name="T26">double</text:span> x)</text:p>
            <text:p text:style-name="P130">{</text:p>
            <text:p text:style-name="P130"><text:s text:c="4"/>...</text:p>
            <text:p text:style-name="P130">}</text:p>
            <text:p text:style-name="P130"/>
            <text:p text:style-name="P130"/>
            <text:p text:style-name="P130">int main()</text:p>
            <text:p text:style-name="P130">{</text:p>
            <text:p text:style-name="P130"><text:s text:c="4"/>std::cout &lt;&lt; reciprocal(1) &lt;&lt; '\n';</text:p>
            <text:p text:style-name="P130"><text:s text:c="4"/>std::cout &lt;&lt; reciprocal(2) &lt;&lt; '\n';</text:p>
            <text:p text:style-name="P130"><text:s text:c="4"/>std::cout &lt;&lt; reciprocal(10) &lt;&lt; '\n';</text:p>
            <text:p text:style-name="P130"/>
            <text:p text:style-name="P130"><text:s text:c="4"/>return 0;<text:line-break/>}</text:p>
          </table:table-cell>
        </table:table-row>
      </table:table>
      <text:p text:style-name="P22">Run your program and verify it works correctly.</text:p>
      <text:p text:style-name="P22"/>
      <text:p text:style-name="P22"/>
      <text:p text:style-name="P22"><text:span text:style-name="T26">Exercise.</text:span> Write a function <text:span text:style-name="T12">sign()</text:span> that accepts a <text:span text:style-name="T12">double</text:span> and returns 1 if the <text:span text:style-name="T12">double </text:span>is &gt; 0, 0 if the <text:span text:style-name="T12">double </text:span>is 0, or -1 if the <text:span text:style-name="T12">double </text:span>is &lt; 0. Note in this case that the return value is an <text:span text:style-name="T12">int</text:span> (yes you can use a <text:span text:style-name="T12">double </text:span>but that would be an overkill – not to mention waste of memory since a <text:span text:style-name="T12">double</text:span> takes up more space.) Here's skeleton for you:</text:p>
      <table:table table:name="Table49" table:style-name="Table49">
        <table:table-column table:style-name="Table49.A"/>
        <table:table-row table:style-name="TableLine2875695720704">
          <table:table-cell table:style-name="Table49.A1" office:value-type="string">
            <text:p text:style-name="P130"><text:span text:style-name="T26">int</text:span> sign(<text:span text:style-name="T26">double</text:span> x)</text:p>
            <text:p text:style-name="P130">{</text:p>
            <text:p text:style-name="P130"><text:s text:c="4"/>...</text:p>
            <text:p text:style-name="P130">}</text:p>
          </table:table-cell>
        </table:table-row>
      </table:table>
      <text:p text:style-name="P22">Of course you should always test your code.</text:p>
      <text:p text:style-name="P22"/>
      <text:p text:style-name="P22"/>
      <text:p text:style-name="P22"><text:span text:style-name="T26">Exercise. </text:span>Write a function <text:span text:style-name="T12">sum()</text:span> that accepts an integer value and <text:soft-page-break/>returns the sum of all integer values from 0 to the given integer value. For instance <text:span text:style-name="T12">sum(0)</text:span> returns 0; <text:span text:style-name="T12">sum(3)</text:span> returns 6 (since 0 + 1 + 2 + 3 gives 6). Here's something that might help:</text:p>
      <table:table table:name="Table53" table:style-name="Table53">
        <table:table-column table:style-name="Table53.A"/>
        <table:table-row table:style-name="TableLine2875695727232">
          <table:table-cell table:style-name="Table53.A1" office:value-type="string">
            <text:p text:style-name="P130">#include &lt;iostream&gt;</text:p>
            <text:p text:style-name="P130"/>
            <text:p text:style-name="P130">int sum(int n)</text:p>
            <text:p text:style-name="P130">{</text:p>
            <text:p text:style-name="P130"><text:s text:c="4"/>int s = 0;</text:p>
            <text:p text:style-name="P130"><text:s text:c="4"/>// write a for-loop so that s = 0 + 1 + ... + n</text:p>
            <text:p text:style-name="P130"><text:s text:c="4"/>return s;<text:line-break/>}</text:p>
            <text:p text:style-name="P130"/>
            <text:p text:style-name="P130">int main()</text:p>
            <text:p text:style-name="P130">{</text:p>
            <text:p text:style-name="P130"><text:s text:c="4"/>for (int i = 0; 5; ++i)</text:p>
            <text:p text:style-name="P130"><text:s text:c="4"/>{</text:p>
            <text:p text:style-name="P130"><text:s text:c="8"/>std::cout &lt;&lt; sum(i) &lt;&lt; '\n';</text:p>
            <text:p text:style-name="P130"><text:s text:c="4"/>}</text:p>
            <text:p text:style-name="P130"/>
            <text:p text:style-name="P130"><text:s text:c="4"/>return 0;<text:line-break/>}</text:p>
          </table:table-cell>
        </table:table-row>
      </table:table>
      <text:p text:style-name="P22"/>
      <text:p text:style-name="P22"/>
      <text:p text:style-name="P22"><text:span text:style-name="T26">Exercise.</text:span> Write a function <text:span text:style-name="T12">factorial()</text:span> that accepts an integer value and returns the factorial of that integer value. Make sure you test your function.</text:p>
      <text:p text:style-name="P22"/>
      <text:p text:style-name="P22"/>
      <text:p text:style-name="P22"/>
      <text:p text:style-name="P22"/>
      <text:p text:style-name="P22"/>
      <text:p text:style-name="P103">Pass-by-Value</text:p>
      <text:p text:style-name="P22"/>
      <text:p text:style-name="P22">It's extremely important to remember that <text:span text:style-name="T12">main()</text:span> calls <text:span text:style-name="T12">square()</text:span> by passing in a value. This is called <text:span text:style-name="T19">pass-by-value</text:span>. The parameter (i.e. <text:span text:style-name="T12">x</text:span>) receives the value.</text:p>
      <text:p text:style-name="P22"/>
      <text:p text:style-name="P22">Here's a <text:span text:style-name="T19">very common gotcha</text:span>: If <text:span text:style-name="T12">main()</text:span> calls <text:span text:style-name="T12">square()</text:span> with a variable say <text:span text:style-name="T12">i</text:span>, and <text:span text:style-name="T12">x</text:span> (in <text:span text:style-name="T12">square()</text:span>) receives the <text:span text:style-name="T19">value</text:span> of <text:span text:style-name="T12">i</text:span>, then modifying <text:span text:style-name="T12">x</text:span> (in <text:span text:style-name="T12">square()</text:span>) does NOT affect the value of <text:span text:style-name="T12">i</text:span>.</text:p>
      <text:p text:style-name="P22"/>
      <text:p text:style-name="P22">Here's an example where the value of <text:span text:style-name="T12">i</text:span> is passed in to our <text:span text:style-name="T12">square()</text:span> <text:s/>function with <text:span text:style-name="T12">x</text:span> receiving the value. We change the value of <text:span text:style-name="T12">x</text:span> and back in <text:span text:style-name="T12">main()</text:span>, then value of <text:span text:style-name="T12">i</text:span> is not affected.</text:p>
      <text:p text:style-name="P22"/>
      <table:table table:name="Table7" table:style-name="Table7">
        <table:table-column table:style-name="Table7.A"/>
        <table:table-row table:style-name="TableLine2875695730224">
          <table:table-cell table:style-name="Table7.A1" office:value-type="string">
            <text:p text:style-name="P111">#include &lt;iostream&gt;</text:p>
            <text:p text:style-name="P114">int square(int x)</text:p>
            <text:p text:style-name="P114">{</text:p>
            <text:p text:style-name="P114"><text:s text:c="4"/>int y = x * x;</text:p>
            <text:p text:style-name="P114"><text:s text:c="4"/>x = 0;</text:p>
            <text:p text:style-name="P114"><text:s text:c="4"/>return x * x;</text:p>
            <text:p text:style-name="P114">}</text:p>
            <text:p text:style-name="P112"/>
            <text:p text:style-name="P112"/>
            <text:p text:style-name="P114">int main()</text:p>
            <text:p text:style-name="P114">{</text:p>
            <text:p text:style-name="P114"><text:s text:c="4"/>int i = 5;</text:p>
            <text:p text:style-name="P114"><text:s text:c="4"/>std::cout &lt;&lt; square(i) &lt;&lt; std::endl; </text:p>
            <text:p text:style-name="P114"><text:s text:c="4"/>std::cout &lt;&lt; i &lt;&lt; std::endl;</text:p>
            <text:p text:style-name="P112"/>
            <text:p text:style-name="P114"><text:s text:c="4"/>return 0;</text:p>
            <text:p text:style-name="P114">}</text:p>
          </table:table-cell>
        </table:table-row>
      </table:table>
      <text:p text:style-name="P22"/>
      <text:p text:style-name="P22">Many students think that somehow the <text:span text:style-name="T19">variable</text:span> <text:span text:style-name="T12">i</text:span> (in <text:span text:style-name="T12">main()</text:span>) is passed in and that <text:span text:style-name="T12">x</text:span> (in <text:span text:style-name="T12">square()</text:span>) is somehow tied to the i (in <text:span text:style-name="T12">main()</text:span>).</text:p>
      <text:p text:style-name="P22"/>
      <text:p text:style-name="P22">That's <text:span text:style-name="T19">NOT TRUE</text:span>. Only the value of <text:span text:style-name="T12">i</text:span> (in <text:span text:style-name="T12">main()</text:span>) is passed onto the <text:span text:style-name="T12">x</text:span> (in <text:span text:style-name="T12">square()</text:span>). <text:span text:style-name="T19">The two variables have their own memory spaces. Changing one does not change the other.</text:span></text:p>
      <text:p text:style-name="P22"/>
      <text:p text:style-name="P22">It's also important to remember that the memory of <text:span text:style-name="T12">square()</text:span> is created when you call it. When you return to <text:span text:style-name="T12">main()</text:span> (i.e. when you exit the block for <text:span text:style-name="T12">square()</text:span>), the memory for that particular call of <text:span text:style-name="T12">square()</text:span> is destroyed.</text:p>
      <text:p text:style-name="P22"><text:soft-page-break/></text:p>
      <text:p text:style-name="P22">The following example shows you that when you call <text:span text:style-name="T12">square()</text:span>, the memory created for that call is different from the memory of <text:span text:style-name="T12">main()</text:span>. We'll create a variable <text:span text:style-name="T12">i</text:span> in <text:span text:style-name="T12">square()</text:span> and set it to zero. The <text:span text:style-name="T12">i</text:span> (in <text:span text:style-name="T12">main()</text:span>) is not changed.</text:p>
      <table:table table:name="Table8" table:style-name="Table8">
        <table:table-column table:style-name="Table8.A"/>
        <table:table-row table:style-name="TableLine2875695720432">
          <table:table-cell table:style-name="Table8.A1" office:value-type="string">
            <text:p text:style-name="P111">#include &lt;iostream&gt;</text:p>
            <text:p text:style-name="P114">int square(int x)</text:p>
            <text:p text:style-name="P114">{</text:p>
            <text:p text:style-name="P114"><text:s text:c="4"/>int y = x * x;</text:p>
            <text:p text:style-name="P114"><text:s text:c="4"/><text:span text:style-name="T26">int i = 0;</text:span></text:p>
            <text:p text:style-name="P114"><text:s text:c="4"/>return x * x;</text:p>
            <text:p text:style-name="P114">}</text:p>
            <text:p text:style-name="P112"/>
            <text:p text:style-name="P112"/>
            <text:p text:style-name="P114">int main()</text:p>
            <text:p text:style-name="P114">{</text:p>
            <text:p text:style-name="P114"><text:s text:c="4"/>int i = 5;</text:p>
            <text:p text:style-name="P114"><text:s text:c="4"/>std::cout &lt;&lt; square(i) &lt;&lt; std::endl; </text:p>
            <text:p text:style-name="P114"><text:s text:c="4"/>std::cout &lt;&lt; i &lt;&lt; std::endl;</text:p>
            <text:p text:style-name="P112"/>
            <text:p text:style-name="P114"><text:s text:c="4"/>return 0;</text:p>
            <text:p text:style-name="P114">}</text:p>
          </table:table-cell>
        </table:table-row>
      </table:table>
      <text:p text:style-name="P22"><text:s/></text:p>
      <text:p text:style-name="P103">A <text:span text:style-name="T37">m</text:span>ental <text:span text:style-name="T37">c</text:span>omputational <text:span text:style-name="T37">m</text:span>odel</text:p>
      <text:p text:style-name="P129"/>
      <text:p text:style-name="P116"><text:span text:style-name="T29">To explain the execution and return of a </text:span>function call, here's a model of our “computer”.</text:p>
      <text:p text:style-name="P116"/>
      <text:p text:style-name="P117"><text:span text:style-name="T29">We're adding a special container, called the </text:span><text:span text:style-name="T26">stack</text:span>, that will allow us to do three things:</text:p>
      <text:p text:style-name="P117"/>
      <text:list xml:id="list2336141452" text:style-name="L2">
        <text:list-item>
          <text:p text:style-name="P160"><text:span text:style-name="T30">Remember the </text:span><text:span text:style-name="T23">point of return</text:span></text:p>
        </text:list-item>
        <text:list-item>
          <text:p text:style-name="P160"><text:span text:style-name="T30">Put </text:span><text:span text:style-name="T23">value(s) to pass to</text:span><text:span text:style-name="T30"> the function</text:span></text:p>
        </text:list-item>
        <text:list-item>
          <text:p text:style-name="P160"><text:span text:style-name="T30">Put </text:span><text:span text:style-name="T23">value to pass back</text:span><text:span text:style-name="T30"> from the function</text:span></text:p>
        </text:list-item>
      </text:list>
      <text:p text:style-name="P118"/>
      <text:p text:style-name="P117"><text:span text:style-name="T29">Remember that </text:span><text:span text:style-name="T19">this is only a model</text:span>.</text:p>
      <text:p text:style-name="P117"/>
      <text:p text:style-name="P117">Here's the program we will execute on our model. (We won't talk about #include. That will come soon.)</text:p>
      <table:table table:name="Table9" table:style-name="Table9">
        <table:table-column table:style-name="Table9.A"/>
        <table:table-row table:style-name="TableLine2875695716352">
          <table:table-cell table:style-name="Table9.A1" office:value-type="string">
            <text:p text:style-name="P113">#include &lt;iostream&gt;</text:p>
            <text:p text:style-name="P113"/>
            <text:p text:style-name="P113">int square(int x)</text:p>
            <text:p text:style-name="P114">{</text:p>
            <text:p text:style-name="P114"><text:s text:c="2"/>return x * x;</text:p>
            <text:p text:style-name="P114">}</text:p>
            <text:p text:style-name="P114"/>
            <text:p text:style-name="P114">int main()</text:p>
            <text:p text:style-name="P114">{</text:p>
            <text:p text:style-name="P114"><text:s text:c="4"/>int i = 5;</text:p>
            <text:p text:style-name="P114"><text:s text:c="4"/>int j = square(i + 1);</text:p>
            <text:p text:style-name="P114"><text:s text:c="4"/>std::cout &lt;&lt; j &lt;&lt; std::endl;</text:p>
            <text:p text:style-name="P114"/>
            <text:p text:style-name="P114"><text:s text:c="4"/>return 0;</text:p>
            <text:p text:style-name="P114">}</text:p>
          </table:table-cell>
        </table:table-row>
      </table:table>
      <text:p text:style-name="P117"/>
      <text:p text:style-name="P4">So here's your computer again:</text:p>
      <text:p text:style-name="P4"><draw:rect text:anchor-type="paragraph" draw:z-index="29" draw:name="Shape29" draw:style-name="gr51" draw:text-style-name="P190" svg:width="0.6461in" svg:height="0.3752in" svg:x="0.9535in" svg:y="0.0791in"><text:p text:style-name="P169"><text:span text:style-name="T93">CPU</text:span></text:p></draw:rect><draw:rect text:anchor-type="paragraph" draw:z-index="30" draw:name="Shape30" draw:style-name="gr50" draw:text-style-name="P171" svg:width="2.4276in" svg:height="1.4587in" svg:x="0.0992in" svg:y="0.0791in"><text:p/></draw:rect><draw:custom-shape text:anchor-type="paragraph" draw:z-index="32" draw:name="Shape31" draw:style-name="gr48" draw:text-style-name="P171" svg:width="1.4689in" svg:height="0.6776in" svg:x="2.7244in" svg:y="0.0791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ellipse text:anchor-type="paragraph" draw:z-index="31" draw:name="Shape32" draw:style-name="gr49" draw:text-style-name="P189" svg:width="1.448in" svg:height="0.7398in" svg:x="0.572in" svg:y="0.1291in"><text:p/></draw:ellipse></text:p>
      <text:p text:style-name="P4"/>
      <text:p text:style-name="P4"/>
      <text:p text:style-name="P4"/>
      <text:p text:style-name="P4"/>
      <text:p text:style-name="P4"/>
      <text:p text:style-name="P4"/>
      <text:p text:style-name="P4"/>
      <text:p text:style-name="P4"/>
      <text:p text:style-name="P4">As before the speech bubble is the output. Everything printed appears in it. </text:p>
      <text:p text:style-name="P4"/>
      <text:p text:style-name="P4">Now when you run the program, the computer loads the program:</text:p>
      <text:p text:style-name="P4"/>
      <text:p text:style-name="P4"/>
      <text:p text:style-name="P4"/>
      <text:p text:style-name="P4"><text:soft-page-break/></text:p>
      <text:p text:style-name="P4"><draw:g text:anchor-type="paragraph" draw:z-index="33" draw:name="Shape33" draw:style-name="gr4"><draw:custom-shape draw:style-name="gr33" draw:text-style-name="P171" svg:width="1.4689in" svg:height="0.6776in" svg:x="5.0264in" svg:y="0.020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5252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4937in"><text:p text:style-name="P169"><text:span text:style-name="T89">Stack</text:span></text:p><text:p text:style-name="P169"/><text:p text:style-name="P169"/><text:p text:style-name="P169"/><text:p text:style-name="P169"/></draw:rect><draw:rect draw:style-name="gr36" draw:text-style-name="P171" svg:width="2.9689in" svg:height="0.3752in" svg:x="0.0681in" svg:y="4.3583in"><text:p/></draw:rect><draw:rect draw:style-name="gr35" draw:text-style-name="P186" svg:width="3.0732in" svg:height="3.0315in" svg:x="0.0055in" svg:y="0.318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6" draw:text-style-name="P171" svg:width="2.698in" svg:height="1.4689in" svg:x="3.2764in" svg:y="1.089in"><text:p/></draw:ellipse><draw:rect draw:style-name="gr37" draw:text-style-name="P171" svg:width="3.0732in" svg:height="0.198in" svg:x="0.0055in" svg:y="1.9429in"><text:p/></draw:rect></draw:g></text:p>
      <text:p text:style-name="P4"/>
      <text:p text:style-name="P4"/>
      <text:p text:style-name="P4"/>
      <text:p text:style-name="P4"/>
      <text:p text:style-name="P4"/>
      <text:p text:style-name="P4"/>
      <text:p text:style-name="P4"/>
      <text:p text:style-name="P4"><draw:g text:anchor-type="paragraph" draw:z-index="84" draw:name="Shape34" draw:style-name="gr4"><draw:rect draw:style-name="gr43" draw:text-style-name="P181" svg:width="1.6358in" svg:height="0.7713in" svg:x="2.8594in" svg:y="0.1945in"><text:p text:style-name="P169"><text:span text:style-name="T1">Memory for main()</text:span></text:p><text:p text:style-name="P169"><text:span text:style-name="T1">is created</text:span></text:p></draw:rect><draw:line draw:style-name="gr44" draw:text-style-name="P169" svg:x1="3.4012in" svg:y1="0.1945in" svg:x2="2.3492in" svg:y2="-1.5583in"><text:p/></draw:line></draw:g></text:p>
      <text:p text:style-name="P108"><draw:g text:anchor-type="paragraph" draw:z-index="34" draw:name="Shape35" draw:style-name="gr4"><draw:custom-shape draw:style-name="gr33" draw:text-style-name="P171" svg:width="1.4689in" svg:height="0.6776in" svg:x="5.0264in" svg:y="0.052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5563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5248in"><text:p text:style-name="P169"><text:span text:style-name="T89">Stack</text:span></text:p><text:p text:style-name="P169"/><text:p text:style-name="P169"/><text:p text:style-name="P169"/><text:p text:style-name="P169"/></draw:rect><draw:rect draw:style-name="gr35" draw:text-style-name="P172" svg:width="2.9689in" svg:height="0.3752in" svg:x="0.0681in" svg:y="4.3894in"><text:p text:style-name="P188">i <text:s text:c="63"/></text:p></draw:rect><draw:rect draw:style-name="gr35" draw:text-style-name="P186" svg:width="3.0732in" svg:height="3.0315in" svg:x="0.0055in" svg:y="0.3492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6" draw:text-style-name="P171" svg:width="2.698in" svg:height="1.4689in" svg:x="3.2764in" svg:y="1.1201in"><text:p/></draw:ellipse><draw:rect draw:style-name="gr47" draw:text-style-name="P171" svg:width="3.0732in" svg:height="0.1776in" svg:x="0.0055in" svg:y="2.2539in"><text:p/></draw:rect><draw:rect draw:style-name="gr35" draw:text-style-name="P172" svg:width="1.0835in" svg:height="0.2295in" svg:x="0.3701in" svg:y="4.4575in"><text:p text:style-name="P169">5</text:p></draw:rect></draw:g></text:p>
      <text:p text:style-name="P4"/>
      <text:p text:style-name="P4"/>
      <text:p text:style-name="P4"/>
      <text:p text:style-name="P4"/>
      <text:p text:style-name="P4"/>
      <text:p text:style-name="P108"><draw:g text:anchor-type="paragraph" draw:z-index="0" draw:name="Shape36" draw:style-name="gr4"><draw:custom-shape draw:style-name="gr33" draw:text-style-name="P171" svg:width="1.4689in" svg:height="0.6776in" svg:x="5.0264in" svg:y="0.1319in"><text:p/><draw:enhanced-geometry svg:viewBox="0 0 21600 21600" draw:mirror-horizontal="false" draw:mirror-vertical="false"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6362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72" svg:width="2.9689in" svg:height="0.3752in" svg:x="0.0681in" svg:y="4.4693in"><text:p text:style-name="P188">i <text:s text:c="63"/></text:p></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int j = square(i + 1)</text:span></text:p></draw:ellipse><draw:rect draw:style-name="gr46" draw:text-style-name="P171" svg:width="3.0303in" svg:height="0.1878in" svg:x="0.0055in" svg:y="2.5256in"><text:p/></draw:rect><draw:rect draw:style-name="gr35" draw:text-style-name="P172" svg:width="1.0835in" svg:height="0.2295in" svg:x="0.3701in" svg:y="4.5374in"><text:p text:style-name="P169">5</text:p></draw:rect></draw:g></text:p>
      <text:p text:style-name="P4"/>
      <text:p text:style-name="P4"/>
      <text:p text:style-name="P4"/>
      <text:p text:style-name="P4"/>
      <text:p text:style-name="P4"/>
      <text:p text:style-name="P4"><draw:g text:anchor-type="paragraph" draw:z-index="85" draw:name="Shape37" draw:style-name="gr4"><draw:rect draw:style-name="gr43" draw:text-style-name="P181" svg:width="1.6197in" svg:height="0.7906in" svg:x="2.8756in" svg:y="0.0154in"><text:p text:style-name="P169"><text:span text:style-name="T1">We need to </text:span></text:p><text:p text:style-name="P169"><text:span text:style-name="T1">evaluate the right</text:span></text:p><text:p text:style-name="P169"><text:span text:style-name="T1">first</text:span></text:p></draw:rect><draw:line draw:style-name="gr44" draw:text-style-name="P169" svg:x1="3.7138in" svg:y1="0.0154in" svg:x2="4.4118in" svg:y2="-3.6783in"><text:p/></draw:line></draw:g></text:p>
      <text:p text:style-name="P4"/>
      <text:p text:style-name="P4"/>
      <text:p text:style-name="P122"/>
      <text:p text:style-name="P122"/>
      <text:p text:style-name="P127"><draw:g text:anchor-type="paragraph" draw:z-index="35" draw:name="Shape38"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6362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72" svg:width="2.9689in" svg:height="0.3752in" svg:x="0.0681in" svg:y="4.4693in"><text:p text:style-name="P188">i <text:s text:c="63"/></text:p></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int j = square(5 + 1)</text:span></text:p></draw:ellipse><draw:rect draw:style-name="gr46" draw:text-style-name="P171" svg:width="3.0732in" svg:height="0.198in" svg:x="0.0055in" svg:y="2.502in"><text:p/></draw:rect><draw:rect draw:style-name="gr35" draw:text-style-name="P172" svg:width="1.0835in" svg:height="0.2295in" svg:x="0.3701in" svg:y="4.5374in"><text:p text:style-name="P169">5</text:p></draw:rect></draw:g></text:p>
      <text:p text:style-name="P127"><draw:g text:anchor-type="paragraph" draw:z-index="36" draw:name="Shape39"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6362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72" svg:width="2.9689in" svg:height="0.3752in" svg:x="0.0681in" svg:y="4.4693in"><text:p text:style-name="P188">i <text:s text:c="63"/></text:p></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int j = square(6)</text:span></text:p></draw:ellipse><draw:rect draw:style-name="gr35" draw:text-style-name="P172" svg:width="1.0835in" svg:height="0.2295in" svg:x="0.3701in" svg:y="4.5374in"><text:p text:style-name="P169">5</text:p></draw:rect></draw:g><draw:rect text:anchor-type="paragraph" draw:z-index="86" draw:name="Shape40" draw:style-name="gr32" draw:text-style-name="P181" svg:width="2.0213in" svg:height="0.7713in" svg:x="2.589in" svg:y="6.2752in"><text:p text:style-name="P169"><text:span text:style-name="T1">Get ready to jump to</text:span></text:p><text:p text:style-name="P169"><text:span text:style-name="T1">square with </text:span></text:p><text:p text:style-name="P169"><text:span text:style-name="T1">argument 6 ...</text:span></text:p></draw:rect><draw:line text:anchor-type="paragraph" draw:z-index="87" draw:name="Shape41" draw:style-name="gr31" draw:text-style-name="P169" svg:x1="3.4429in" svg:y1="6.2752in" svg:x2="4.724in" svg:y2="2.0327in"><text:p/></draw:line><draw:rect text:anchor-type="paragraph" draw:z-index="148" draw:name="Shape42" draw:style-name="gr3" draw:text-style-name="P171" svg:width="3.0732in" svg:height="0.198in" svg:x="0.0055in" svg:y="2.4811in"><text:p/></draw:rect><draw:rect text:anchor-type="paragraph" draw:z-index="149" draw:name="Shape43" draw:style-name="gr3" draw:text-style-name="P171" svg:width="3.0732in" svg:height="0.198in" svg:x="0.0063in" svg:y="2.4819in"><text:p/></draw:rect></text:p>
      <text:p text:style-name="P127"><draw:g text:anchor-type="paragraph" draw:z-index="37" draw:name="Shape44"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6362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72" svg:width="2.9689in" svg:height="0.3752in" svg:x="0.0681in" svg:y="4.4693in"><text:p text:style-name="P188">i <text:s text:c="63"/></text:p></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int j = square(6)</text:span></text:p></draw:ellipse><draw:rect draw:style-name="gr46" draw:text-style-name="P171" svg:width="3.0732in" svg:height="0.198in" svg:x="0.0055in" svg:y="2.4811in"><text:p/></draw:rect><draw:rect draw:style-name="gr35" draw:text-style-name="P172" svg:width="1.0835in" svg:height="0.2295in" svg:x="0.3701in" svg:y="4.5374in"><text:p text:style-name="P169">5</text:p></draw:rect></draw:g><draw:rect text:anchor-type="paragraph" draw:z-index="38" draw:name="Shape45" draw:style-name="gr38" draw:text-style-name="P181" svg:width="2.5213in" svg:height="0.313in" svg:x="3.3701in" svg:y="4.5228in"><text:p text:style-name="P169"><text:span text:style-name="T1">line 11.</text:span></text:p></draw:rect><draw:g text:anchor-type="paragraph" draw:z-index="41" draw:name="Shape46" draw:style-name="gr4"><draw:rect draw:style-name="gr43" draw:text-style-name="P181" svg:width="1.6358in" svg:height="0.7713in" svg:x="2.1307in" svg:y="6.1063in"><text:p text:style-name="P169"><text:span text:style-name="T1">First, put point of </text:span></text:p><text:p text:style-name="P169"><text:span text:style-name="T1">return onto stack</text:span></text:p></draw:rect><draw:line draw:style-name="gr44" draw:text-style-name="P169" svg:x1="2.9535in" svg:y1="6.1063in" svg:x2="3.6409in" svg:y2="4.9917in"><text:p/></draw:line></draw:g></text:p>
      <text:p text:style-name="P127"><draw:g text:anchor-type="paragraph" draw:z-index="40" draw:name="Shape47" draw:style-name="gr4"><draw:g draw:style-name="gr5"><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3335in" svg:x="0.0055in" svg:y="3.6362in"><text:p text:style-name="P169"><text:span text:style-name="T89">Memory</text:span></text:p><text:p text:style-name="P169"/><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72" svg:width="2.9689in" svg:height="0.3752in" svg:x="0.0681in" svg:y="4.4693in"><text:p text:style-name="P188">i <text:s text:c="63"/></text:p></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int j = square(6)</text:span></text:p></draw:ellipse><draw:rect draw:style-name="gr46" draw:text-style-name="P171" svg:width="3.0732in" svg:height="0.198in" svg:x="0.0055in" svg:y="2.502in"><text:p/></draw:rect><draw:rect draw:style-name="gr35" draw:text-style-name="P172" svg:width="1.0835in" svg:height="0.2295in" svg:x="0.3701in" svg:y="4.5374in"><text:p text:style-name="P169">5</text:p></draw:rect></draw:g><draw:rect draw:style-name="gr35" draw:text-style-name="P181" svg:width="2.5213in" svg:height="0.313in" svg:x="3.3701in" svg:y="4.5228in"><text:p text:style-name="P169"><text:span text:style-name="T1">line 11.</text:span></text:p></draw:rect><draw:rect draw:style-name="gr35" draw:text-style-name="P181" svg:width="2.5213in" svg:height="0.313in" svg:x="3.3701in" svg:y="4.1165in"><text:p text:style-name="P169"><text:span text:style-name="T1">6</text:span></text:p></draw:rect></draw:g><draw:g text:anchor-type="paragraph" draw:z-index="42" draw:name="Shape48" draw:style-name="gr4"><draw:rect draw:style-name="gr43" draw:text-style-name="P181" svg:width="1.6358in" svg:height="0.7713in" svg:x="2.1307in" svg:y="6.1063in"><text:p text:style-name="P169"><text:span text:style-name="T1">Put argument</text:span></text:p><text:p text:style-name="P169"><text:span text:style-name="T1">onto stack</text:span></text:p></draw:rect><draw:line draw:style-name="gr44" draw:text-style-name="P169" svg:x1="2.9535in" svg:y1="6.1063in" svg:x2="3.6409in" svg:y2="4.9917in"><text:p/></draw:line></draw:g></text:p>
      <text:p text:style-name="P127"><draw:rect text:anchor-type="paragraph" draw:z-index="98" draw:name="Shape49" draw:style-name="gr32" draw:text-style-name="P181" svg:width="1.9587in" svg:height="0.7713in" svg:x="2.1307in" svg:y="6.1063in"><text:p text:style-name="P169"><text:span text:style-name="T1">Memory for the current</text:span></text:p><text:p text:style-name="P169"><text:span text:style-name="T1">call to square() created</text:span></text:p></draw:rect><draw:line text:anchor-type="paragraph" draw:z-index="99" draw:name="Shape50" draw:style-name="gr31" draw:text-style-name="P169" svg:x1="3.0264in" svg:y1="6.1063in" svg:x2="2.0575in" svg:y2="4.7118in"><text:p/></draw:line><draw:custom-shape text:anchor-type="paragraph" draw:z-index="88" draw:name="Shape51" draw:style-name="gr42"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89" draw:name="Shape52" draw:style-name="gr41"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text:anchor-type="paragraph" draw:z-index="90" draw:name="Shape53" draw:style-name="gr41" draw:text-style-name="P172" svg:width="2.7504in" svg:height="1.3335in" svg:x="3.2661in" svg:y="3.6047in"><text:p text:style-name="P169"><text:span text:style-name="T89">Stack</text:span></text:p><text:p text:style-name="P169"/><text:p text:style-name="P169"/><text:p text:style-name="P169"/><text:p text:style-name="P169"/></draw:rect><draw:rect text:anchor-type="paragraph" draw:z-index="91" draw:name="Shape54" draw:style-name="gr38"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text:anchor-type="paragraph" draw:z-index="92" draw:name="Shape55" draw:style-name="gr40" draw:text-style-name="P187" svg:width="2.698in" svg:height="1.4689in" svg:x="3.2764in" svg:y="1.2in"><text:p/></draw:ellipse><draw:rect text:anchor-type="paragraph" draw:z-index="93" draw:name="Shape56" draw:style-name="gr39" draw:text-style-name="P171" svg:width="3.0732in" svg:height="0.198in" svg:x="0.0055in" svg:y="1.2209in"><text:p/></draw:rect><draw:g text:anchor-type="paragraph" draw:z-index="94" draw:name="Shape57" draw:style-name="gr4"><draw:rect draw:style-name="gr35" draw:text-style-name="P172" svg:width="2.9689in" svg:height="0.3752in" svg:x="0.0575in" svg:y="5.0634in"><text:p text:style-name="P188">i <text:s text:c="63"/></text:p></draw:rect><draw:rect draw:style-name="gr35" draw:text-style-name="P172" svg:width="1.0835in" svg:height="0.2295in" svg:x="0.3594in" svg:y="5.1315in"><text:p text:style-name="P169">5</text:p></draw:rect></draw:g><draw:rect text:anchor-type="paragraph" draw:z-index="95" draw:name="Shape58" draw:style-name="gr38" draw:text-style-name="P181" svg:width="2.5213in" svg:height="0.313in" svg:x="3.3701in" svg:y="4.5228in"><text:p text:style-name="P169"><text:span text:style-name="T1">line 11.</text:span></text:p></draw:rect><draw:rect text:anchor-type="paragraph" draw:z-index="96" draw:name="Shape59" draw:style-name="gr38" draw:text-style-name="P181" svg:width="2.5213in" svg:height="0.313in" svg:x="3.3701in" svg:y="4.1165in"><text:p text:style-name="P169"><text:span text:style-name="T1">6</text:span></text:p></draw:rect><draw:rect text:anchor-type="paragraph" draw:z-index="97" draw:name="Shape60" draw:style-name="gr38" draw:text-style-name="P172" svg:width="2.9689in" svg:height="0.3752in" svg:x="0.0681in" svg:y="4.4071in"><text:p text:style-name="P188"><text:s text:c="61"/></text:p></draw:rect></text:p>
      <text:p text:style-name="P127"><draw:g text:anchor-type="paragraph" draw:z-index="100" draw:name="Shape61"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6" draw:text-style-name="P187" svg:width="2.698in" svg:height="1.4689in" svg:x="3.2764in" svg:y="1.2in"><text:p/></draw:ellipse><draw:rect draw:style-name="gr37" draw:text-style-name="P171" svg:width="3.0732in" svg:height="0.198in" svg:x="0.0055in" svg:y="1.2209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35" draw:text-style-name="P181" svg:width="2.5213in" svg:height="0.313in" svg:x="3.3701in" svg:y="4.5228in"><text:p text:style-name="P169"><text:span text:style-name="T1">line 11.</text:span></text:p></draw:rect><draw:rect draw:style-name="gr35" draw:text-style-name="P181" svg:width="2.5213in" svg:height="0.313in" svg:x="3.3701in" svg:y="4.1165in"><text:p text:style-name="P169"><text:span text:style-name="T1">6</text:span></text:p></draw:rect><draw:g draw:style-name="gr5"><draw:rect draw:style-name="gr35" draw:text-style-name="P172" svg:width="2.9689in" svg:height="0.3752in" svg:x="0.0681in" svg:y="4.4071in"><text:p text:style-name="P188">x <text:s text:c="63"/></text:p></draw:rect><draw:rect draw:style-name="gr35" draw:text-style-name="P172" svg:width="1.0835in" svg:height="0.2295in" svg:x="0.3701in" svg:y="4.4748in"><text:p text:style-name="P169">?</text:p></draw:rect></draw:g></draw:g><draw:rect text:anchor-type="paragraph" draw:z-index="101" draw:name="Shape62" draw:style-name="gr32" draw:text-style-name="P181" svg:width="1.9587in" svg:height="0.7713in" svg:x="2.1307in" svg:y="6.1063in"><text:p text:style-name="P169"><text:span text:style-name="T1">Variable x created</text:span></text:p></draw:rect><draw:line text:anchor-type="paragraph" draw:z-index="102" draw:name="Shape63" draw:style-name="gr31" draw:text-style-name="P169" svg:x1="2.4224in" svg:y1="6.1063in" svg:x2="1.4535in" svg:y2="4.7118in"><text:p/></draw:line></text:p>
      <text:p text:style-name="P127"><draw:g text:anchor-type="paragraph" draw:z-index="39" draw:name="Shape64"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6" draw:text-style-name="P187" svg:width="2.698in" svg:height="1.4689in" svg:x="3.2764in" svg:y="1.2in"><text:p/></draw:ellipse><draw:rect draw:style-name="gr37" draw:text-style-name="P171" svg:width="3.0732in" svg:height="0.198in" svg:x="0.0055in" svg:y="1.2209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35" draw:text-style-name="P181" svg:width="2.5213in" svg:height="0.313in" svg:x="3.3701in" svg:y="4.5228in"><text:p text:style-name="P169"><text:span text:style-name="T1">line 11.</text:span></text:p></draw:rect><draw:g draw:style-name="gr5"><draw:rect draw:style-name="gr35" draw:text-style-name="P172" svg:width="2.9689in" svg:height="0.3752in" svg:x="0.0681in" svg:y="4.4071in"><text:p text:style-name="P188">x <text:s text:c="63"/></text:p></draw:rect><draw:rect draw:style-name="gr35" draw:text-style-name="P172" svg:width="1.0835in" svg:height="0.2295in" svg:x="0.3701in" svg:y="4.4748in"><text:p text:style-name="P169">6</text:p></draw:rect></draw:g></draw:g><draw:line text:anchor-type="paragraph" draw:z-index="45" draw:name="Shape65" draw:style-name="gr31" draw:text-style-name="P169" svg:x1="3.0059in" svg:y1="6.1776in" svg:x2="1.4016in" svg:y2="4.6602in"><text:p/></draw:line><draw:line text:anchor-type="paragraph" draw:z-index="44" draw:name="Shape66" draw:style-name="gr31" draw:text-style-name="P169" svg:x1="3.8075in" svg:y1="6.178in" svg:x2="4.1201in" svg:y2="5.0634in"><text:p/></draw:line><draw:rect text:anchor-type="paragraph" draw:z-index="43" draw:name="Shape67" draw:style-name="gr32" draw:text-style-name="P181" svg:width="1.7815in" svg:height="1.035in" svg:x="2.6098in" svg:y="6.178in"><text:p text:style-name="P169"><text:span text:style-name="T1">Pop argument</text:span></text:p><text:p text:style-name="P169"><text:span text:style-name="T1">off the stack</text:span></text:p><text:p text:style-name="P169"><text:span text:style-name="T1">and give the value to </text:span></text:p><text:p text:style-name="P169"><text:span text:style-name="T1">the parameter x</text:span></text:p></draw:rect></text:p>
      <text:p text:style-name="P127"><draw:g text:anchor-type="paragraph" draw:z-index="46" draw:name="Shape68"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return x * x</text:span></text:p></draw:ellipse><draw:rect draw:style-name="gr37" draw:text-style-name="P171" svg:width="3.0732in" svg:height="0.198in" svg:x="0.0055in" svg:y="1.5539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35" draw:text-style-name="P181" svg:width="2.5213in" svg:height="0.313in" svg:x="3.3701in" svg:y="4.5228in"><text:p text:style-name="P169"><text:span text:style-name="T1">line 11.</text:span></text:p></draw:rect><draw:g draw:style-name="gr5"><draw:rect draw:style-name="gr35" draw:text-style-name="P172" svg:width="2.9689in" svg:height="0.3752in" svg:x="0.0681in" svg:y="4.4071in"><text:p text:style-name="P188">x <text:s text:c="63"/></text:p></draw:rect><draw:rect draw:style-name="gr35" draw:text-style-name="P172" svg:width="1.0835in" svg:height="0.2295in" svg:x="0.3701in" svg:y="4.4748in"><text:p text:style-name="P169">6</text:p></draw:rect></draw:g></draw:g></text:p>
      <text:p text:style-name="P127"><draw:g text:anchor-type="paragraph" draw:z-index="47" draw:name="Shape69"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return 6 * 6</text:span></text:p></draw:ellipse><draw:rect draw:style-name="gr37" draw:text-style-name="P171" svg:width="3.0732in" svg:height="0.198in" svg:x="0.0055in" svg:y="1.5539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35" draw:text-style-name="P181" svg:width="2.5213in" svg:height="0.313in" svg:x="3.3701in" svg:y="4.5228in"><text:p text:style-name="P169"><text:span text:style-name="T1">line 11.</text:span></text:p></draw:rect><draw:g draw:style-name="gr5"><draw:rect draw:style-name="gr35" draw:text-style-name="P172" svg:width="2.9689in" svg:height="0.3752in" svg:x="0.0681in" svg:y="4.4071in"><text:p text:style-name="P188">x <text:s text:c="63"/></text:p></draw:rect><draw:rect draw:style-name="gr35" draw:text-style-name="P172" svg:width="1.0835in" svg:height="0.2295in" svg:x="0.3701in" svg:y="4.4748in"><text:p text:style-name="P169">6</text:p></draw:rect></draw:g></draw:g></text:p>
      <text:p text:style-name="P127"><draw:g text:anchor-type="paragraph" draw:z-index="48" draw:name="Shape70"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return 36</text:span></text:p></draw:ellipse><draw:rect draw:style-name="gr37" draw:text-style-name="P171" svg:width="3.0732in" svg:height="0.198in" svg:x="0.0055in" svg:y="1.5539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35" draw:text-style-name="P181" svg:width="2.5213in" svg:height="0.313in" svg:x="3.3701in" svg:y="4.5228in"><text:p text:style-name="P169"><text:span text:style-name="T1">line 11.</text:span></text:p></draw:rect><draw:g draw:style-name="gr5"><draw:rect draw:style-name="gr35" draw:text-style-name="P172" svg:width="2.9689in" svg:height="0.3752in" svg:x="0.0681in" svg:y="4.4071in"><text:p text:style-name="P188">x <text:s text:c="63"/></text:p></draw:rect><draw:rect draw:style-name="gr35" draw:text-style-name="P172" svg:width="1.0835in" svg:height="0.2295in" svg:x="0.3701in" svg:y="4.4748in"><text:p text:style-name="P169">6</text:p></draw:rect></draw:g></draw:g></text:p>
      <text:p text:style-name="P127"><draw:custom-shape text:anchor-type="paragraph" draw:z-index="49" draw:name="Shape71" draw:style-name="gr42"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0" draw:name="Shape72" draw:style-name="gr41" draw:text-style-name="P172" svg:width="3.0835in" svg:height="1.9295in" svg:x="0.0055in" svg:y="3.6362in"><text:p text:style-name="P169"><text:span text:style-name="T89">Memory</text:span></text:p><text:p text:style-name="P169"><text:span text:style-name="T89"/></text:p><text:p text:style-name="P169"><text:span text:style-name="T89">square</text:span></text:p><text:p text:style-name="P169"/><text:p text:style-name="P169"><text:span text:style-name="T89"/></text:p><text:p text:style-name="P169"><text:span text:style-name="T89">main</text:span></text:p><text:p text:style-name="P169"/><text:p text:style-name="P169"/></draw:rect><draw:rect text:anchor-type="paragraph" draw:z-index="51" draw:name="Shape73" draw:style-name="gr41" draw:text-style-name="P172" svg:width="2.7504in" svg:height="1.3335in" svg:x="3.2661in" svg:y="3.6047in"><text:p text:style-name="P169"><text:span text:style-name="T89">Stack</text:span></text:p><text:p text:style-name="P169"/><text:p text:style-name="P169"/><text:p text:style-name="P169"/><text:p text:style-name="P169"/></draw:rect><draw:rect text:anchor-type="paragraph" draw:z-index="52" draw:name="Shape74" draw:style-name="gr38"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text:anchor-type="paragraph" draw:z-index="53" draw:name="Shape75" draw:style-name="gr40" draw:text-style-name="P187" svg:width="2.698in" svg:height="1.4689in" svg:x="3.2764in" svg:y="1.2in"><text:p/></draw:ellipse><draw:rect text:anchor-type="paragraph" draw:z-index="54" draw:name="Shape76" draw:style-name="gr39" draw:text-style-name="P171" svg:width="3.0732in" svg:height="0.198in" svg:x="0.0055in" svg:y="1.5543in"><text:p/></draw:rect><draw:g text:anchor-type="paragraph" draw:z-index="55" draw:name="Shape77" draw:style-name="gr4"><draw:rect draw:style-name="gr35" draw:text-style-name="P172" svg:width="2.9689in" svg:height="0.3752in" svg:x="0.0575in" svg:y="5.0634in"><text:p text:style-name="P188">i <text:s text:c="63"/></text:p></draw:rect><draw:rect draw:style-name="gr35" draw:text-style-name="P172" svg:width="1.0835in" svg:height="0.2295in" svg:x="0.3594in" svg:y="5.1315in"><text:p text:style-name="P169">5</text:p></draw:rect></draw:g><draw:rect text:anchor-type="paragraph" draw:z-index="56" draw:name="Shape78" draw:style-name="gr38" draw:text-style-name="P181" svg:width="2.5213in" svg:height="0.313in" svg:x="3.3701in" svg:y="4.5228in"><text:p text:style-name="P169"><text:span text:style-name="T1">line 11.</text:span></text:p></draw:rect><draw:g text:anchor-type="paragraph" draw:z-index="57" draw:name="Shape79" draw:style-name="gr4"><draw:rect draw:style-name="gr35" draw:text-style-name="P172" svg:width="2.9689in" svg:height="0.3752in" svg:x="0.0681in" svg:y="4.4071in"><text:p text:style-name="P188">x <text:s text:c="63"/></text:p></draw:rect><draw:rect draw:style-name="gr35" draw:text-style-name="P172" svg:width="1.0835in" svg:height="0.2295in" svg:x="0.3701in" svg:y="4.4752in"><text:p text:style-name="P169">6</text:p></draw:rect></draw:g><draw:rect text:anchor-type="paragraph" draw:z-index="58" draw:name="Shape80" draw:style-name="gr38" draw:text-style-name="P181" svg:width="2.5213in" svg:height="0.313in" svg:x="3.3701in" svg:y="4.1063in"><text:p text:style-name="P169"><text:span text:style-name="T1">36</text:span></text:p></draw:rect><draw:rect text:anchor-type="paragraph" draw:z-index="59" draw:name="Shape81" draw:style-name="gr32" draw:text-style-name="P181" svg:width="1.7815in" svg:height="1.035in" svg:x="2.6098in" svg:y="6.178in"><text:p text:style-name="P169"><text:span text:style-name="T1">Push return </text:span></text:p><text:p text:style-name="P169"><text:span text:style-name="T1">value onto the stack</text:span></text:p></draw:rect><draw:line text:anchor-type="paragraph" draw:z-index="60" draw:name="Shape82" draw:style-name="gr31" draw:text-style-name="P169" svg:x1="3.8075in" svg:y1="6.178in" svg:x2="4.3909in" svg:y2="4.3516in"><text:p/></draw:line></text:p>
      <text:p text:style-name="P127"><draw:g text:anchor-type="paragraph" draw:z-index="61" draw:name="Shape83"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6" draw:text-style-name="P187" svg:width="2.698in" svg:height="1.4689in" svg:x="3.2764in" svg:y="1.2in"><text:p/></draw:ellipse><draw:rect draw:style-name="gr37" draw:text-style-name="P171" svg:width="3.0732in" svg:height="0.198in" svg:x="0.0055in" svg:y="1.5539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35" draw:text-style-name="P181" svg:width="2.5213in" svg:height="0.313in" svg:x="3.3701in" svg:y="4.5228in"><text:p text:style-name="P169"><text:span text:style-name="T1">line 11.</text:span></text:p></draw:rect><draw:rect draw:style-name="gr35" draw:text-style-name="P181" svg:width="2.5213in" svg:height="0.313in" svg:x="3.3701in" svg:y="4.1063in"><text:p text:style-name="P169"><text:span text:style-name="T1">36</text:span></text:p></draw:rect><draw:rect draw:style-name="gr43" draw:text-style-name="P181" svg:width="1.7815in" svg:height="1.035in" svg:x="2.6098in" svg:y="6.1776in"><text:p text:style-name="P169"><text:span text:style-name="T1">Memory for the </text:span></text:p><text:p text:style-name="P169"><text:span text:style-name="T1">current call to square()</text:span></text:p><text:p text:style-name="P169"><text:span text:style-name="T1">is destroyed</text:span></text:p></draw:rect><draw:line draw:style-name="gr44" draw:text-style-name="P169" svg:x1="3.089in" svg:y1="6.1776in" svg:x2="1.7972in" svg:y2="4.4346in"><text:p/></draw:line></draw:g></text:p>
      <text:p text:style-name="P127"><draw:custom-shape text:anchor-type="paragraph" draw:z-index="62" draw:name="Shape84" draw:style-name="gr42"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3" draw:name="Shape85" draw:style-name="gr41" draw:text-style-name="P172" svg:width="3.0835in" svg:height="1.9295in" svg:x="0.0055in" svg:y="3.6362in"><text:p text:style-name="P169"><text:span text:style-name="T89">Memory</text:span></text:p><text:p text:style-name="P169"><text:span text:style-name="T89"/></text:p><text:p text:style-name="P169"><text:span text:style-name="T89"/></text:p><text:p text:style-name="P169"/><text:p text:style-name="P169"><text:span text:style-name="T89"/></text:p><text:p text:style-name="P169"><text:span text:style-name="T89">main</text:span></text:p><text:p text:style-name="P169"/><text:p text:style-name="P169"/></draw:rect><draw:rect text:anchor-type="paragraph" draw:z-index="64" draw:name="Shape86" draw:style-name="gr41" draw:text-style-name="P172" svg:width="2.7504in" svg:height="1.3335in" svg:x="3.2661in" svg:y="3.6047in"><text:p text:style-name="P169"><text:span text:style-name="T89">Stack</text:span></text:p><text:p text:style-name="P169"/><text:p text:style-name="P169"/><text:p text:style-name="P169"/><text:p text:style-name="P169"/></draw:rect><draw:rect text:anchor-type="paragraph" draw:z-index="65" draw:name="Shape87" draw:style-name="gr38"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text:anchor-type="paragraph" draw:z-index="66" draw:name="Shape88" draw:style-name="gr38" draw:text-style-name="P183" svg:width="2.698in" svg:height="1.4689in" svg:x="3.2764in" svg:y="1.2in"><text:p text:style-name="P169"><text:span text:style-name="T12">36</text:span></text:p><text:p text:style-name="P169"><text:span text:style-name="T12">go to line 11 </text:span></text:p></draw:ellipse><draw:rect text:anchor-type="paragraph" draw:z-index="67" draw:name="Shape89" draw:style-name="gr39" draw:text-style-name="P171" svg:width="3.0732in" svg:height="0.198in" svg:x="0.0055in" svg:y="1.5543in"><text:p/></draw:rect><draw:g text:anchor-type="paragraph" draw:z-index="68" draw:name="Shape90" draw:style-name="gr4"><draw:rect draw:style-name="gr35" draw:text-style-name="P172" svg:width="2.9689in" svg:height="0.3752in" svg:x="0.0575in" svg:y="5.0634in"><text:p text:style-name="P188">i <text:s text:c="63"/></text:p></draw:rect><draw:rect draw:style-name="gr35" draw:text-style-name="P172" svg:width="1.0835in" svg:height="0.2295in" svg:x="0.3594in" svg:y="5.1315in"><text:p text:style-name="P169">5</text:p></draw:rect></draw:g><draw:rect text:anchor-type="paragraph" draw:z-index="69" draw:name="Shape91" draw:style-name="gr32" draw:text-style-name="P181" svg:width="1.7815in" svg:height="1.035in" svg:x="2.6098in" svg:y="6.178in"><text:p text:style-name="P169"><text:span text:style-name="T1">Return value and </text:span></text:p><text:p text:style-name="P169"><text:span text:style-name="T1">point of return are</text:span></text:p><text:p text:style-name="P169"><text:span text:style-name="T1">popped off the</text:span></text:p><text:p text:style-name="P169"><text:span text:style-name="T1">stack into the CPU</text:span></text:p></draw:rect><draw:line text:anchor-type="paragraph" draw:z-index="70" draw:name="Shape92" draw:style-name="gr31" draw:text-style-name="P169" svg:x1="3.4638in" svg:y1="6.178in" svg:x2="4.0157in" svg:y2="2.4252in"><text:p/></draw:line><draw:line text:anchor-type="paragraph" draw:z-index="103" draw:name="Shape93" draw:style-name="gr31" draw:text-style-name="P169" svg:x1="3.5681in" svg:y1="6.1776in" svg:x2="4.1933in" svg:y2="4.811in"><text:p/></draw:line></text:p>
      <text:p text:style-name="P127"><draw:g text:anchor-type="paragraph" draw:z-index="71" draw:name="Shape94"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text:p><text:p text:style-name="P169"/><text:p text:style-name="P169"><text:span text:style-name="T89"/></text:p><text:p text:style-name="P169"><text:span text:style-name="T89">main</text:span></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int j = 36</text:span></text:p></draw:ellipse><draw:rect draw:style-name="gr46" draw:text-style-name="P171" svg:width="3.0732in" svg:height="0.198in" svg:x="0.0055in" svg:y="2.5228in"><text:p/></draw:rect><draw:g draw:style-name="gr5"><draw:rect draw:style-name="gr35" draw:text-style-name="P172" svg:width="2.9689in" svg:height="0.3752in" svg:x="0.0575in" svg:y="5.063in"><text:p text:style-name="P188">i <text:s text:c="63"/></text:p></draw:rect><draw:rect draw:style-name="gr35" draw:text-style-name="P172" svg:width="1.0835in" svg:height="0.2295in" svg:x="0.3598in" svg:y="5.1311in"><text:p text:style-name="P169">5</text:p></draw:rect></draw:g><draw:rect draw:style-name="gr43" draw:text-style-name="P181" svg:width="1.7815in" svg:height="1.035in" svg:x="2.6098in" svg:y="6.1776in"><text:p text:style-name="P169"><text:span text:style-name="T1">Execute line 11 with</text:span></text:p><text:p text:style-name="P169"><text:span text:style-name="T1">return value</text:span></text:p></draw:rect><draw:line draw:style-name="gr44" draw:text-style-name="P169" svg:x1="3.4638in" svg:y1="6.1772in" svg:x2="4.0157in" svg:y2="2.4244in"><text:p/></draw:line></draw:g></text:p>
      <text:p text:style-name="P127"><draw:g text:anchor-type="paragraph" draw:z-index="72" draw:name="Shape95"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text:p><text:p text:style-name="P169"><text:span text:style-name="T89">main</text:span></text:p><text:p text:style-name="P169"><text:span text:style-name="T89"/></text:p><text:p text:style-name="P169"><text:span text:style-name="T89"/></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text:s/></text:span></text:p></draw:ellipse><draw:rect draw:style-name="gr35" draw:text-style-name="P172" svg:width="2.9689in" svg:height="0.7622in" svg:x="0.0575in" svg:y="4.6764in"><text:p text:style-name="P188">i</text:p><text:p text:style-name="P188"/><text:p text:style-name="P188">j <text:s text:c="63"/></text:p></draw:rect><draw:rect draw:style-name="gr35" draw:text-style-name="P172" svg:width="1.0835in" svg:height="0.2161in" svg:x="0.3598in" svg:y="4.752in"><text:p text:style-name="P169">5</text:p></draw:rect><draw:rect draw:style-name="gr35" draw:text-style-name="P172" svg:width="1.0835in" svg:height="0.2161in" svg:x="0.3598in" svg:y="5.1374in"><text:p text:style-name="P169">36</text:p></draw:rect></draw:g><draw:rect text:anchor-type="paragraph" draw:z-index="150" draw:name="Shape96" draw:style-name="gr3" draw:text-style-name="P171" svg:width="3.0732in" svg:height="0.198in" svg:x="0.0563in" svg:y="2.5047in"><text:p/></draw:rect></text:p>
      <text:p text:style-name="P127"><draw:g text:anchor-type="paragraph" draw:z-index="73" draw:name="Shape97"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text:p><text:p text:style-name="P169"><text:span text:style-name="T89">main</text:span></text:p><text:p text:style-name="P169"><text:span text:style-name="T89"/></text:p><text:p text:style-name="P169"><text:span text:style-name="T89"/></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std::cout &lt;&lt; j </text:span></text:p><text:p text:style-name="P169"><text:span text:style-name="T12">&lt;&lt; std::endl; </text:span></text:p></draw:ellipse><draw:rect draw:style-name="gr46" draw:text-style-name="P171" svg:width="3.0732in" svg:height="0.198in" svg:x="0.0055in" svg:y="2.648in"><text:p/></draw:rect><draw:rect draw:style-name="gr35" draw:text-style-name="P172" svg:width="2.9689in" svg:height="0.7622in" svg:x="0.0575in" svg:y="4.6764in"><text:p text:style-name="P188">i</text:p><text:p text:style-name="P188"/><text:p text:style-name="P188">j <text:s text:c="63"/></text:p></draw:rect><draw:rect draw:style-name="gr35" draw:text-style-name="P172" svg:width="1.0835in" svg:height="0.2161in" svg:x="0.3598in" svg:y="4.752in"><text:p text:style-name="P169">5</text:p></draw:rect><draw:rect draw:style-name="gr35" draw:text-style-name="P172" svg:width="1.0835in" svg:height="0.2161in" svg:x="0.3598in" svg:y="5.1374in"><text:p text:style-name="P169">36</text:p></draw:rect></draw:g></text:p>
      <text:p text:style-name="P127"><draw:g text:anchor-type="paragraph" draw:z-index="74" draw:name="Shape98" draw:style-name="gr4"><draw:custom-shape draw:style-name="gr33" draw:text-style-name="P171" svg:width="1.4689in" svg:height="0.6776in" svg:x="5.0264in" svg:y="0.1319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34" draw:text-style-name="P172" svg:width="3.0835in" svg:height="1.9295in" svg:x="0.0055in" svg:y="3.6362in"><text:p text:style-name="P169"><text:span text:style-name="T89">Memory</text:span></text:p><text:p text:style-name="P169"><text:span text:style-name="T89"/></text:p><text:p text:style-name="P169"><text:span text:style-name="T89"/></text:p><text:p text:style-name="P169"><text:span text:style-name="T89">main</text:span></text:p><text:p text:style-name="P169"><text:span text:style-name="T89"/></text:p><text:p text:style-name="P169"><text:span text:style-name="T89"/></text:p><text:p text:style-name="P169"/><text:p text:style-name="P169"/></draw:rect><draw:rect draw:style-name="gr34" draw:text-style-name="P172" svg:width="2.7504in" svg:height="1.3335in" svg:x="3.2657in" svg:y="3.6047in"><text:p text:style-name="P169"><text:span text:style-name="T89">Stack</text:span></text:p><text:p text:style-name="P169"/><text:p text:style-name="P169"/><text:p text:style-name="P169"/><text:p text:style-name="P169"/></draw:rect><draw:rect draw:style-name="gr35"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ellipse draw:style-name="gr35" draw:text-style-name="P183" svg:width="2.698in" svg:height="1.4689in" svg:x="3.2764in" svg:y="1.2in"><text:p text:style-name="P169"><text:span text:style-name="T12">std::cout &lt;&lt; 36</text:span></text:p><text:p text:style-name="P169"><text:span text:style-name="T12">&lt;&lt; std::endl; </text:span></text:p></draw:ellipse><draw:rect draw:style-name="gr46" draw:text-style-name="P171" svg:width="3.0732in" svg:height="0.1878in" svg:x="0.0055in" svg:y="2.652in"><text:p/></draw:rect><draw:rect draw:style-name="gr35" draw:text-style-name="P172" svg:width="2.9689in" svg:height="0.7622in" svg:x="0.0575in" svg:y="4.6764in"><text:p text:style-name="P188">i</text:p><text:p text:style-name="P188"/><text:p text:style-name="P188">j <text:s text:c="63"/></text:p></draw:rect><draw:rect draw:style-name="gr35" draw:text-style-name="P172" svg:width="1.0835in" svg:height="0.2161in" svg:x="0.3598in" svg:y="4.752in"><text:p text:style-name="P169">5</text:p></draw:rect><draw:rect draw:style-name="gr35" draw:text-style-name="P172" svg:width="1.0835in" svg:height="0.2161in" svg:x="0.3598in" svg:y="5.1374in"><text:p text:style-name="P169">36</text:p></draw:rect></draw:g></text:p>
      <text:p text:style-name="P127"><draw:rect text:anchor-type="paragraph" draw:z-index="83" draw:name="Shape99" draw:style-name="gr38" draw:text-style-name="P172" svg:width="1.0835in" svg:height="0.2161in" svg:x="0.3598in" svg:y="5.1374in"><text:p text:style-name="P169">36</text:p></draw:rect><draw:rect text:anchor-type="paragraph" draw:z-index="82" draw:name="Shape100" draw:style-name="gr38" draw:text-style-name="P172" svg:width="1.0835in" svg:height="0.2161in" svg:x="0.3598in" svg:y="4.752in"><text:p text:style-name="P169">5</text:p></draw:rect><draw:rect text:anchor-type="paragraph" draw:z-index="81" draw:name="Shape101" draw:style-name="gr38" draw:text-style-name="P172" svg:width="2.9689in" svg:height="0.7622in" svg:x="0.0575in" svg:y="4.6764in"><text:p text:style-name="P188">i</text:p><text:p text:style-name="P188"/><text:p text:style-name="P188">j <text:s text:c="63"/></text:p></draw:rect><draw:ellipse text:anchor-type="paragraph" draw:z-index="79" draw:name="Shape102" draw:style-name="gr40" draw:text-style-name="P187" svg:width="2.698in" svg:height="1.4689in" svg:x="3.2764in" svg:y="1.2in"><text:p/></draw:ellipse><draw:rect text:anchor-type="paragraph" draw:z-index="78" draw:name="Shape103" draw:style-name="gr38" draw:text-style-name="P186" svg:width="3.0732in" svg:height="3.0315in" svg:x="0.0055in" svg:y="0.4291in"><text:p text:style-name="P169"><text:span text:style-name="T90">Code</text:span></text:p><text:p text:style-name="P169"><text:span text:style-name="T90"/></text:p><text:p><text:span text:style-name="T91"><text:s/></text:span><text:span text:style-name="T91">1.#include &lt;iostream&gt;</text:span></text:p><text:p text:style-name="P185"><text:span text:style-name="T91"><text:s/></text:span><text:span text:style-name="T91">2.</text:span></text:p><text:p><text:span text:style-name="T92"><text:s/></text:span><text:span text:style-name="T92">3.int square(int x)</text:span></text:p><text:p text:style-name="P185"><text:span text:style-name="T91"><text:s/></text:span><text:span text:style-name="T91">4.{</text:span></text:p><text:p><text:span text:style-name="T92"><text:s/></text:span><text:span text:style-name="T92">5. <text:s/>return x*x;</text:span></text:p><text:p><text:span text:style-name="T92"><text:s/></text:span><text:span text:style-name="T92">6.}</text:span></text:p><text:p><text:span text:style-name="T92"><text:s/></text:span><text:span text:style-name="T92">7.</text:span></text:p><text:p><text:span text:style-name="T92"><text:s/></text:span><text:span text:style-name="T92">8.int main()</text:span></text:p><text:p><text:span text:style-name="T92"><text:s/></text:span><text:span text:style-name="T92">9.{</text:span></text:p><text:p><text:span text:style-name="T92">10. <text:s text:c="3"/>int i = 5;</text:span></text:p><text:p><text:span text:style-name="T92">11. <text:s text:c="3"/>int j = square(i + 1);</text:span></text:p><text:p><text:span text:style-name="T92">12. <text:s text:c="3"/>std::cout &lt;&lt; j &lt;&lt; std::endl;</text:span></text:p><text:p><text:span text:style-name="T92">13.</text:span></text:p><text:p><text:span text:style-name="T92">14. <text:s text:c="3"/>return 0;</text:span></text:p><text:p><text:span text:style-name="T92">15.}</text:span></text:p></draw:rect><draw:rect text:anchor-type="paragraph" draw:z-index="77" draw:name="Shape104" draw:style-name="gr41" draw:text-style-name="P172" svg:width="2.7504in" svg:height="1.3335in" svg:x="3.2661in" svg:y="3.6047in"><text:p text:style-name="P169"><text:span text:style-name="T89">Stack</text:span></text:p><text:p text:style-name="P169"/><text:p text:style-name="P169"/><text:p text:style-name="P169"/><text:p text:style-name="P169"/></draw:rect><draw:rect text:anchor-type="paragraph" draw:z-index="76" draw:name="Shape105" draw:style-name="gr41" draw:text-style-name="P172" svg:width="3.0835in" svg:height="1.9295in" svg:x="0.0055in" svg:y="3.6362in"><text:p text:style-name="P169"><text:span text:style-name="T89">Memory</text:span></text:p><text:p text:style-name="P169"><text:span text:style-name="T89"/></text:p><text:p text:style-name="P169"><text:span text:style-name="T89"/></text:p><text:p text:style-name="P169"><text:span text:style-name="T89">main</text:span></text:p><text:p text:style-name="P169"><text:span text:style-name="T89"/></text:p><text:p text:style-name="P169"><text:span text:style-name="T89"/></text:p><text:p text:style-name="P169"/><text:p text:style-name="P169"/></draw:rect><draw:custom-shape text:anchor-type="paragraph" draw:z-index="75" draw:name="Shape106" draw:style-name="gr45" draw:text-style-name="P172" svg:width="1.4689in" svg:height="0.6776in" svg:x="5.0264in" svg:y="0.1319in"><text:p text:style-name="P176">36</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rect text:anchor-type="paragraph" draw:z-index="80" draw:name="Shape107" draw:style-name="gr3" draw:text-style-name="P171" svg:width="3.0732in" svg:height="0.1878in" svg:x="0.0055in" svg:y="0.0098in"><text:p/></draw:rect></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hat's it!</text:p>
      <text:p text:style-name="P122"/>
      <text:p text:style-name="P122">There are several important things to observe in this simulation:</text:p>
      <text:list xml:id="list3241427445" text:style-name="L3">
        <text:list-item>
          <text:p text:style-name="P167">The memory for the call to <text:span text:style-name="T12">square()</text:span> is different from the memory of <text:span text:style-name="T12">main()</text:span></text:p>
        </text:list-item>
        <text:list-item>
          <text:p text:style-name="P167">Values are passed between <text:span text:style-name="T12">main()</text:span> and <text:span text:style-name="T12">square()</text:span> and not the variables.</text:p>
        </text:list-item>
      </text:list>
      <text:p text:style-name="P122"/>
      <text:p text:style-name="P122">By the way there's something special about the stack. A <text:span text:style-name="T19">stack</text:span> is a data structure (i.e. container of data with operations) that allows you to put things into it (this operation is called <text:span text:style-name="T19">push</text:span>) and also to get something out of it (the operation is called <text:span text:style-name="T19">pop</text:span>). You cannot choose what you want to get out of the stack: It will always be the last thing that you put into it. That's why the stack is also called a <text:span text:style-name="T19">last-in-first-</text:span><text:soft-page-break/><text:span text:style-name="T19">out</text:span> <text:span text:style-name="T19">(LIFO)</text:span> data structure.</text:p>
      <text:p text:style-name="P122"/>
      <text:p text:style-name="P122">A stack of plates at a buffet is (almost) a stack. The plate you take (if you only take from the top) is the last plate placed onto the stack.</text:p>
      <text:p text:style-name="P122"/>
      <text:p text:style-name="P122">The above model illustrates many concepts in function calling. But it's only a model. For the real picture you have to take CISS360 (Assembly Language and Computer Systems) and to understand how Physics (or electronics) can be used to physically implement a computational device you have to take CISS430 (Computer Architecture).</text:p>
      <text:p text:style-name="P122"/>
      <text:p text:style-name="P122">By the way, it's actually <text:span text:style-name="T19">OK not to use a return value</text:span>. For instance the following program is valid:</text:p>
      <table:table table:name="Table10" table:style-name="Table10">
        <table:table-column table:style-name="Table10.A"/>
        <table:table-row table:style-name="TableLine2875696571296">
          <table:table-cell table:style-name="Table10.A1" office:value-type="string">
            <text:p text:style-name="P130">int square(int x)</text:p>
            <text:p text:style-name="P130">{</text:p>
            <text:p text:style-name="P130"><text:s text:c="4"/>return x * x;<text:line-break/>}</text:p>
            <text:p text:style-name="P130"/>
            <text:p text:style-name="P130">int main()</text:p>
            <text:p text:style-name="P130">{</text:p>
            <text:p text:style-name="P130"><text:s text:c="4"/>square(4);</text:p>
            <text:p text:style-name="P130"/>
            <text:p text:style-name="P130"><text:s text:c="4"/>return 0;<text:line-break/>}</text:p>
          </table:table-cell>
        </table:table-row>
      </table:table>
      <text:p text:style-name="P122"/>
      <text:p text:style-name="P122">As you can see in the above code the value 16 is neither being used in any computation or nor in a print statement. It's just thrown away.</text:p>
      <text:p text:style-name="P122"/>
      <text:p text:style-name="P122">In fact something like this is also valid! (Although quite silly).</text:p>
      <table:table table:name="Table11" table:style-name="Table11">
        <table:table-column table:style-name="Table11.A"/>
        <table:table-row table:style-name="TableLine2875696571568">
          <table:table-cell table:style-name="Table11.A1" office:value-type="string">
            <text:p text:style-name="P130">int main()</text:p>
            <text:p text:style-name="P130">{</text:p>
            <text:p text:style-name="P130"><text:s text:c="4"/>16;</text:p>
            <text:p text:style-name="P130"/>
            <text:p text:style-name="P130"><text:s text:c="4"/>return 0;<text:line-break/>}</text:p>
          </table:table-cell>
        </table:table-row>
      </table:table>
      <text:p text:style-name="P122"/>
      <text:p text:style-name="P122">Run it. Again the value 16 is not used in any way.</text:p>
      <text:p text:style-name="P122"/>
      <text:p text:style-name="P122">Note again that when C++ returned from <text:span text:style-name="T12">square()</text:span>, the memory used for <text:span text:style-name="T12">square()</text:span>'s variables is destroyed. This is similar to exiting for instance a for-loop. So in this code segment that uses <text:span text:style-name="T12">square()</text:span> twice:</text:p>
      <table:table table:name="Table36" table:style-name="Table36">
        <table:table-column table:style-name="Table36.A"/>
        <table:table-row table:style-name="TableLine2875696559328">
          <table:table-cell table:style-name="Table36.A1" office:value-type="string">
            <text:p text:style-name="P130">...</text:p>
            <text:p text:style-name="P130">std::cout &lt;&lt; square(5) &lt;&lt; std::endl;</text:p>
            <text:p text:style-name="P130">...</text:p>
            <text:p text:style-name="P130">std::cout &lt;&lt; square(i) &lt;&lt; std::endl;</text:p>
          </table:table-cell>
        </table:table-row>
      </table:table>
      <text:p text:style-name="P122">the memory for <text:span text:style-name="T12">square()</text:span> to hold data is created and destroyed twice.</text:p>
      <text:p text:style-name="P122"/>
      <text:p text:style-name="P122"/>
      <text:p text:style-name="P122"/>
      <text:p text:style-name="P122"/>
      <text:p text:style-name="P122"/>
      <text:p text:style-name="P22"><text:soft-page-break/><text:span text:style-name="T26">Exercise.</text:span> Write a function <text:span text:style-name="T12">isprime()</text:span> that accepts an integer value and returns <text:span text:style-name="T12">true</text:span> if the integer value is a prime; otherwise <text:span text:style-name="T12">false</text:span> is returned. (Refer to previous notes on checking for primeness.) Test your function thoroughly. Note that the value passed into the function is an <text:span text:style-name="T12">int</text:span>. The value returned is a <text:span text:style-name="T12">bool</text:span>. Therefore the function looks like this:</text:p>
      <table:table table:name="Table35" table:style-name="Table35">
        <table:table-column table:style-name="Table35.A"/>
        <table:table-row table:style-name="TableLine2875696562320">
          <table:table-cell table:style-name="Table35.A1" office:value-type="string">
            <text:p text:style-name="P130">bool isprime(int n)</text:p>
            <text:p text:style-name="P130">{</text:p>
            <text:p text:style-name="P130"><text:s text:c="4"/>...<text:line-break/>}</text:p>
          </table:table-cell>
        </table:table-row>
      </table:table>
      <text:p text:style-name="P22">In your main(), write a for-loop that prints all the primes up to 1000000000 using the above function. </text:p>
      <text:p text:style-name="P122"/>
      <text:p text:style-name="P122"/>
      <text:p text:style-name="P122"><text:span text:style-name="T26">Exercise.</text:span> Using the above function, print all twin primes less than 1000000000, i.e. print p and p + 2 such that p and p+2 are primes and less than 100000000.</text:p>
      <text:p text:style-name="P128">Returning <text:span text:style-name="T35">n</text:span>othing</text:p>
      <text:p text:style-name="P122"/>
      <text:p text:style-name="P122">You can write a function that does not return a value:</text:p>
      <table:table table:name="Table12" table:style-name="Table12">
        <table:table-column table:style-name="Table12.A"/>
        <table:table-row table:style-name="TableLine2875696569392">
          <table:table-cell table:style-name="Table12.A1" office:value-type="string">
            <text:p text:style-name="P148">#include &lt;iostream&gt;</text:p>
            <text:p text:style-name="P148"/>
            <text:p text:style-name="P148"><text:span text:style-name="T19">void</text:span> printHelloWorld(int x)</text:p>
            <text:p text:style-name="P149">{</text:p>
            <text:p text:style-name="P149"><text:s text:c="4"/>std::cout &lt;&lt; "Hello, World!" &lt;&lt; std::endl <text:s/></text:p>
            <text:p text:style-name="P149"><text:s text:c="14"/>&lt;&lt; "Function received: " </text:p>
            <text:p text:style-name="P149"><text:s text:c="14"/>&lt;&lt; x </text:p>
            <text:p text:style-name="P149"><text:s text:c="14"/>&lt;&lt; std::endl;</text:p>
            <text:p text:style-name="P149"><text:s text:c="4"/>return;</text:p>
            <text:p text:style-name="P149">}</text:p>
            <text:p text:style-name="P150"/>
            <text:p text:style-name="P150"/>
            <text:p text:style-name="P149">int main()</text:p>
            <text:p text:style-name="P149">{</text:p>
            <text:p text:style-name="P149"><text:s text:c="4"/>printHelloWorld(3);</text:p>
            <text:p text:style-name="P150"/>
            <text:p text:style-name="P149"><text:s text:c="4"/>return 0;</text:p>
            <text:p text:style-name="P149">}</text:p>
          </table:table-cell>
        </table:table-row>
      </table:table>
      <text:p text:style-name="P122"/>
      <text:p text:style-name="P122">Question: What is the return type of a function that does not return a value? (Look at the code above.)</text:p>
      <text:p text:style-name="P122"/>
      <text:p text:style-name="P122"/>
      <text:p text:style-name="P122"><text:span text:style-name="T26">Exercise.</text:span> Write a function <text:span text:style-name="T12">printYesNo()</text:span> that accepts a boolean value and prints yes if the value is <text:span text:style-name="T12">true</text:span> and no otherwise. Test your code. [Hint: You can use the <text:span text:style-name="T12">printHelloWorld()</text:span> function above. The parameter <text:span text:style-name="T12">x</text:span> is an <text:span text:style-name="T12">int</text:span>. You need to change it to a <text:span text:style-name="T12">bool</text:span>.]</text:p>
      <text:p text:style-name="P122"/>
      <text:p text:style-name="P122"/>
      <text:p text:style-name="P122"><text:span text:style-name="T26">Exercise.</text:span> What's wrong here?</text:p>
      <table:table table:name="Table13" table:style-name="Table13">
        <table:table-column table:style-name="Table13.A"/>
        <table:table-row table:style-name="TableLine2875696563408">
          <table:table-cell table:style-name="Table13.A1" office:value-type="string">
            <text:p text:style-name="P151">void f(int x)</text:p>
            <text:p text:style-name="P152">{</text:p>
            <text:p text:style-name="P152"><text:s text:c="4"/>return x * x;</text:p>
            <text:p text:style-name="P152">}</text:p>
            <text:p text:style-name="P153"/>
            <text:p text:style-name="P152">int main()</text:p>
            <text:p text:style-name="P152">{</text:p>
            <text:p text:style-name="P152"><text:s text:c="4"/>int y = f(5);</text:p>
            <text:p text:style-name="P152"><text:s text:c="4"/>return 0;</text:p>
            <text:p text:style-name="P152">}</text:p>
          </table:table-cell>
        </table:table-row>
      </table:table>
      <text:p text:style-name="P122"/>
      <text:p text:style-name="P122"/>
      <text:p text:style-name="P123">Exercise. <text:span text:style-name="T31">What is the output (without running the program)? </text:span></text:p>
      <table:table table:name="Table15" table:style-name="Table15">
        <table:table-column table:style-name="Table15.A"/>
        <table:table-row table:style-name="TableLine2875696587616">
          <table:table-cell table:style-name="Table15.A1" office:value-type="string">
            <text:p text:style-name="P113">void increment(int x)</text:p>
            <text:p text:style-name="P114">{</text:p>
            <text:p text:style-name="P114"><text:s text:c="4"/>x++;</text:p>
            <text:p text:style-name="P154"><text:s text:c="3"/>std::cout &lt;&lt; x &lt;&lt; std:::endl;</text:p>
            <text:p text:style-name="P154"><text:s text:c="3"/>return;</text:p>
            <text:p text:style-name="P114"><text:soft-page-break/>}</text:p>
            <text:p text:style-name="P155"/>
            <text:p text:style-name="P114">int main()</text:p>
            <text:p text:style-name="P114">{</text:p>
            <text:p text:style-name="P154"><text:s text:c="3"/>int x = 1;</text:p>
            <text:p text:style-name="P154"><text:s text:c="3"/>increment(x);</text:p>
            <text:p text:style-name="P154"><text:s text:c="3"/>std::cout &lt;&lt; x &lt;&lt; std::endl;</text:p>
            <text:p text:style-name="P155"/>
            <text:p text:style-name="P154"><text:s text:c="3"/>return 0;</text:p>
            <text:p text:style-name="P114">}</text:p>
          </table:table-cell>
        </table:table-row>
      </table:table>
      <text:p text:style-name="P122">Now verify by running the program. Correct the program using this:</text:p>
      <table:table table:name="Table16" table:style-name="Table16">
        <table:table-column table:style-name="Table16.A"/>
        <table:table-row table:style-name="TableLine2875696578368">
          <table:table-cell table:style-name="Table16.A1" office:value-type="string">
            <text:p text:style-name="P113">____________ increment(int x)</text:p>
            <text:p text:style-name="P114">{</text:p>
            <text:p text:style-name="P114"><text:s text:c="4"/>x++;</text:p>
            <text:p text:style-name="P114"><text:s text:c="4"/>return ____________;</text:p>
            <text:p text:style-name="P114">}</text:p>
            <text:p text:style-name="P155"/>
            <text:p text:style-name="P155"/>
            <text:p text:style-name="P114">int main()</text:p>
            <text:p text:style-name="P114">{</text:p>
            <text:p text:style-name="P154"><text:s text:c="3"/>int x = 1;</text:p>
            <text:p text:style-name="P154"><text:s text:c="3"/>x = increment(x);</text:p>
            <text:p text:style-name="P154"><text:s text:c="3"/>std::cout &lt;&lt; x &lt;&lt; std::endl;</text:p>
            <text:p text:style-name="P154"><text:s text:c="3"/>return 0;</text:p>
            <text:p text:style-name="P114">}</text:p>
          </table:table-cell>
        </table:table-row>
      </table:table>
      <text:p text:style-name="P122"/>
      <text:p text:style-name="P122"/>
      <text:p text:style-name="P122"><text:span text:style-name="T26">Exercise.</text:span> Invent your own ASCII art problem (or take the code from earlier notes or assignments and write a function for it) and write a function for it. Here's one: Write the function <text:span text:style-name="T12">drawSquare()</text:span> that accepts an int value and draw a box with height and width of the specified <text:span text:style-name="T12">int</text:span> length. For instance calling <text:span text:style-name="T12">drawSquare(3)</text:span> prints this to the console window:</text:p>
      <table:table table:name="Table37" table:style-name="Table37">
        <table:table-column table:style-name="Table37.A"/>
        <table:table-row table:style-name="TableLine2875696575920">
          <table:table-cell table:style-name="Table37.A1" office:value-type="string">
            <text:p text:style-name="P130">***</text:p>
            <text:p text:style-name="P130">* *</text:p>
            <text:p text:style-name="P130">***</text:p>
          </table:table-cell>
        </table:table-row>
      </table:table>
      <text:p text:style-name="P122">and calling <text:span text:style-name="T12">drawSquare(8)</text:span> prints this:</text:p>
      <table:table table:name="Table38" table:style-name="Table38">
        <table:table-column table:style-name="Table38.A"/>
        <table:table-row table:style-name="TableLine2875696581360">
          <table:table-cell table:style-name="Table38.A1" office:value-type="string">
            <text:p text:style-name="P130">********</text:p>
            <text:p text:style-name="P130">* <text:s text:c="5"/>*</text:p>
            <text:p text:style-name="P130">* <text:s text:c="5"/>*</text:p>
            <text:p text:style-name="P130">* <text:s text:c="5"/>*</text:p>
            <text:p text:style-name="P130">* <text:s text:c="5"/>*</text:p>
            <text:p text:style-name="P130">* <text:s text:c="5"/>*</text:p>
            <text:p text:style-name="P130">* <text:s text:c="5"/>*</text:p>
            <text:p text:style-name="P130">********</text:p>
          </table:table-cell>
        </table:table-row>
      </table:table>
      <text:p text:style-name="P122"/>
      <text:p text:style-name="P128">Passing in <text:span text:style-name="T37">n</text:span>othing</text:p>
      <text:p text:style-name="P122"/>
      <text:p text:style-name="P122">You can also have a function that does not accept any value:</text:p>
      <table:table table:name="Table14" table:style-name="Table14">
        <table:table-column table:style-name="Table14.A"/>
        <table:table-row table:style-name="TableLine2875696577824">
          <table:table-cell table:style-name="Table14.A1" office:value-type="string">
            <text:p text:style-name="P151">#include &lt;iostream&gt;</text:p>
            <text:p text:style-name="P151"/>
            <text:p text:style-name="P151">void printHelloWorld()</text:p>
            <text:p text:style-name="P152">{</text:p>
            <text:p text:style-name="P152"><text:s text:c="4"/>std::cout &lt;&lt; "hello, world!" &lt;&lt; std::endl; <text:s/></text:p>
            <text:p text:style-name="P152"><text:s text:c="4"/>return;</text:p>
            <text:p text:style-name="P152">}</text:p>
            <text:p text:style-name="P153"/>
            <text:p text:style-name="P153"/>
            <text:p text:style-name="P152">int main()</text:p>
            <text:p text:style-name="P152">{</text:p>
            <text:p text:style-name="P152"><text:s text:c="4"/>printHelloWorld();</text:p>
            <text:p text:style-name="P152"><text:s text:c="4"/>return 0;</text:p>
            <text:p text:style-name="P152">}</text:p>
          </table:table-cell>
        </table:table-row>
      </table:table>
      <text:p text:style-name="P122"/>
      <text:p text:style-name="P122">Of course you can have a function that accepts nothing but returns a value.</text:p>
      <text:p text:style-name="P122"/>
      <text:p text:style-name="P122"/>
      <text:p text:style-name="P122"><text:span text:style-name="T26">Exercise.</text:span> The function <text:span text:style-name="T12">f()</text:span> accepts nothing and returns a <text:span text:style-name="T12">char</text:span>. Write the function header of <text:span text:style-name="T12">f()</text:span>:</text:p>
      <table:table table:name="Table39" table:style-name="Table39">
        <table:table-column table:style-name="Table39.A"/>
        <table:table-row table:style-name="TableLine2875696589792">
          <table:table-cell table:style-name="Table39.A1" office:value-type="string">
            <text:p text:style-name="P146">_______________________________</text:p>
            <text:p text:style-name="P146">{</text:p>
            <text:p text:style-name="P146"><text:s text:c="3"/>...</text:p>
            <text:p text:style-name="P146">}</text:p>
          </table:table-cell>
        </table:table-row>
      </table:table>
      <text:p text:style-name="P122"/>
      <text:p text:style-name="P122"/>
      <text:p text:style-name="P122"><text:span text:style-name="T26">Exercise.</text:span> The function <text:span text:style-name="T12">g()</text:span> accepts an <text:span text:style-name="T12">int</text:span> and returns a <text:span text:style-name="T12">double</text:span>. Write the function header of <text:span text:style-name="T12">g()</text:span>. (You can choose any name for the <text:span text:style-name="T12">int</text:span> parameter.)</text:p>
      <table:table table:name="Table40" table:style-name="Table40">
        <table:table-column table:style-name="Table40.A"/>
        <table:table-row table:style-name="TableLine2875696590608">
          <table:table-cell table:style-name="Table40.A1" office:value-type="string">
            <text:p text:style-name="P146">_______________________________</text:p>
            <text:p text:style-name="P146">{</text:p>
            <text:p text:style-name="P146"><text:s text:c="3"/>...</text:p>
            <text:p text:style-name="P146">}</text:p>
          </table:table-cell>
        </table:table-row>
      </table:table>
      <text:p text:style-name="P122"/>
      <text:p text:style-name="P122"/>
      <text:p text:style-name="P122"><text:span text:style-name="T26">Exercise.</text:span> The function <text:span text:style-name="T12">h()</text:span> accepts a <text:span text:style-name="T12">double</text:span><text:span text:style-name="T1"> but does not return any value. </text:span>Write the function header of <text:span text:style-name="T12">h()</text:span>. (You can choose any name for the <text:span text:style-name="T12">int</text:span> parameter.)</text:p>
      <table:table table:name="Table41" table:style-name="Table41">
        <table:table-column table:style-name="Table41.A"/>
        <table:table-row table:style-name="TableLine2875696585712">
          <table:table-cell table:style-name="Table41.A1" office:value-type="string">
            <text:p text:style-name="P146">_______________________________</text:p>
            <text:p text:style-name="P146">{</text:p>
            <text:p text:style-name="P146"><text:s text:c="3"/>...</text:p>
            <text:p text:style-name="P146">}</text:p>
          </table:table-cell>
        </table:table-row>
      </table:table>
      <text:p text:style-name="P122"/>
      <text:p text:style-name="P122"/>
      <text:p text:style-name="P122"><text:span text:style-name="T26">Exercise.</text:span> Write a function called <text:span text:style-name="T12">gimmeInt()</text:span> that does not have any parameter. Each time you call the function it returns the integer 42. Test your code with this</text:p>
      <table:table table:name="Table54" table:style-name="Table54">
        <table:table-column table:style-name="Table54.A"/>
        <text:soft-page-break/>
        <table:table-row table:style-name="TableLine2875696583808">
          <table:table-cell table:style-name="Table54.A1" office:value-type="string">
            <text:p text:style-name="P130">#include &lt;iostream&gt;</text:p>
            <text:p text:style-name="P130"/>
            <text:p text:style-name="P130">// put your function here</text:p>
            <text:p text:style-name="P130"/>
            <text:p text:style-name="P130">int main()</text:p>
            <text:p text:style-name="P130">{</text:p>
            <text:p text:style-name="P130"><text:s text:c="4"/>for (int i = 0; i &lt; 10; ++i)</text:p>
            <text:p text:style-name="P130"><text:s text:c="4"/>{</text:p>
            <text:p text:style-name="P130"><text:s text:c="8"/>std::cout &lt;&lt; gimmeInt() &lt;&lt; '\n';<text:line-break/> <text:s text:c="3"/>}</text:p>
            <text:p text:style-name="P130"/>
            <text:p text:style-name="P130"><text:s text:c="4"/>return 0;<text:line-break/>}</text:p>
          </table:table-cell>
        </table:table-row>
      </table:table>
      <text:p text:style-name="P122"/>
      <text:p text:style-name="P128">Scope</text:p>
      <text:p text:style-name="P122"/>
      <text:p text:style-name="P122">Functions are like variables: They have scopes too. </text:p>
      <text:p text:style-name="P122"/>
      <text:p text:style-name="P122"/>
      <text:p text:style-name="P122"><text:span text:style-name="T26">Exercise.</text:span> Does this work?</text:p>
      <table:table table:name="Table17" table:style-name="Table17">
        <table:table-column table:style-name="Table17.A"/>
        <table:table-row table:style-name="TableLine2875696579184">
          <table:table-cell table:style-name="Table17.A1" office:value-type="string">
            <text:p text:style-name="P111">#include &lt;iostream&gt;</text:p>
            <text:p text:style-name="P114">int main()</text:p>
            <text:p text:style-name="P114">{</text:p>
            <text:p text:style-name="P114"><text:s text:c="4"/>printHamAndEggs();</text:p>
            <text:p text:style-name="P114"><text:s text:c="4"/>return 0;</text:p>
            <text:p text:style-name="P114">}</text:p>
            <text:p text:style-name="P156"/>
            <text:p text:style-name="P156"/>
            <text:p text:style-name="P114">void printHamAndEggs()</text:p>
            <text:p text:style-name="P114">{</text:p>
            <text:p text:style-name="P114"><text:s text:c="4"/>std::cout &lt;&lt; "ham and eggs!";</text:p>
            <text:p text:style-name="P114"><text:s text:c="4"/>return;</text:p>
            <text:p text:style-name="P114">}</text:p>
          </table:table-cell>
        </table:table-row>
      </table:table>
      <text:p text:style-name="P122"/>
      <text:p text:style-name="P122"/>
      <text:p text:style-name="P122">Although you can nest for-loops to get double for-loops, you can nest if statements, you can nest while loops, you <text:span text:style-name="T19">cannot nest functions in C++</text:span>. Try this:</text:p>
      <text:p text:style-name="P122"/>
      <table:table table:name="Table18" table:style-name="Table18">
        <table:table-column table:style-name="Table18.A"/>
        <table:table-row table:style-name="TableLine2875696591152">
          <table:table-cell table:style-name="Table18.A1" office:value-type="string">
            <text:p text:style-name="P111">#include &lt;iostream&gt;</text:p>
            <text:p text:style-name="P114"><draw:rect text:anchor-type="paragraph" draw:z-index="120" draw:name="Shape108" draw:style-name="gr23" draw:text-style-name="P182" svg:width="1.2398in" svg:height="0.4886in" svg:x="4.9465in" svg:y="0.1161in"><text:p text:style-name="P169"><text:span text:style-name="T2">BAD!!!</text:span></text:p></draw:rect>int main()</text:p>
            <text:p text:style-name="P114">{</text:p>
            <text:p text:style-name="P114"><draw:line text:anchor-type="paragraph" draw:z-index="121" draw:name="Shape109" draw:style-name="gr24" draw:text-style-name="P169" svg:x1="4.9465in" svg:y1="0.0492in" svg:x2="2.2484in" svg:y2="0.0492in"><text:p/></draw:line><text:s text:c="4"/>void printHamAndEggs()</text:p>
            <text:p text:style-name="P114"><text:s text:c="4"/>{</text:p>
            <text:p text:style-name="P157"><text:s text:c="7"/>std::cout &lt;&lt; "ham and eggs!";</text:p>
            <text:p text:style-name="P157"><text:s text:c="7"/>return;</text:p>
            <text:p text:style-name="P114"><text:s text:c="4"/>}</text:p>
            <text:p text:style-name="P157"/>
            <text:p text:style-name="P157"><text:s text:c="3"/>printHamAndEggs();</text:p>
            <text:p text:style-name="P157"><text:s text:c="3"/>return 0;</text:p>
            <text:p text:style-name="P114">}</text:p>
          </table:table-cell>
        </table:table-row>
      </table:table>
      <text:p text:style-name="P122"/>
      <text:p text:style-name="P122">(Some programming languages do allow you to do this. But not C++).</text:p>
      <text:p text:style-name="P122"/>
      <text:p text:style-name="P122"/>
      <text:p text:style-name="P122"><text:span text:style-name="T26">Exercise.</text:span> Will this work? Why?</text:p>
      <table:table table:name="Table19" table:style-name="Table19">
        <table:table-column table:style-name="Table19.A"/>
        <table:table-row table:style-name="TableLine2875696592240">
          <table:table-cell table:style-name="Table19.A1" office:value-type="string">
            <text:p text:style-name="P111">#include &lt;iostream&gt;</text:p>
            <text:p text:style-name="P114">void f()</text:p>
            <text:p text:style-name="P114">{</text:p>
            <text:p text:style-name="P157"><text:s text:c="4"/>std::cout &lt;&lt; matrixReloadedRating &lt;&lt; "\n";</text:p>
            <text:p text:style-name="P157"><text:s text:c="4"/>return;</text:p>
            <text:p text:style-name="P114"><text:soft-page-break/>}</text:p>
            <text:p text:style-name="P156"/>
            <text:p text:style-name="P156"/>
            <text:p text:style-name="P114">int main()</text:p>
            <text:p text:style-name="P114">{</text:p>
            <text:p text:style-name="P157"><text:s text:c="4"/>int matrixReloadedRating = 1;</text:p>
            <text:p text:style-name="P157"><text:s text:c="4"/>f();</text:p>
            <text:p text:style-name="P157"><text:s text:c="4"/>return 0;</text:p>
            <text:p text:style-name="P114">}</text:p>
          </table:table-cell>
        </table:table-row>
      </table:table>
      <text:p text:style-name="P122">Verify with your compiler.</text:p>
      <text:p text:style-name="P128">Functions with <text:span text:style-name="T35">t</text:span>wo <text:span text:style-name="T35">p</text:span>arameters</text:p>
      <text:p text:style-name="P122"/>
      <text:p text:style-name="P122">I hope it's not too surprising that you can define a function with two parameters.</text:p>
      <text:p text:style-name="P122"/>
      <table:table table:name="Table20" table:style-name="Table20">
        <table:table-column table:style-name="Table20.A"/>
        <table:table-row table:style-name="TableLine2875696575104">
          <table:table-cell table:style-name="Table20.A1" office:value-type="string">
            <text:p text:style-name="P114">#include &lt;iostream&gt;</text:p>
            <text:p text:style-name="P114"/>
            <text:p text:style-name="P114"/>
            <text:p text:style-name="P114">double max(double x, double y)</text:p>
            <text:p text:style-name="P114"><draw:rect text:anchor-type="paragraph" draw:z-index="104" draw:name="Shape110" draw:style-name="gr23" draw:text-style-name="P181" svg:width="2.0421in" svg:height="0.865in" svg:x="4.7484in" svg:y="0.0465in"><text:p text:style-name="P169"><text:span text:style-name="T1">You can have more than </text:span></text:p><text:p text:style-name="P169"><text:span text:style-name="T1">two return statements</text:span></text:p><text:p text:style-name="P169"><text:span text:style-name="T1">in a function.</text:span></text:p></draw:rect>{</text:p>
            <text:p text:style-name="P114"><text:s text:c="4"/>if (x &lt; y)</text:p>
            <text:p text:style-name="P114"><text:s text:c="8"/>return y;</text:p>
            <text:p text:style-name="P114"><text:s text:c="4"/>else</text:p>
            <text:p text:style-name="P114"><text:s text:c="8"/>return x;</text:p>
            <text:p text:style-name="P114">}</text:p>
            <text:p text:style-name="P112"/>
            <text:p text:style-name="P112"/>
            <text:p text:style-name="P114">int main()</text:p>
            <text:p text:style-name="P114">{</text:p>
            <text:p text:style-name="P114"><text:s text:c="4"/>std::cout &lt;&lt; max(5, 3) &lt;&lt; std::endl;</text:p>
            <text:p text:style-name="P114"/>
            <text:p text:style-name="P114"><text:s text:c="4"/>int x = 5, y = 3;</text:p>
            <text:p text:style-name="P114"><text:s text:c="4"/>std::cout &lt;&lt; max(x * x, y + x) &lt;&lt; std::endl;<text:line-break/> <text:s text:c="3"/>return 0;</text:p>
            <text:p text:style-name="P114">}</text:p>
          </table:table-cell>
        </table:table-row>
      </table:table>
      <text:p text:style-name="P122"/>
      <text:p text:style-name="P122">Here's a picture that might help:</text:p>
      <text:p text:style-name="P122"/>
      <text:p text:style-name="P122"><draw:rect text:anchor-type="paragraph" draw:z-index="105" draw:name="Shape111" draw:style-name="gr29" draw:text-style-name="P183" svg:width="2.0106in" svg:height="0.7921in" svg:x="1.4429in" svg:y="0.1374in"><text:p text:style-name="P169"><text:span text:style-name="T12">max()</text:span></text:p></draw:rect><draw:line text:anchor-type="paragraph" draw:z-index="107" draw:name="Shape112" draw:style-name="gr28" draw:text-style-name="P169" svg:x1="3.4535in" svg:y1="0.5126in" svg:x2="4.5055in" svg:y2="0.5126in"><text:p/></draw:line><draw:frame text:anchor-type="paragraph" draw:z-index="108" draw:name="Shape113" draw:style-name="gr30" draw:text-style-name="P184" svg:width="0.6567in" svg:height="0.2295in" svg:x="3.7555in" svg:y="0.2102in"><draw:text-box><text:p><text:span text:style-name="T12">double</text:span></text:p></draw:text-box></draw:frame></text:p>
      <text:p text:style-name="P122"><draw:rect text:anchor-type="paragraph" draw:z-index="109" draw:name="Shape114" draw:style-name="gr29" draw:text-style-name="P183" svg:width="0.7606in" svg:height="0.2606in" svg:x="0.6827in" svg:y="0.0819in"><text:p text:style-name="P169"><text:span text:style-name="T12">double</text:span></text:p></draw:rect></text:p>
      <text:p text:style-name="P122"><draw:line text:anchor-type="paragraph" draw:z-index="106" draw:name="Shape115" draw:style-name="gr28" draw:text-style-name="P169" svg:x1="0.0055in" svg:y1="0.0575in" svg:x2="0.6827in" svg:y2="0.0575in"><text:p/></draw:line></text:p>
      <text:p text:style-name="P122"><draw:rect text:anchor-type="paragraph" draw:z-index="110" draw:name="Shape116" draw:style-name="gr29" draw:text-style-name="P183" svg:width="0.7606in" svg:height="0.2606in" svg:x="0.6827in" svg:y="0.0957in"><text:p text:style-name="P169"><text:span text:style-name="T12">double</text:span></text:p></draw:rect></text:p>
      <text:p text:style-name="P122"><draw:line text:anchor-type="paragraph" draw:z-index="111" draw:name="Shape117" draw:style-name="gr28" draw:text-style-name="P169" svg:x1="0.0055in" svg:y1="0.0752in" svg:x2="0.6827in" svg:y2="0.0752in"><text:p/></draw:line></text:p>
      <text:p text:style-name="P122"/>
      <text:p text:style-name="P122"/>
      <text:p text:style-name="P122"/>
      <text:p text:style-name="P122">Note that in this case <text:span text:style-name="T12">max()</text:span> is called with values 25 and 8. The <text:span text:style-name="T19">ordering</text:span> of 25 and 8 is <text:span text:style-name="T19">important</text:span>!!! The x of max() will receive the first argument (i.e. 25) and y of max() will receive the second argument (i.e. 8).</text:p>
      <text:p text:style-name="P122"/>
      <text:p text:style-name="P122">You can think of a return statement as a point of exit from a function. Just like the for-loop and while-loop, you should NOT have too many points of exit because it makes you code much harder to trace and debug. For instance in the above <text:span text:style-name="T12">max()</text:span> function you can rewrite it as:</text:p>
      <text:p text:style-name="P122"/>
      <table:table table:name="Table21" table:style-name="Table21">
        <table:table-column table:style-name="Table21.A"/>
        <table:table-row table:style-name="TableLine2875696583536">
          <table:table-cell table:style-name="Table21.A1" office:value-type="string">
            <text:p text:style-name="P87">double max(double x, double y)</text:p>
            <text:p text:style-name="P88">{</text:p>
            <text:p text:style-name="P88"><text:s text:c="4"/>int m = x;</text:p>
            <text:p text:style-name="P88"><text:s text:c="4"/>if (m &lt; y) m = y;</text:p>
            <text:p text:style-name="P88"><text:s text:c="4"/>return m;</text:p>
            <text:p text:style-name="P88">}</text:p>
          </table:table-cell>
        </table:table-row>
      </table:table>
      <text:p text:style-name="P122"><text:soft-page-break/></text:p>
      <text:p text:style-name="P122">Another thing to note is that you are calling <text:span text:style-name="T12">max()</text:span> with two integers; <text:span text:style-name="T12">max()</text:span> expects two <text:span text:style-name="T12">double</text:span>s. That's the same as initializing the <text:span text:style-name="T12">x</text:span> and the <text:span text:style-name="T12">y</text:span> of <text:span text:style-name="T12">max()</text:span> with two integers; the integer values 25 and 8 are just promoted to <text:span text:style-name="T12">double</text:span>s 25.0 and 8.0. That's all there is to it. This is similar to declaring a <text:span text:style-name="T12">double</text:span> and initializing it with an integer:</text:p>
      <text:p text:style-name="P122"/>
      <text:p text:style-name="P122"><text:tab/><text:span text:style-name="T12">double blah = 3;</text:span></text:p>
      <text:p text:style-name="P125"/>
      <text:p text:style-name="P122">It's clear that you can have a function of three parameters, four parameters, etc.<text:line-break/></text:p>
      <text:p text:style-name="P122">Note only that, the parameters need not have the same types. Something like this is OK:</text:p>
      <table:table table:name="Table42" table:style-name="Table42">
        <table:table-column table:style-name="Table42.A"/>
        <table:table-row table:style-name="TableLine2875696575376">
          <table:table-cell table:style-name="Table42.A1" office:value-type="string">
            <text:p text:style-name="P130">void f(int x, double y, bool z, char c)</text:p>
            <text:p text:style-name="P130">{</text:p>
            <text:p text:style-name="P130"><text:s text:c="4"/>...</text:p>
            <text:p text:style-name="P130">}</text:p>
          </table:table-cell>
        </table:table-row>
      </table:table>
      <text:p text:style-name="P122"/>
      <text:p text:style-name="P122"/>
      <text:p text:style-name="P122"><text:span text:style-name="T26">Exercise. </text:span>Write a function <text:span text:style-name="T12">min()</text:span> that accepts two doubles and returns the minimum of their values. (What should the return type be?) Test your function thoroughly.</text:p>
      <text:p text:style-name="P122"/>
      <text:p text:style-name="P122"/>
      <text:p text:style-name="P122"><text:span text:style-name="T26">Exercise.</text:span> Write a function <text:span text:style-name="T12">avg()</text:span> that accepts two doubles and returns their average. (What's the reasonable return type?) Test your code.</text:p>
      <text:p text:style-name="P122"/>
      <text:p text:style-name="P122"/>
      <text:p text:style-name="P122"><text:span text:style-name="T26">Exercise.</text:span> Write a function <text:span text:style-name="T12">clip()</text:span> such that <text:span text:style-name="T12">clip(min, max, x)</text:span> (all values are doubles) will return x if min &lt;= x and x &lt;= max. Otherwise if x is greater than max, max is returned and if x is less than min, then min is returned. For instance <text:span text:style-name="T12">clip(0.0, 0.25, 1.0)</text:span> will return <text:span text:style-name="T12">0.25</text:span>, <text:span text:style-name="T12">clip(0.0, -1.2, 1.0)</text:span> will return <text:span text:style-name="T12">0.0</text:span>, and <text:span text:style-name="T12">clip(0.0, 5.25, 1.0)</text:span> returns <text:span text:style-name="T12">1.0</text:span>.</text:p>
      <text:p text:style-name="P123"/>
      <text:p text:style-name="P123"/>
      <text:p text:style-name="P122"><text:span text:style-name="T26">Exercise.</text:span> Write a function <text:span text:style-name="T12">letterGrade()</text:span> that returns a letter grade given a student's percentage grade and the cutoff percentages for A, B, C, D. For instance this function call</text:p>
      <text:p text:style-name="P122"/>
      <text:p text:style-name="P122"><text:tab/><text:span text:style-name="T12">letterGrade(86.5, 90.5, 79.6, 70, 60.2)</text:span></text:p>
      <text:p text:style-name="P125"/>
      <text:p text:style-name="P122">requests for the letter grade for the percentage grade 86.5 where a percentage grade of 90.5 or above is an <text:span text:style-name="T12">'A'</text:span>, 79.6 or above is a <text:span text:style-name="T12">'B'</text:span>, 70 or above is a <text:span text:style-name="T12">'C'</text:span>, 60.2 or above is a <text:span text:style-name="T12">'D'</text:span>, and in all other cases an <text:span text:style-name="T12">'F'</text:span> is returned.</text:p>
      <text:p text:style-name="P128">Lots of <text:span text:style-name="T37">e</text:span>xercises</text:p>
      <text:p text:style-name="P122"/>
      <text:p text:style-name="P122"/>
      <text:p text:style-name="P122"><text:span text:style-name="T26">Exercise.</text:span> Write a function <text:span text:style-name="T12">printDollars()</text:span> that accepts an integer that represents the number of pennies and print the amount in dollars. For instance <text:span text:style-name="T12">printDollar(123)</text:span> will print </text:p>
      <table:table table:name="Table22" table:style-name="Table22">
        <table:table-column table:style-name="Table22.A"/>
        <table:table-row table:style-name="TableLine2875696581088">
          <table:table-cell table:style-name="Table22.A1" office:value-type="string">
            <text:p text:style-name="P130">$1.23</text:p>
          </table:table-cell>
        </table:table-row>
      </table:table>
      <text:p text:style-name="P122">What is the return type of this function?</text:p>
      <text:p text:style-name="P122"/>
      <text:p text:style-name="P122"/>
      <text:p text:style-name="P122"><text:span text:style-name="T26">Exercise.</text:span> Write a function <text:span text:style-name="T12">randunit()</text:span> that returns a random double between 0.0 and 1.0. Verify your work.</text:p>
      <text:p text:style-name="P122"/>
      <text:p text:style-name="P122"/>
      <text:p text:style-name="P122"><text:span text:style-name="T26">Exercise.</text:span> Write a function <text:span text:style-name="T12">randrange()</text:span> that accepts two integers a and b, and returns a random integer between a and b (inclusive). Verify your work.</text:p>
      <text:p text:style-name="P122"/>
      <text:p text:style-name="P122"/>
      <text:p text:style-name="P122"><text:span text:style-name="T26">Exercise.</text:span> Write a function <text:span text:style-name="T12">apsum()</text:span> (sum of arithmetic progression) that accepts three doubles a, b, d and returns the sum of the terms a, a+d, a+2*d, ... <text:s/>which are at most b. (There are two cases: c is positive or c is negative.) Verify your work.</text:p>
      <text:p text:style-name="P122"/>
      <text:p text:style-name="P122"/>
      <text:p text:style-name="P122"><text:span text:style-name="T26">Exercise.</text:span> Write a function <text:span text:style-name="T12">gpsum()</text:span> (sum of geometric progression) that accepts three <text:span text:style-name="T12">double</text:span>s a, b, r and returns the sum of the terms a, a*r, a*r*r, ... which are at most b. Verify your work.</text:p>
      <text:p text:style-name="P122"/>
      <text:p text:style-name="P122"/>
      <text:p text:style-name="P122"><text:span text:style-name="T26">Exercise.</text:span> Write a function <text:span text:style-name="T12">getYOrN()</text:span> that continually prints the following message:</text:p>
      <table:table table:name="Table23" table:style-name="Table23">
        <table:table-column table:style-name="Table23.A"/>
        <table:table-row table:style-name="TableLine2875696588704">
          <table:table-cell table:style-name="Table23.A1" office:value-type="string">
            <text:p text:style-name="P146"><text:span text:style-name="T12">Yes or no (y/n)?</text:span> </text:p>
          </table:table-cell>
        </table:table-row>
      </table:table>
      <text:p text:style-name="P122">prompts the user for a character until either y or n is entered. Once either y or n is entered, that character is returned. Test it with the following <text:span text:style-name="T12">main()</text:span>:</text:p>
      <table:table table:name="Table33" table:style-name="Table33">
        <table:table-column table:style-name="Table33.A"/>
        <table:table-row table:style-name="TableLine2875696584352">
          <table:table-cell table:style-name="Table33.A1" office:value-type="string">
            <text:p text:style-name="P130">#include &lt;iostream&gt;</text:p>
            <text:p text:style-name="P130"/>
            <text:p text:style-name="P130">// your function here</text:p>
            <text:p text:style-name="P130">int main()</text:p>
            <text:p text:style-name="P130">{</text:p>
            <text:p text:style-name="P130"><text:s text:c="4"/>std::cout &lt;&lt; "do u need an extra head?\n";</text:p>
            <text:p text:style-name="P130"><text:s text:c="4"/>char answer = getYorN();</text:p>
            <text:p text:style-name="P130"/>
            <text:p text:style-name="P130"><text:s text:c="4"/>if (answer == 'y')</text:p>
            <text:p text:style-name="P130"><text:s text:c="4"/>{</text:p>
            <text:p text:style-name="P130"><text:s text:c="8"/>std::cout &lt;&lt; "step right up ...\n";<text:line-break/> <text:s text:c="3"/>}</text:p>
            <text:p text:style-name="P130"><text:s text:c="4"/>else</text:p>
            <text:p text:style-name="P130"><text:s text:c="4"/>{</text:p>
            <text:p text:style-name="P130"><text:s text:c="8"/>std::cout &lt;&lt; "next ...\n";<text:line-break/><text:soft-page-break/> <text:s text:c="3"/>}</text:p>
            <text:p text:style-name="P130"/>
            <text:p text:style-name="P130"><text:s text:c="4"/>return 0;<text:line-break/>}</text:p>
          </table:table-cell>
        </table:table-row>
      </table:table>
      <text:p text:style-name="P122"/>
      <text:p text:style-name="P122"/>
      <text:p text:style-name="P122"><text:span text:style-name="T26">Exercise.</text:span> Write a function <text:span text:style-name="T12">power()</text:span> so that <text:span text:style-name="T12">power(a, b)</text:span> returns <text:span text:style-name="T12">a</text:span> to the power of <text:span text:style-name="T12">b</text:span> where <text:span text:style-name="T12">a</text:span>, <text:span text:style-name="T12">b</text:span> are integers and <text:span text:style-name="T12">b &gt;= 0</text:span>. (This is more or less a simplified <text:span text:style-name="T12">pow()</text:span> function.)</text:p>
      <text:p text:style-name="P122"/>
      <text:p text:style-name="P122"/>
      <text:p text:style-name="P103">Functions <text:span text:style-name="T37">c</text:span>alling <text:span text:style-name="T37">f</text:span>unctions</text:p>
      <text:p text:style-name="P52"/>
      <text:p text:style-name="P22">You can also have any function (other than <text:span text:style-name="T12">main()</text:span>) call another function:</text:p>
      <table:table table:name="Table24" table:style-name="Table24">
        <table:table-column table:style-name="Table24.A"/>
        <table:table-row table:style-name="TableLine2875696585168">
          <table:table-cell table:style-name="Table24.A1" office:value-type="string">
            <text:p text:style-name="P119">#include &lt;iostream&gt;</text:p>
            <text:p text:style-name="P119"/>
            <text:p text:style-name="P119">void f()</text:p>
            <text:p text:style-name="P120">{</text:p>
            <text:p text:style-name="P120"><text:s text:c="4"/>std::cout &lt;&lt; "in f() ..." &lt;&lt; std::endl;</text:p>
            <text:p text:style-name="P120"><text:s text:c="4"/>return;</text:p>
            <text:p text:style-name="P120">}</text:p>
            <text:p text:style-name="P121"/>
            <text:p text:style-name="P121"/>
            <text:p text:style-name="P120">void g()</text:p>
            <text:p text:style-name="P120">{</text:p>
            <text:p text:style-name="P120"><text:s text:c="4"/>std::cout &lt;&lt; "in g() ..." &lt;&lt; std::endl;</text:p>
            <text:p text:style-name="P120"><text:s text:c="4"/>f();</text:p>
            <text:p text:style-name="P120"><text:s text:c="4"/>std::cout &lt;&lt; "in g() again ..." &lt;&lt; std::endl;</text:p>
            <text:p text:style-name="P120"><text:s text:c="4"/>return;</text:p>
            <text:p text:style-name="P120">}</text:p>
            <text:p text:style-name="P121"/>
            <text:p text:style-name="P121"/>
            <text:p text:style-name="P120">int main()</text:p>
            <text:p text:style-name="P120">{</text:p>
            <text:p text:style-name="P120"><text:s text:c="4"/>g();</text:p>
            <text:p text:style-name="P120"><text:s text:c="4"/>return 0;</text:p>
            <text:p text:style-name="P120">}</text:p>
          </table:table-cell>
        </table:table-row>
      </table:table>
      <text:p text:style-name="P22"/>
      <text:p text:style-name="P22"/>
      <text:p text:style-name="P22"><text:span text:style-name="T26">Exercise.</text:span> Complete this code segment:</text:p>
      <table:table table:name="Table50" table:style-name="Table50">
        <table:table-column table:style-name="Table50.A"/>
        <table:table-row table:style-name="TableLine2875696586528">
          <table:table-cell table:style-name="Table50.A1" office:value-type="string">
            <text:p text:style-name="P130">// Returns the square of n</text:p>
            <text:p text:style-name="P130">int square(int n)</text:p>
            <text:p text:style-name="P130">{</text:p>
            <text:p text:style-name="P130"><text:s text:c="4"/>...<text:line-break/>}</text:p>
            <text:p text:style-name="P130"/>
            <text:p text:style-name="P130">// Returns the sum of i*i for i = start, start+1,..., </text:p>
            <text:p text:style-name="P130">// end</text:p>
            <text:p text:style-name="P130">int sum_squares(int start, int end)</text:p>
            <text:p text:style-name="P130">{</text:p>
            <text:p text:style-name="P130"><text:s text:c="4"/>...<text:line-break/>} </text:p>
          </table:table-cell>
        </table:table-row>
      </table:table>
      <text:p text:style-name="P22">Write a <text:span text:style-name="T12">main()</text:span> to test <text:span text:style-name="T12">sum_squares()</text:span>.</text:p>
      <text:p text:style-name="P48"/>
      <text:p text:style-name="P48"/>
      <text:p text:style-name="P22"><text:span text:style-name="T26">Exercise.</text:span> <text:s/>What is the output of this program:</text:p>
      <table:table table:name="Table44" table:style-name="Table44">
        <table:table-column table:style-name="Table44.A"/>
        <table:table-row table:style-name="TableLine2875696600944">
          <table:table-cell table:style-name="Table44.A1" office:value-type="string">
            <text:p text:style-name="P130">#include &lt;iostream&gt;</text:p>
            <text:p text:style-name="P130"/>
            <text:p text:style-name="P130"/>
            <text:p text:style-name="P130">int g(double x, double y)</text:p>
            <text:p text:style-name="P130">{</text:p>
            <text:p text:style-name="P130"><text:soft-page-break/><text:s text:c="4"/>return x + y;<text:line-break/>}</text:p>
            <text:p text:style-name="P130"/>
            <text:p text:style-name="P130"/>
            <text:p text:style-name="P130">int f(int x, int y)</text:p>
            <text:p text:style-name="P130">{</text:p>
            <text:p text:style-name="P130"><text:s text:c="4"/>return g(x, y) + x;<text:line-break/>}</text:p>
            <text:p text:style-name="P130"/>
            <text:p text:style-name="P130"/>
            <text:p text:style-name="P130">int main()</text:p>
            <text:p text:style-name="P130">{</text:p>
            <text:p text:style-name="P130"><text:s text:c="4"/>int x = 5;</text:p>
            <text:p text:style-name="P130"><text:s text:c="4"/>double z = 3.14;</text:p>
            <text:p text:style-name="P130"/>
            <text:p text:style-name="P130"><text:s text:c="4"/>std::cout &lt;&lt; f(x, z) &lt;&lt; std::endl;</text:p>
            <text:p text:style-name="P130"><text:s text:c="4"/>return 0;<text:line-break/>}</text:p>
          </table:table-cell>
        </table:table-row>
      </table:table>
      <text:p text:style-name="P22"/>
      <text:p text:style-name="P22"/>
      <text:p text:style-name="P22"><text:span text:style-name="T26">Exercise.</text:span> <text:s/>What is the output of this program:</text:p>
      <table:table table:name="Table43" table:style-name="Table43">
        <table:table-column table:style-name="Table43.A"/>
        <table:table-row table:style-name="TableLine2875696609104">
          <table:table-cell table:style-name="Table43.A1" office:value-type="string">
            <text:p text:style-name="P130">#include &lt;iostream&gt;</text:p>
            <text:p text:style-name="P130"/>
            <text:p text:style-name="P130"/>
            <text:p text:style-name="P130">int h(double x, int y)</text:p>
            <text:p text:style-name="P130">{</text:p>
            <text:p text:style-name="P130"><text:s text:c="4"/>return x * y;<text:line-break/>}</text:p>
            <text:p text:style-name="P130"/>
            <text:p text:style-name="P130"/>
            <text:p text:style-name="P130">int g(double x, double y)</text:p>
            <text:p text:style-name="P130">{</text:p>
            <text:p text:style-name="P130"><text:s text:c="4"/>return x + y;<text:line-break/>}</text:p>
            <text:p text:style-name="P130"/>
            <text:p text:style-name="P130"/>
            <text:p text:style-name="P130">int f(int x, int y)</text:p>
            <text:p text:style-name="P130">{</text:p>
            <text:p text:style-name="P130"><text:s text:c="4"/>return g(x, y) + h(y, x);<text:line-break/>}</text:p>
            <text:p text:style-name="P130"/>
            <text:p text:style-name="P130"/>
            <text:p text:style-name="P130">int main()</text:p>
            <text:p text:style-name="P130">{</text:p>
            <text:p text:style-name="P130"><text:s text:c="4"/>int x = 5, y = 7;</text:p>
            <text:p text:style-name="P130"><text:s text:c="4"/>double z = 3.14;</text:p>
            <text:p text:style-name="P130"/>
            <text:p text:style-name="P130"><text:s text:c="4"/>std::cout &lt;&lt; f(x, z) + g(y, x) &lt;&lt; std::endl;</text:p>
            <text:p text:style-name="P130"><text:s text:c="4"/>return 0;<text:line-break/>}</text:p>
          </table:table-cell>
        </table:table-row>
      </table:table>
      <text:p text:style-name="P23"/>
      <text:p text:style-name="P23"/>
      <text:p text:style-name="P23"><text:span text:style-name="T2">Exercise.</text:span><text:span text:style-name="T1"> Write a function </text:span><text:span text:style-name="T12">isleapyear()</text:span><text:span text:style-name="T1"> such that </text:span><text:span text:style-name="T12">isleapyear(yyyy)</text:span><text:span text:style-name="T1"> returns true exactly when the integer </text:span><text:span text:style-name="T12">yyyy</text:span><text:span text:style-name="T1"> is a </text:span><text:soft-page-break/><text:span text:style-name="T1">leap year. Make sure you test your function.</text:span></text:p>
      <text:p text:style-name="P23"/>
      <text:p text:style-name="P23"/>
      <text:p text:style-name="P23"><text:span text:style-name="T2">Exercise. </text:span><text:span text:style-name="T1">Write a function </text:span><text:span text:style-name="T12">days_in_month()</text:span><text:span text:style-name="T1"> such that </text:span><text:span text:style-name="T12">days_in_month(mm, yyyy)</text:span><text:span text:style-name="T1"> returns the number of days for month </text:span><text:span text:style-name="T12">mm</text:span><text:span text:style-name="T1"> in year </text:span><text:span text:style-name="T12">yyyy</text:span><text:span text:style-name="T1">. This function should use the </text:span><text:span text:style-name="T12">isleapyear()</text:span><text:span text:style-name="T1"> function.</text:span></text:p>
      <text:p text:style-name="P23"/>
      <text:p text:style-name="P23"/>
      <text:p text:style-name="P23"><text:span text:style-name="T2">Exercise.</text:span><text:span text:style-name="T1"> Write a function </text:span><text:span text:style-name="T12">seconds_from_midnight()</text:span><text:span text:style-name="T1"> such that </text:span><text:span text:style-name="T12">seconds_from_midnight(hhmmss)</text:span><text:span text:style-name="T1"> returns the number of seconds since midnight for the integer 6-digit integer </text:span><text:span text:style-name="T12">hhmmss</text:span><text:span text:style-name="T1"> which represents time in the hh:mm:ss 24-hour format. For instance </text:span><text:span text:style-name="T12">second_from_midnight(93045)</text:span><text:span text:style-name="T1"> returns the number of seconds from midnight to 9:30:45.</text:span></text:p>
      <text:p text:style-name="P23"/>
      <text:p text:style-name="P23"/>
      <text:p text:style-name="P23"><text:span text:style-name="T2">Exercise.</text:span><text:span text:style-name="T1"> Write a function </text:span><text:span text:style-name="T12">hhmmss()</text:span><text:span text:style-name="T1"> such that </text:span><text:span text:style-name="T12">hhmmss(secs)</text:span><text:span text:style-name="T1"> returns a 6-digit integer representing time in the hh:mm:ss 24-hour format where secs is the number of seconds since midnight.</text:span></text:p>
      <text:p text:style-name="P23"/>
      <text:p text:style-name="P23"/>
      <text:p text:style-name="P23"><text:span text:style-name="T2">Exercise.</text:span><text:span text:style-name="T1"> Write a function </text:span><text:span text:style-name="T12">printhhmmss()</text:span><text:span text:style-name="T1"> such that <text:s/></text:span><text:span text:style-name="T12">printhhmmss(hhmmss)</text:span><text:span text:style-name="T1"> prints </text:span><text:span text:style-name="T12">hhmmss,</text:span><text:span text:style-name="T1"> which represents time in the hh:mm:ss 24-hour format, with the hh, mm, ss separated by ':'. For instance </text:span><text:span text:style-name="T12">printhhmmss(93045)</text:span><text:span text:style-name="T1"> prints </text:span><text:span text:style-name="T12">09:30:45.</text:span></text:p>
      <text:p text:style-name="P57"/>
      <text:p text:style-name="P57"/>
      <text:p text:style-name="P23"><text:span text:style-name="T26">Exercise.</text:span> Write a program that accepts two times in the hhmmss 24-hour format and display their difference in the hhmmss 24-hour format.</text:p>
      <text:p text:style-name="P126">Here's a test run:</text:p>
      <table:table table:name="Table56" table:style-name="Table56">
        <table:table-column table:style-name="Table56.A"/>
        <table:table-row table:style-name="TableLine2875696593328">
          <table:table-cell table:style-name="Table56.A1" office:value-type="string">
            <text:p text:style-name="P142">091410</text:p>
            <text:p text:style-name="P142">092500</text:p>
            <text:p text:style-name="P145">00:10:50</text:p>
          </table:table-cell>
        </table:table-row>
      </table:table>
      <text:p text:style-name="P60"><text:span text:style-name="T33">Your program should use the previous functions </text:span><text:span text:style-name="T34">seconds_from_midnight()</text:span><text:span text:style-name="T33">, </text:span><text:span text:style-name="T34">hhmmss() </text:span><text:span text:style-name="T33">and </text:span><text:span text:style-name="T34">printhhmmss()</text:span><text:span text:style-name="T33">.</text:span></text:p>
      <text:p text:style-name="P57"/>
      <text:p text:style-name="P23"><text:s/></text:p>
      <text:p text:style-name="P23"/>
      <text:p text:style-name="P23"/>
      <text:p text:style-name="P56"/>
      <text:p text:style-name="P107">main()</text:p>
      <text:p text:style-name="P56"/>
      <text:p text:style-name="P22">A C/C++ program can have many functions. </text:p>
      <text:p text:style-name="P22"/>
      <text:p text:style-name="P56"><text:span text:style-name="T1">In fact you have been using functions since day one: </text:span>main()<text:span text:style-name="T1"> is a function too.</text:span></text:p>
      <text:p text:style-name="P22"/>
      <text:p text:style-name="P56">main()<text:span text:style-name="T1"> is a very special function. When you run your program (in MS Studio .NET, you do that with Ctrl-F5), </text:span>main()<text:span text:style-name="T1"> is the first function to execute. Therefore every C/C++ program must have a </text:span><text:span text:style-name="T12">main()</text:span><text:span text:style-name="T1"> function.</text:span></text:p>
      <text:p text:style-name="P22"/>
      <text:p text:style-name="P22">Of course the curious thing is that <text:span text:style-name="T12">main()</text:span> has a return value. Who (or what!!!) does <text:span text:style-name="T12">main()</text:span> return the value to? <text:s/></text:p>
      <text:p text:style-name="P22"/>
      <text:p text:style-name="P22">Without going into details, not only can you get functions to call functions, in fact you can get programs to run programs. The return value of <text:span text:style-name="T12">main()</text:span> is sent back to the program that runs it. In the context of a program X running another program Y, the return value reports an error code of the execution of program Y back to program X. The convention is the if program Y executed successfully, the error code returned to X is 0.</text:p>
      <text:p text:style-name="P103">Why <text:span text:style-name="T35">f</text:span>unctions?</text:p>
      <text:p text:style-name="P48"/>
      <text:p text:style-name="P22">There are several reasons:</text:p>
      <text:list xml:id="list411842291" text:style-name="L4">
        <text:list-item>
          <text:p text:style-name="P158">Reduce code duplication by re-using code.</text:p>
        </text:list-item>
        <text:list-item>
          <text:p text:style-name="P159">Improve program readability</text:p>
        </text:list-item>
        <text:list-item>
          <text:p text:style-name="P159">Improves maintainability</text:p>
        </text:list-item>
      </text:list>
      <text:p text:style-name="P124"/>
      <text:p text:style-name="P22">The last two reasons are similar to the use of constants.</text:p>
      <text:p text:style-name="P22"/>
      <text:p text:style-name="P22">This will be obvious with an example.</text:p>
      <table:table table:name="Table25" table:style-name="Table25">
        <table:table-column table:style-name="Table25.A"/>
        <table:table-row table:style-name="TableLine2875696598224">
          <table:table-cell table:style-name="Table25.A1" office:value-type="string">
            <text:p text:style-name="P130">// this program helps the instructor tracks the </text:p>
            <text:p text:style-name="P130">// minimum and maximum number of eyes and heads per </text:p>
            <text:p text:style-name="P130">// student in a class of 3</text:p>
            <text:p text:style-name="P130"/>
            <text:p text:style-name="P130">#include &lt;iostream&gt;</text:p>
            <text:p text:style-name="P130"/>
            <text:p text:style-name="P130">int main()</text:p>
            <text:p text:style-name="P130">{</text:p>
            <text:p text:style-name="P130"><text:s text:c="4"/>int a, b, c, min, max;</text:p>
            <text:p text:style-name="P130"/>
            <text:p text:style-name="P130"><text:s text:c="4"/>std::cout &lt;&lt; "no. of eyes for each students:";</text:p>
            <text:p text:style-name="P130"><text:s text:c="4"/>std::cin &gt;&gt; a &gt;&gt; b &gt;&gt; c;</text:p>
            <text:p text:style-name="P130"/>
            <text:p text:style-name="P130"><text:s text:c="4"/>min = a;</text:p>
            <text:p text:style-name="P130"><text:s text:c="4"/>if (min &gt; b) min = b;</text:p>
            <text:p text:style-name="P130"><text:s text:c="4"/>if (min &gt; c) min = c;</text:p>
            <text:p text:style-name="P130"/>
            <text:p text:style-name="P130"><text:s text:c="4"/>max = a;</text:p>
            <text:p text:style-name="P130"><text:s text:c="4"/>if (max &lt; b) max = b;</text:p>
            <text:p text:style-name="P130"><text:s text:c="4"/>if (max &lt; c) max = c;</text:p>
            <text:p text:style-name="P130"/>
            <text:p text:style-name="P130"><text:s text:c="4"/>std::cout &lt;&lt; "min,max for eyes:" </text:p>
            <text:p text:style-name="P130"><text:s text:c="14"/>&lt;&lt; min &lt;&lt; ' ' &lt;&lt; max &lt;&lt; std::endl;</text:p>
            <text:p text:style-name="P130"/>
            <text:p text:style-name="P130"><text:s text:c="4"/>std::cout &lt;&lt; "no. of heads for each students:";</text:p>
            <text:p text:style-name="P130"><text:s text:c="4"/>std::cin &gt;&gt; a &gt;&gt; b &gt;&gt; c;</text:p>
            <text:p text:style-name="P130"/>
            <text:p text:style-name="P130"><text:s text:c="4"/>min = a;</text:p>
            <text:p text:style-name="P130"><text:s text:c="4"/>if (min &gt; b) min = b;</text:p>
            <text:p text:style-name="P130"><text:s text:c="4"/>if (min &gt; c) min = c;</text:p>
            <text:p text:style-name="P130"/>
            <text:p text:style-name="P130"><text:s text:c="4"/>max = a;</text:p>
            <text:p text:style-name="P130"><text:s text:c="4"/>if (max &lt; b) max = b;</text:p>
            <text:p text:style-name="P130"><text:s text:c="4"/>if (max &lt; c) max = c;</text:p>
            <text:p text:style-name="P130"/>
            <text:p text:style-name="P130"><text:s text:c="4"/>std::cout &lt;&lt; "min,max for heads:" </text:p>
            <text:p text:style-name="P130"><text:s text:c="14"/>&lt;&lt; min &lt;&lt; ' ' &lt;&lt; max &lt;&lt; std::endl;</text:p>
            <text:p text:style-name="P130"/>
            <text:p text:style-name="P130"><text:s text:c="4"/>return 0;<text:line-break/><text:soft-page-break/>}</text:p>
          </table:table-cell>
        </table:table-row>
      </table:table>
      <text:p text:style-name="P22"/>
      <text:p text:style-name="P22">You see the computation of <text:span text:style-name="T12">min</text:span> twice so ...</text:p>
      <text:p text:style-name="P22"/>
      <table:table table:name="Table31" table:style-name="Table31">
        <table:table-column table:style-name="Table31.A"/>
        <table:table-row table:style-name="TableLine2875696602032">
          <table:table-cell table:style-name="Table31.A1" office:value-type="string">
            <text:p text:style-name="P130">// this program helps the instructor track the </text:p>
            <text:p text:style-name="P130">// minimum and maximum number of eyes and heads per </text:p>
            <text:p text:style-name="P130">// student in a class of 3</text:p>
            <text:p text:style-name="P130"/>
            <text:p text:style-name="P130">#include &lt;iostream&gt;</text:p>
            <text:p text:style-name="P130"/>
            <text:p text:style-name="P130"/>
            <text:p text:style-name="P141">int min(int a, int b, int c)</text:p>
            <text:p text:style-name="P141">{</text:p>
            <text:p text:style-name="P62"><text:s text:c="4"/>int m = a;</text:p>
            <text:p text:style-name="P141"><text:s text:c="4"/>if (m &gt; b) m = b;</text:p>
            <text:p text:style-name="P141"><text:s text:c="4"/>if (m &gt; c) m = c;</text:p>
            <text:p text:style-name="P141"><text:s text:c="4"/>return m;</text:p>
            <text:p text:style-name="P141">}</text:p>
            <text:p text:style-name="P141"/>
            <text:p text:style-name="P130"/>
            <text:p text:style-name="P130">int main()</text:p>
            <text:p text:style-name="P130">{</text:p>
            <text:p text:style-name="P130"><text:s text:c="4"/>int a, b, c, max;</text:p>
            <text:p text:style-name="P130"/>
            <text:p text:style-name="P130"><text:s text:c="4"/>std::cout &lt;&lt; "no. of eyes for each students:";</text:p>
            <text:p text:style-name="P130"><text:s text:c="4"/>std::cin &gt;&gt; a &gt;&gt; b &gt;&gt; c;</text:p>
            <text:p text:style-name="P130"/>
            <text:p text:style-name="P130"><text:s text:c="4"/>max = a;</text:p>
            <text:p text:style-name="P130"><text:s text:c="4"/>if (max &lt; b) max = b;</text:p>
            <text:p text:style-name="P130"><text:s text:c="4"/>if (max &lt; c) max = c;</text:p>
            <text:p text:style-name="P130"/>
            <text:p text:style-name="P130"><text:s text:c="4"/>std::cout &lt;&lt; "min,max for eyes:" </text:p>
            <text:p text:style-name="P130"><text:s text:c="14"/>&lt;&lt; <text:span text:style-name="T26">min(a, b, c)</text:span> &lt;&lt; ' ' </text:p>
            <text:p text:style-name="P130"><text:s text:c="14"/>&lt;&lt; max &lt;&lt; std::endl;</text:p>
            <text:p text:style-name="P130"/>
            <text:p text:style-name="P130"><text:s text:c="4"/>std::cout &lt;&lt; "no. of heads for each students:";</text:p>
            <text:p text:style-name="P130"><text:s text:c="4"/>std::cin &gt;&gt; a &gt;&gt; b &gt;&gt; c;</text:p>
            <text:p text:style-name="P130"/>
            <text:p text:style-name="P130"><text:s text:c="4"/>max = a;</text:p>
            <text:p text:style-name="P130"><text:s text:c="4"/>if (max &lt; b) max = b;</text:p>
            <text:p text:style-name="P130"><text:s text:c="4"/>if (max &lt; c) max = c;</text:p>
            <text:p text:style-name="P130"/>
            <text:p text:style-name="P130"><text:s text:c="4"/>std::cout &lt;&lt; "min,max for heads:" </text:p>
            <text:p text:style-name="P130"><text:s text:c="14"/>&lt;&lt; <text:span text:style-name="T26">min(a, b, c)</text:span> &lt;&lt; ' ' </text:p>
            <text:p text:style-name="P130"><text:s text:c="14"/>&lt;&lt; max &lt;&lt; std::endl;</text:p>
            <text:p text:style-name="P130"/>
            <text:p text:style-name="P130"><text:s text:c="4"/>return 0;<text:line-break/>}</text:p>
          </table:table-cell>
        </table:table-row>
      </table:table>
      <text:p text:style-name="P22"/>
      <text:p text:style-name="P22"/>
      <text:p text:style-name="P22"><text:span text:style-name="T26">Exercise.</text:span> Now's your turn. There's one obvious chunk of code that can be converted to a function. Do it. [Hint: Of course it's the code for the computation of max. Duh.]</text:p>
      <text:p text:style-name="P22"/>
      <text:p text:style-name="P22"><text:soft-page-break/></text:p>
      <text:p text:style-name="P22">Here's a common gotcha :</text:p>
      <text:p text:style-name="P22"/>
      <table:table table:name="Table32" table:style-name="Table32">
        <table:table-column table:style-name="Table32.A"/>
        <table:table-row table:style-name="TableLine2875696594688">
          <table:table-cell table:style-name="Table32.A1" office:value-type="string">
            <text:p text:style-name="P130">int min(int a, int b, int c)</text:p>
            <text:p text:style-name="P130">{</text:p>
            <text:p text:style-name="P61"><text:s text:c="4"/>int m = a;</text:p>
            <text:p text:style-name="P130"><text:s text:c="4"/>if (m &gt; b) m = b;</text:p>
            <text:p text:style-name="P130"><text:s text:c="4"/>if (m &gt; c) m = c;</text:p>
            <text:p text:style-name="P130"><text:s text:c="4"/>return m;</text:p>
            <text:p text:style-name="P130">}</text:p>
            <text:p text:style-name="P130"/>
            <text:p text:style-name="P130"/>
            <text:p text:style-name="P130">int main()</text:p>
            <text:p text:style-name="P130">{</text:p>
            <text:p text:style-name="P130"><text:s text:c="4"/>int a, b, c, min, max;</text:p>
            <text:p text:style-name="P130"/>
            <text:p text:style-name="P130"><text:s text:c="4"/>std::cout &lt;&lt; "no. of eyes for each students:";</text:p>
            <text:p text:style-name="P130"><text:s text:c="4"/>std::cin &gt;&gt; a &gt;&gt; b &gt;&gt; c;</text:p>
            <text:p text:style-name="P130"/>
            <text:p text:style-name="P130"><text:s text:c="4"/><text:span text:style-name="T26">min = min(a, b, c);</text:span></text:p>
            <text:p text:style-name="P130"/>
            <text:p text:style-name="P130"><text:s text:c="4"/>max = a;</text:p>
            <text:p text:style-name="P130"><text:s text:c="4"/>if (max &lt; b) max = b;</text:p>
            <text:p text:style-name="P130"><text:s text:c="4"/>if (max &lt; c) max = c;</text:p>
            <text:p text:style-name="P130"/>
            <text:p text:style-name="P130"><text:s text:c="4"/>std::cout &lt;&lt; "min,max for eyes:" </text:p>
            <text:p text:style-name="P130"><text:s text:c="14"/>&lt;&lt; min &lt;&lt; ' ' </text:p>
            <text:p text:style-name="P130"><text:s text:c="14"/>&lt;&lt; max &lt;&lt; std::endl;</text:p>
            <text:p text:style-name="P130"><text:s text:c="4"/>...</text:p>
            <text:p text:style-name="P130">}</text:p>
          </table:table-cell>
        </table:table-row>
      </table:table>
      <text:p text:style-name="P22"/>
      <text:p text:style-name="P22">Do you see the problem? The problem is when you're inside <text:span text:style-name="T12">main()</text:span>, the <text:span text:style-name="T12">min</text:span> is an <text:span text:style-name="T12">int</text:span> variable. But you're trying to use <text:span text:style-name="T12">min</text:span> as a function as well (see the <text:span text:style-name="T12">min = min(a, b, c)</text:span><text:span text:style-name="T1"> statement)</text:span>. C++ will be confused because in the scope, the closest <text:span text:style-name="T12">min</text:span> is an <text:span text:style-name="T12">int</text:span> variable and not a function.</text:p>
      <text:p text:style-name="P22"/>
      <text:p text:style-name="P22">In fact some functions are so commonly used that they are already written for you. You only need to use them (you have to use #include to make them available). You have already used <text:span text:style-name="T12">pow()</text:span>, <text:span text:style-name="T12">sqrt()</text:span>, <text:span text:style-name="T12">std::setprecision()</text:span>, etc. And if you wantt o develop games, then you use a game development library that contains functions to load images from files, blit the image onto a window, load a sound file, play the sound, paint texts, etc.</text:p>
      <text:p text:style-name="P22"/>
      <text:p text:style-name="P103">Testing</text:p>
      <text:p text:style-name="P22"/>
      <text:p text:style-name="P22">Not only is it easier to reuse your code when you broke up your program into re-usable functions, it also makes it easier for you to test your program by testing each separate function. </text:p>
      <text:p text:style-name="P22"/>
      <text:p text:style-name="P22">For instance here's the function isprime from an earlier section:</text:p>
      <table:table table:name="Table57" table:style-name="Table57">
        <table:table-column table:style-name="Table57.A"/>
        <table:table-row table:style-name="TableLine2875696603392">
          <table:table-cell table:style-name="Table57.A1" office:value-type="string">
            <text:p text:style-name="P147">bool isprime(int n)</text:p>
            <text:p text:style-name="P147">{</text:p>
            <text:p text:style-name="P147"><text:s text:c="4"/>if (n &gt; 1)</text:p>
            <text:p text:style-name="P147"><text:s text:c="4"/>{</text:p>
            <text:p text:style-name="P147"><text:s text:c="8"/>for (int d = 2; d &lt; n; ++d)</text:p>
            <text:p text:style-name="P147"><text:s text:c="8"/>{</text:p>
            <text:p text:style-name="P147"><text:s text:c="12"/>if (n % d == 0)</text:p>
            <text:p text:style-name="P147"><text:s text:c="12"/>{</text:p>
            <text:p text:style-name="P147"><text:s text:c="16"/>return false</text:p>
            <text:p text:style-name="P147"><text:s text:c="12"/>}</text:p>
            <text:p text:style-name="P147"><text:s text:c="8"/>}</text:p>
            <text:p text:style-name="P147"><text:s text:c="8"/>return true;</text:p>
            <text:p text:style-name="P147"><text:s text:c="4"/>}</text:p>
            <text:p text:style-name="P147"><text:s text:c="4"/>else</text:p>
            <text:p text:style-name="P147"><text:s text:c="4"/>{</text:p>
            <text:p text:style-name="P147"><text:s text:c="8"/>return false</text:p>
            <text:p text:style-name="P147"><text:s text:c="4"/>}<text:line-break/>}</text:p>
          </table:table-cell>
        </table:table-row>
      </table:table>
      <text:p text:style-name="P22"/>
      <text:p text:style-name="P22">Primes are used a lot in cryptography and computer security. So perhaps this is part of a very large security system. When building a large system, it's so much easier if you can test the various parts of the system separately. For the case of the above isprime() function, you can write a function to test it:</text:p>
      <table:table table:name="Table58" table:style-name="Table58">
        <table:table-column table:style-name="Table58.A"/>
        <table:table-row table:style-name="TableLine2875696607200">
          <table:table-cell table:style-name="Table58.A1" office:value-type="string">
            <text:p text:style-name="P147">#include &lt;iostream&gt;</text:p>
            <text:p text:style-name="P147"/>
            <text:p text:style-name="P147">bool isprime(int n)</text:p>
            <text:p text:style-name="P147">{</text:p>
            <text:p text:style-name="P147"><text:s text:c="4"/>...</text:p>
            <text:p text:style-name="P147">}</text:p>
            <text:p text:style-name="P147"/>
            <text:p text:style-name="P147">// Test isprime(int n) for n = 0, 1, 2, ..., 9.</text:p>
            <text:p text:style-name="P147">void test_isprime()</text:p>
            <text:p text:style-name="P147">{</text:p>
            <text:p text:style-name="P147"><text:s text:c="4"/>std::cout &lt;&lt; (!isprime(0) ? "pass\n" : "FAIL\n") </text:p>
            <text:p text:style-name="P147"><text:s text:c="14"/>&lt;&lt; (!isprime(1) ? "pass\n" : "FAIL\n") </text:p>
            <text:p text:style-name="P147"><text:s text:c="14"/>&lt;&lt; ( isprime(2) ? "pass\n" : "FAIL\n") </text:p>
            <text:p text:style-name="P147"><text:s text:c="14"/>&lt;&lt; ( isprime(3) ? "pass\n" : "FAIL\n") </text:p>
            <text:p text:style-name="P147"><text:s text:c="14"/>&lt;&lt; (!isprime(4) ? "pass\n" : "FAIL\n") </text:p>
            <text:p text:style-name="P147"><text:s text:c="14"/>&lt;&lt; ( isprime(5) ? "pass\n" : "FAIL\n") </text:p>
            <text:p text:style-name="P147"><text:s text:c="14"/>&lt;&lt; (!isprime(6) ? "pass\n" : "FAIL\n") </text:p>
            <text:p text:style-name="P147"><text:s text:c="14"/>&lt;&lt; ( isprime(7) ? "pass\n" : "FAIL\n") </text:p>
            <text:p text:style-name="P147"><text:s text:c="14"/>&lt;&lt; (!isprime(8) ? "pass\n" : "FAIL\n")</text:p>
            <text:p text:style-name="P147"><text:s text:c="14"/>&lt;&lt; (!isprime(9) ? "pass\n" : "FAIL\n")</text:p>
            <text:p text:style-name="P147"><text:s text:c="14"/>&lt;&lt; std::endl;</text:p>
            <text:p text:style-name="P147"><text:s text:c="4"/>return;</text:p>
            <text:p text:style-name="P147"><text:soft-page-break/>}</text:p>
            <text:p text:style-name="P147"/>
            <text:p text:style-name="P147">int main()</text:p>
            <text:p text:style-name="P147">{</text:p>
            <text:p text:style-name="P147"><text:s text:c="4"/>test_isprime();</text:p>
            <text:p text:style-name="P147"><text:s text:c="4"/>return 0;</text:p>
            <text:p text:style-name="P147">}</text:p>
          </table:table-cell>
        </table:table-row>
      </table:table>
      <text:p text:style-name="P22"/>
      <text:p text:style-name="P103">Refactoring</text:p>
      <text:p text:style-name="P48"/>
      <text:p text:style-name="P22"><text:span text:style-name="T26">Exercise.</text:span> Analyze the following code:</text:p>
      <table:table table:name="Table45" table:style-name="Table45">
        <table:table-column table:style-name="Table45.A"/>
        <table:table-row table:style-name="TableLine2875696598496">
          <table:table-cell table:style-name="Table45.A1" office:value-type="string">
            <text:p text:style-name="P130">#include &lt;iostream&gt;</text:p>
            <text:p text:style-name="P130"/>
            <text:p text:style-name="P130">int main()</text:p>
            <text:p text:style-name="P130">{</text:p>
            <text:p text:style-name="P130"><text:s text:c="4"/>int a, b, c, d, e, f, g, h;</text:p>
            <text:p text:style-name="P130"><text:s text:c="4"/>std::cin &gt;&gt; a &gt;&gt; b &gt;&gt; c &gt;&gt; d;</text:p>
            <text:p text:style-name="P130"><text:s text:c="2"/></text:p>
            <text:p text:style-name="P130"><text:s text:c="4"/>e = a + b + c * d;</text:p>
            <text:p text:style-name="P130"><text:s text:c="4"/>f = a * e + d – b;</text:p>
            <text:p text:style-name="P130"><text:s text:c="4"/>g = e / 5 * f + a;</text:p>
            <text:p text:style-name="P130"><text:s text:c="4"/>h = a * (g – f);</text:p>
            <text:p text:style-name="P130"><text:s text:c="4"/></text:p>
            <text:p text:style-name="P130"><text:s text:c="4"/>std::cout &lt;&lt; h &lt;&lt; std::endl;<text:line-break/>}</text:p>
          </table:table-cell>
        </table:table-row>
      </table:table>
      <text:p text:style-name="P22">Note that the program prompts the user for 4 int values and displays an int value. Create a function <text:span text:style-name="T12">func()</text:span> that reduces the complexity of <text:span text:style-name="T12">main()</text:span> in the following way:</text:p>
      <text:list xml:id="list2634291968" text:style-name="L5">
        <text:list-item>
          <text:p text:style-name="P163"><text:span text:style-name="T12">func()</text:span> has the smallest number of parameters to compute the value to be displayed</text:p>
        </text:list-item>
        <text:list-item>
          <text:p text:style-name="P163">The input of the values required to perform the computation in <text:span text:style-name="T12">func()</text:span> stays in <text:span text:style-name="T12">main()</text:span> - in other words <text:span text:style-name="T12">func()</text:span><text:span text:style-name="T1">’</text:span><text:span text:style-name="T3">s</text:span> only purpose is to compute the value to display.</text:p>
        </text:list-item>
        <text:list-item>
          <text:p text:style-name="P163"><text:span text:style-name="T12">main()</text:span> has the least number of variables so that the program has not changed.</text:p>
        </text:list-item>
      </text:list>
      <text:p text:style-name="P22">Remember that the new program has only changed in terms of organization of code, but not in its function. Here's the code that actually performs computations:</text:p>
      <table:table table:name="Table47" table:style-name="Table47">
        <table:table-column table:style-name="Table47.A"/>
        <table:table-row table:style-name="TableLine2875696601216">
          <table:table-cell table:style-name="Table47.A1" office:value-type="string">
            <text:p text:style-name="P130">... <text:s/></text:p>
            <text:p text:style-name="P130"><text:s text:c="4"/>e = a + b + c * d;</text:p>
            <text:p text:style-name="P130"><text:s text:c="4"/>f = a * e + d – b;</text:p>
            <text:p text:style-name="P130"><text:s text:c="4"/>g = e / 5 * f + a;</text:p>
            <text:p text:style-name="P130"><text:s text:c="4"/>h = a * (g – f);</text:p>
            <text:p text:style-name="P130">...</text:p>
          </table:table-cell>
        </table:table-row>
      </table:table>
      <text:p text:style-name="P22">Here's a skeleton for the new program:</text:p>
      <table:table table:name="Table46" table:style-name="Table46">
        <table:table-column table:style-name="Table46.A"/>
        <table:table-row table:style-name="TableLine2875696603120">
          <table:table-cell table:style-name="Table46.A1" office:value-type="string">
            <text:p text:style-name="P130">#include &lt;iostream&gt;</text:p>
            <text:p text:style-name="P130"/>
            <text:p text:style-name="P130">_____ func(____________________________________)</text:p>
            <text:p text:style-name="P130">{</text:p>
            <text:p text:style-name="P130"><text:s text:c="4"/>...</text:p>
            <text:p text:style-name="P130">}</text:p>
            <text:p text:style-name="P130"/>
            <text:p text:style-name="P130"/>
            <text:p text:style-name="P130">int main()</text:p>
            <text:p text:style-name="P130">{</text:p>
            <text:p text:style-name="P130"><text:s text:c="4"/>int __________________________________;</text:p>
            <text:p text:style-name="P130"><text:s text:c="4"/>std::cin &gt;&gt; a &gt;&gt; b &gt;&gt; c &gt;&gt; d;</text:p>
            <text:p text:style-name="P130"><text:s text:c="6"/></text:p>
            <text:p text:style-name="P130"><text:s text:c="4"/>std::cout &lt;&lt; func(_____________________) </text:p>
            <text:p text:style-name="P130"><text:s text:c="14"/>&lt;&lt; std::endl;<text:line-break/><text:soft-page-break/>}</text:p>
          </table:table-cell>
        </table:table-row>
      </table:table>
      <text:p text:style-name="P22"/>
      <text:p text:style-name="P22"/>
      <text:p text:style-name="P22">The above exercise where you modify the structure of a code without changing its functionality is frequently called “<text:span text:style-name="T19">refactoring</text:span> the code”. This is frequently performed on large-scale software to improve the structure of the software. The goal is not to add more features -- it's to simplify the software. Refactoring software is part of software maintenance activity.</text:p>
      <text:p text:style-name="P22"/>
      <text:p text:style-name="P22">In general software undergoes lots of changes in its lifecycle. Sometimes the changes are ad hoc. Without constant refactoring, software “decay” sets in, making the software hard to read, debug, and maintain. In fact the cost of maintenance can be 60-100 times the cost of initial software development. Take CISS465 (Software Engineering) and CISS438 (Object-oriented analysis and design) for more information.</text:p>
      <text:p text:style-name="P22"/>
      <text:p text:style-name="P22"/>
      <text:p text:style-name="P22"><text:span text:style-name="T26">Exercise.</text:span> The following program </text:p>
      <table:table table:name="Table55" table:style-name="Table55">
        <table:table-column table:style-name="Table55.A"/>
        <table:table-row table:style-name="TableLine2875696602848">
          <table:table-cell table:style-name="Table55.A1" office:value-type="string">
            <text:p text:style-name="P65">#include &lt;iostream&gt;</text:p>
            <text:p text:style-name="P65"/>
            <text:p text:style-name="P65">int main()</text:p>
            <text:p text:style-name="P65">{</text:p>
            <text:p text:style-name="P65"><text:s text:c="4"/>int n = 0;</text:p>
            <text:p text:style-name="P65"><text:s text:c="4"/>std::cin &gt;&gt; n;</text:p>
            <text:p text:style-name="P65"><text:s text:c="4"/>for (int i = n-1; i &gt;= 0; i--)<text:line-break/> <text:s text:c="3"/>{</text:p>
            <text:p text:style-name="P65"><text:s text:c="8"/>// Print i spaces</text:p>
            <text:p text:style-name="P65"><text:s text:c="8"/>for (int j = 1; j &lt;= i; j++)</text:p>
            <text:p text:style-name="P65"><text:s text:c="8"/>{</text:p>
            <text:p text:style-name="P65"><text:s text:c="12"/>std::cout &lt;&lt; ' ';<text:line-break/> <text:s text:c="7"/>}</text:p>
            <text:p text:style-name="P65"><text:s text:c="8"/>// Print n stars</text:p>
            <text:p text:style-name="P65"><text:s text:c="8"/>for (int j = 1; j &lt;= n; j++)</text:p>
            <text:p text:style-name="P65"><text:s text:c="8"/>{</text:p>
            <text:p text:style-name="P65"><text:s text:c="12"/>std::cout &lt;&lt; '*';<text:line-break/> <text:s text:c="7"/>}</text:p>
            <text:p text:style-name="P66"><text:s text:c="8"/>std::cout &lt;&lt; std::endl;<text:line-break/> <text:s text:c="3"/>}</text:p>
            <text:p text:style-name="P66"><text:s text:c="3"/><text:line-break/> <text:s text:c="3"/>return 0;</text:p>
            <text:p text:style-name="P66">}</text:p>
          </table:table-cell>
        </table:table-row>
      </table:table>
      <text:p text:style-name="P22"/>
      <text:p text:style-name="P56"/>
      <text:p text:style-name="P103">Global <text:span text:style-name="T36">s</text:span>cope</text:p>
      <text:p text:style-name="P22"/>
      <text:p text:style-name="P22">Although the basic scope rules apply to functions (for instance you can't call a function before it's defined) there's still something different between <text:s/>a function name and a variable name.</text:p>
      <text:p text:style-name="P22"/>
      <text:p text:style-name="P22">Up to this point variables are created <text:span text:style-name="T19">within</text:span> a function, i.e. variables live inside the memory of functions.</text:p>
      <text:p text:style-name="P22"/>
      <text:p text:style-name="P22">But functions are not. Where does a function live?</text:p>
      <text:p text:style-name="P22"/>
      <text:p text:style-name="P22"><draw:rect text:anchor-type="paragraph" draw:z-index="112" draw:name="Shape118" draw:style-name="gr27" draw:text-style-name="P171" svg:width="2.5941in" svg:height="4.0004in" svg:x="4.5992in" svg:y="0.3173in"><text:p/></draw:rect>Here's a piece of code and a picture showing all the scopes (when they are active):</text:p>
      <table:table table:name="Table26" table:style-name="Table26">
        <table:table-column table:style-name="Table26.A"/>
        <table:table-row table:style-name="TableLine2875696608832">
          <table:table-cell table:style-name="Table26.A1" office:value-type="string">
            <text:p text:style-name="P130">#include &lt;iostream&gt;</text:p>
            <text:p text:style-name="P130"><draw:rect text:anchor-type="paragraph" draw:z-index="115" draw:name="Shape119" draw:style-name="gr27" draw:text-style-name="P171" svg:width="2.3752in" svg:height="1.3614in" svg:x="4.6583in" svg:y="0.128in"><text:p/></draw:rect></text:p>
            <text:p text:style-name="P130">int spam()</text:p>
            <text:p text:style-name="P130">{</text:p>
            <text:p text:style-name="P130"><draw:rect text:anchor-type="paragraph" draw:z-index="116" draw:name="Shape120" draw:style-name="gr26" draw:text-style-name="P171" svg:width="2.1913in" svg:height="0.7252in" svg:x="4.7453in" svg:y="0.0925in"><text:p/></draw:rect><text:s text:c="4"/>int x = 42;</text:p>
            <text:p text:style-name="P130"><text:s text:c="4"/>if (...)</text:p>
            <text:p text:style-name="P130"><text:s text:c="4"/>{</text:p>
            <text:p text:style-name="P130"><text:s text:c="8"/>...</text:p>
            <text:p text:style-name="P130"><text:s text:c="4"/>}</text:p>
            <text:p text:style-name="P130"><text:s text:c="4"/>...</text:p>
            <text:p text:style-name="P130">}</text:p>
            <text:p text:style-name="P130"><draw:rect text:anchor-type="paragraph" draw:z-index="114" draw:name="Shape121" draw:style-name="gr27" draw:text-style-name="P171" svg:width="2.3752in" svg:height="1.0579in" svg:x="4.6689in" svg:y="0.0165in"><text:p/></draw:rect></text:p>
            <text:p text:style-name="P130">int eggs(double y)</text:p>
            <text:p text:style-name="P130"><draw:rect text:anchor-type="paragraph" draw:z-index="117" draw:name="Shape122" draw:style-name="gr26" draw:text-style-name="P171" svg:width="2.1913in" svg:height="0.3921in" svg:x="4.7382in" svg:y="0.0693in"><text:p/></draw:rect>{</text:p>
            <text:p text:style-name="P130"><text:s text:c="4"/>for (...)</text:p>
            <text:p text:style-name="P130"><text:s text:c="8"/>...</text:p>
            <text:p text:style-name="P130"><text:s text:c="4"/>...</text:p>
            <text:p text:style-name="P130">}</text:p>
            <text:p text:style-name="P130"/>
            <text:p text:style-name="P130"><draw:rect text:anchor-type="paragraph" draw:z-index="113" draw:name="Shape123" draw:style-name="gr27" draw:text-style-name="P171" svg:width="2.3752in" svg:height="0.865in" svg:x="4.6756in" svg:y="0.0299in"><text:p/></draw:rect>int main()</text:p>
            <text:p text:style-name="P130">{</text:p>
            <text:p text:style-name="P130"><text:s text:c="4"/>int x = 24;</text:p>
            <text:p text:style-name="P130"><text:s text:c="4"/>...</text:p>
            <text:p text:style-name="P130"><draw:line text:anchor-type="paragraph" draw:z-index="123" draw:name="Shape124" draw:style-name="gr22" draw:text-style-name="P169" svg:x1="6.1028in" svg:y1="0.6028in" svg:x2="6.1028in" svg:y2="0.3335in"><text:p/></draw:line><text:s text:c="4"/>return 0;<text:line-break/>}</text:p>
          </table:table-cell>
        </table:table-row>
      </table:table>
      <text:p text:style-name="P22"/>
      <text:p text:style-name="P22"><draw:rect text:anchor-type="paragraph" draw:z-index="122" draw:name="Shape125" draw:style-name="gr23" draw:text-style-name="P181" svg:width="1.6252in" svg:height="0.578in" svg:x="5.3291in" svg:y="0.089in"><text:p text:style-name="P169"><text:span text:style-name="T1">The largest scope: </text:span></text:p><text:p text:style-name="P169"><text:span text:style-name="T1">global scope</text:span></text:p></draw:rect>Note in particular now I'm drawing a scope for the <text:span text:style-name="T19">whole source file</text:span>. This is <text:span text:style-name="T24">also</text:span> a scope – you can think of the whole file as a block if you like. It's called a <text:span text:style-name="T19">global scope</text:span>. You can also put names in global scopes. In particular in C/C++ functions have global scopes.</text:p>
      <text:p text:style-name="P22"/>
      <text:p text:style-name="P22"/>
      <text:p text:style-name="P103">Global <text:span text:style-name="T36">v</text:span>ariables and <text:span text:style-name="T36">g</text:span>lobal <text:span text:style-name="T36">c</text:span>onstants</text:p>
      <text:p text:style-name="P22"/>
      <text:p text:style-name="P22">The previous section hints to you that you can of course declare variables in global scopes. Variables declared in the global scope are called <text:span text:style-name="T19">global variables</text:span>.</text:p>
      <text:p text:style-name="P22"/>
      <text:p text:style-name="P22">Based on the way C++ search for a variable, can you figure out the output of this program (without running it?):</text:p>
      <text:p text:style-name="P22"/>
      <table:table table:name="Table27" table:style-name="Table27">
        <table:table-column table:style-name="Table27.A"/>
        <table:table-row table:style-name="TableLine2875696599584">
          <table:table-cell table:style-name="Table27.A1" office:value-type="string">
            <text:p text:style-name="P87">#include &lt;iostream&gt;</text:p>
            <text:p text:style-name="P87"><draw:rect text:anchor-type="paragraph" draw:z-index="118" draw:name="Shape126" draw:style-name="gr23" draw:text-style-name="P181" svg:width="1.4898in" svg:height="0.4795in" svg:x="4.9882in" svg:y="0.0563in"><text:p text:style-name="P169"><text:span text:style-name="T1">Global variable</text:span></text:p></draw:rect></text:p>
            <text:p text:style-name="P87"><draw:line text:anchor-type="paragraph" draw:z-index="119" draw:name="Shape127" draw:style-name="gr25" draw:text-style-name="P169" svg:x1="4.9882in" svg:y1="0.0654in" svg:x2="1.0925in" svg:y2="0.0654in"><text:p/></draw:line>int x = 42;</text:p>
            <text:p text:style-name="P88"/>
            <text:p text:style-name="P88"/>
            <text:p text:style-name="P88">void f()</text:p>
            <text:p text:style-name="P88">{</text:p>
            <text:p text:style-name="P88"><text:s text:c="4"/>std::cout &lt;&lt; "in f() ..." &lt;&lt; x &lt;&lt; std::endl;</text:p>
            <text:p text:style-name="P88"><text:s text:c="4"/>++x;</text:p>
            <text:p text:style-name="P88"><text:s text:c="4"/>std::cout &lt;&lt; "in f() ..." &lt;&lt; x &lt;&lt; std::endl;</text:p>
            <text:p text:style-name="P88"><text:s text:c="4"/>int x = 9;</text:p>
            <text:p text:style-name="P88"><text:s text:c="4"/>std::cout &lt;&lt; "in f() ..." &lt;&lt; x &lt;&lt; std::endl;</text:p>
            <text:p text:style-name="P88"><text:s text:c="4"/>return;</text:p>
            <text:p text:style-name="P88">}</text:p>
            <text:p text:style-name="P88"/>
            <text:p text:style-name="P88"/>
            <text:p text:style-name="P88">int main()</text:p>
            <text:p text:style-name="P88">{</text:p>
            <text:p text:style-name="P88"><text:s text:c="4"/>std::cout &lt;&lt; "in main() ..." &lt;&lt; x &lt;&lt; std::endl;</text:p>
            <text:p text:style-name="P88"><text:s text:c="4"/>f();</text:p>
            <text:p text:style-name="P88"><text:s text:c="4"/>std::cout &lt;&lt; "in main() ..." &lt;&lt; x &lt;&lt; std::endl;</text:p>
            <text:p text:style-name="P88"><text:s text:c="4"/>int x = 0;</text:p>
            <text:p text:style-name="P88"><text:s text:c="4"/>std::cout &lt;&lt; "in main() ..." &lt;&lt; x &lt;&lt; std::endl;</text:p>
            <text:p text:style-name="P88"/>
            <text:p text:style-name="P88"><text:s text:c="4"/>return 0;</text:p>
            <text:p text:style-name="P88">}</text:p>
          </table:table-cell>
        </table:table-row>
      </table:table>
      <text:p text:style-name="P22"/>
      <text:p text:style-name="P22">Verify yourself!</text:p>
      <text:p text:style-name="P22"/>
      <text:p text:style-name="P22">Now you might then say: “Hey! In that case I don't need to pass values into the function through parameters right? Like this ...”</text:p>
      <text:p text:style-name="P22"/>
      <table:table table:name="Table28" table:style-name="Table28">
        <table:table-column table:style-name="Table28.A"/>
        <table:table-row table:style-name="TableLine2875696605024">
          <table:table-cell table:style-name="Table28.A1" office:value-type="string">
            <text:p text:style-name="P130">#include &lt;iostream&gt;</text:p>
            <text:p text:style-name="P130"/>
            <text:p text:style-name="P130">double x = 0.0;</text:p>
            <text:p text:style-name="P130"/>
            <text:p text:style-name="P130">void square()</text:p>
            <text:p text:style-name="P130">{</text:p>
            <text:p text:style-name="P130"><text:s text:c="4"/>x = x * x;<text:line-break/>}</text:p>
            <text:p text:style-name="P130"/>
            <text:p text:style-name="P130">void cube()</text:p>
            <text:p text:style-name="P130">{</text:p>
            <text:p text:style-name="P130"><text:soft-page-break/><text:s text:c="4"/>x = x * x * x;<text:line-break/>}</text:p>
            <text:p text:style-name="P130"/>
            <text:p text:style-name="P130">int main()</text:p>
            <text:p text:style-name="P130">{</text:p>
            <text:p text:style-name="P130"><text:s text:c="4"/>double a = 0.0;</text:p>
            <text:p text:style-name="P130"><text:s text:c="4"/>std::cin &lt;&lt; a;</text:p>
            <text:p text:style-name="P130"><text:s text:c="4"/></text:p>
            <text:p text:style-name="P130"><text:s text:c="4"/>x = a;</text:p>
            <text:p text:style-name="P130"><text:s text:c="4"/>square();</text:p>
            <text:p text:style-name="P130"><text:s text:c="4"/>std::cout &lt;&lt; x &lt;&lt; std::endl;</text:p>
            <text:p text:style-name="P130"/>
            <text:p text:style-name="P130"><text:s text:c="4"/>x = a;</text:p>
            <text:p text:style-name="P130"><text:s text:c="4"/>cube();</text:p>
            <text:p text:style-name="P130"><text:s text:c="4"/>std::cout &lt;&lt; x &lt;&lt; std::endl;<text:line-break/>}</text:p>
          </table:table-cell>
        </table:table-row>
      </table:table>
      <text:p text:style-name="P22"/>
      <text:p text:style-name="P22">OK. This is a <text:span text:style-name="T19">really bad practice</text:span> because it violates the principle of minimal scope. You have now a <text:span text:style-name="T12">double</text:span> variable that is used by everyone!!! (everyone = every function). Side effects will propagate like crazy and debugging an error will be a nightmare (unless if you're masochistic), because if the value of a global variable is corrupted or computed incorrectly and the variable is accessed by hundreds of functions, then you have a much harder problem of tracking down which function is the guilty one.</text:p>
      <text:p text:style-name="P22"/>
      <text:p text:style-name="P22">Using only parameters and return values, you can tell which exactly what goes into the function and what comes out. So if a program has 5000 variable names but a function has three parameters and one return value, you can limit your debugging of that function to four things (at least initially).</text:p>
      <text:p text:style-name="P22"/>
      <text:p text:style-name="P22">So you should almost never use such global variables. </text:p>
      <text:p text:style-name="P22"/>
      <text:p text:style-name="P22">One exception are constants. <text:span text:style-name="T19">Global constants are OK</text:span> since being constants they can't be changed anyway, especially <text:span text:style-name="T19">if they are used by many functions</text:span>. For instance a business application with the following constants is OK:</text:p>
      <text:p text:style-name="P22"/>
      <table:table table:name="Table29" table:style-name="Table29">
        <table:table-column table:style-name="Table29.A"/>
        <table:table-row table:style-name="TableLine2875696592784">
          <table:table-cell table:style-name="Table29.A1" office:value-type="string">
            <text:p text:style-name="P130">#include &lt;iostream&gt;</text:p>
            <text:p text:style-name="P130"/>
            <text:p text:style-name="P130">const int COE_EMPLOYEE_CODE = 0;</text:p>
            <text:p text:style-name="P130">const int MANAGER_EMPLOYEE_CODE = 1;</text:p>
            <text:p text:style-name="P130">const int FULLTIME_EMPLOYEE_CODE = 2;</text:p>
            <text:p text:style-name="P130">const int PARTTIME_EMPLOYEE_CODE = 3;</text:p>
            <text:p text:style-name="P130"/>
            <text:p text:style-name="P130">const int PARTTIME_HOURLY_RATE_IN_CENTS = 700;</text:p>
            <text:p text:style-name="P130"/>
            <text:p text:style-name="P130">... code ...</text:p>
          </table:table-cell>
        </table:table-row>
      </table:table>
      <text:p text:style-name="P22"/>
      <text:p text:style-name="P22">Or for a game with a single window this is OK:</text:p>
      <text:p text:style-name="P22"><text:soft-page-break/></text:p>
      <table:table table:name="Table30" table:style-name="Table30">
        <table:table-column table:style-name="Table30.A"/>
        <table:table-row table:style-name="TableLine2875696597408">
          <table:table-cell table:style-name="Table30.A1" office:value-type="string">
            <text:p text:style-name="P130">#include &lt;iostream&gt;</text:p>
            <text:p text:style-name="P130"/>
            <text:p text:style-name="P130">const int W = 640; // width of game window</text:p>
            <text:p text:style-name="P130">const int H = 480; // height of game window</text:p>
            <text:p text:style-name="P130"/>
            <text:p text:style-name="P130">... code ...</text:p>
          </table:table-cell>
        </table:table-row>
      </table:table>
      <text:p text:style-name="P22"/>
      <text:p text:style-name="P22"/>
      <text:p text:style-name="P48">Exercise.<text:span text:style-name="T31"> Study the following program carefully. Rewrite the program so that global constants are used when appropriate.</text:span></text:p>
      <table:table table:name="Table48" table:style-name="Table48">
        <table:table-column table:style-name="Table48.A"/>
        <table:table-row table:style-name="TableLine2875696602576">
          <table:table-cell table:style-name="Table48.A1" office:value-type="string">
            <text:p text:style-name="P130">#include &lt;iostream&gt;</text:p>
            <text:p text:style-name="P130"/>
            <text:p text:style-name="P130"/>
            <text:p text:style-name="P130">double area(double r)</text:p>
            <text:p text:style-name="P130">{</text:p>
            <text:p text:style-name="P130"><text:s text:c="4"/>return 3.1416 * r * r;</text:p>
            <text:p text:style-name="P130">}</text:p>
            <text:p text:style-name="P130"/>
            <text:p text:style-name="P130"/>
            <text:p text:style-name="P130">double circumference(double r)</text:p>
            <text:p text:style-name="P130">{</text:p>
            <text:p text:style-name="P130"><text:s text:c="4"/>return 2 * 3.1416 * r;</text:p>
            <text:p text:style-name="P130">}</text:p>
            <text:p text:style-name="P130"/>
            <text:p text:style-name="P130"/>
            <text:p text:style-name="P130">double get_radius()</text:p>
            <text:p text:style-name="P130">{</text:p>
            <text:p text:style-name="P130"><text:s text:c="4"/>double r = -1;</text:p>
            <text:p text:style-name="P130"><text:s text:c="4"/>while (r &lt; 0)</text:p>
            <text:p text:style-name="P130"><text:s text:c="4"/>{</text:p>
            <text:p text:style-name="P130"><text:tab/>std::cout &lt;&lt; "enter radius (&gt;0): ";</text:p>
            <text:p text:style-name="P130"><text:tab/>std::cin &gt;&gt; r;</text:p>
            <text:p text:style-name="P130"><text:s text:c="4"/>}</text:p>
            <text:p text:style-name="P130"><text:s text:c="4"/>return r;</text:p>
            <text:p text:style-name="P130">}</text:p>
            <text:p text:style-name="P130"/>
            <text:p text:style-name="P130"/>
            <text:p text:style-name="P130">void area_option()</text:p>
            <text:p text:style-name="P130">{</text:p>
            <text:p text:style-name="P130"><text:s text:c="4"/>double r = get_radius();</text:p>
            <text:p text:style-name="P130"><text:s text:c="4"/>std::cout &lt;&lt; "area: " </text:p>
            <text:p text:style-name="P130"><text:s text:c="14"/>&lt;&lt; area(r) &lt;&lt; std::endl;</text:p>
            <text:p text:style-name="P130">}</text:p>
            <text:p text:style-name="P130"/>
            <text:p text:style-name="P130"/>
            <text:p text:style-name="P130">void circumference_option()</text:p>
            <text:p text:style-name="P130">{</text:p>
            <text:p text:style-name="P130"><text:s text:c="4"/>double r = get_radius();</text:p>
            <text:p text:style-name="P130"><text:s text:c="4"/>std::cout &lt;&lt; "circumference: " </text:p>
            <text:p text:style-name="P130"><text:s text:c="14"/>&lt;&lt; circumference(r) &lt;&lt; std::endl;</text:p>
            <text:p text:style-name="P130">}</text:p>
            <text:p text:style-name="P130"/>
            <text:p text:style-name="P130"/>
            <text:p text:style-name="P130"><text:soft-page-break/>void print_menu()</text:p>
            <text:p text:style-name="P130">{</text:p>
            <text:p text:style-name="P130"><text:s text:c="4"/>std::cout &lt;&lt; "enter option:\n"</text:p>
            <text:p text:style-name="P130"><text:s text:c="14"/>&lt;&lt; "[a] area\n"</text:p>
            <text:p text:style-name="P130"><text:s text:c="14"/>&lt;&lt; "[c] circumference\n"</text:p>
            <text:p text:style-name="P130"><text:s text:c="14"/>&lt;&lt; "[s] send donation\n"</text:p>
            <text:p text:style-name="P130"><text:s text:c="14"/>&lt;&lt; "[q] quit\n";</text:p>
            <text:p text:style-name="P130">}</text:p>
            <text:p text:style-name="P130"/>
            <text:p text:style-name="P130"/>
            <text:p text:style-name="P130">char get_option()</text:p>
            <text:p text:style-name="P130">{</text:p>
            <text:p text:style-name="P130"><text:s text:c="4"/>char c = ' ';</text:p>
            <text:p text:style-name="P130"><text:s text:c="4"/>while (c != 'a' &amp;&amp; c != 'c' </text:p>
            <text:p text:style-name="P130"><text:s text:c="11"/>&amp;&amp; c != 's' &amp;&amp; c != 'q')</text:p>
            <text:p text:style-name="P130"><text:s text:c="4"/>{</text:p>
            <text:p text:style-name="P130"><text:s text:c="8"/>std::cout &lt;&lt; "option (a, c, s, q): ";</text:p>
            <text:p text:style-name="P130"><text:s text:c="8"/>std::cin &gt;&gt; c;</text:p>
            <text:p text:style-name="P130"><text:s text:c="4"/>}</text:p>
            <text:p text:style-name="P130"><text:s text:c="4"/>return c;</text:p>
            <text:p text:style-name="P130">}</text:p>
            <text:p text:style-name="P130"/>
            <text:p text:style-name="P130">int main()</text:p>
            <text:p text:style-name="P130">{</text:p>
            <text:p text:style-name="P130"><text:s text:c="4"/>std::cout &lt;&lt; "circle calculator!!!\n"</text:p>
            <text:p text:style-name="P130"><text:s text:c="14"/>&lt;&lt; "this is not freeware ...\n"</text:p>
            <text:p text:style-name="P130"><text:s text:c="14"/>&lt;&lt; "please send your donations to:\n"</text:p>
            <text:p text:style-name="P130"><text:s text:c="14"/>&lt;&lt; "yliow@ccis.edu\n"</text:p>
            <text:p text:style-name="P130"><text:s text:c="14"/>&lt;&lt; "warning: pi is approximated with " <text:s text:c="2"/></text:p>
            <text:p text:style-name="P130"><text:s text:c="14"/>&lt;&lt; 3.1416 &lt;&lt; "\n\n";</text:p>
            <text:p text:style-name="P130"/>
            <text:p text:style-name="P130"><text:s text:c="4"/>while (1)</text:p>
            <text:p text:style-name="P130"><text:s text:c="4"/>{</text:p>
            <text:p text:style-name="P130"><text:s text:c="8"/>print_menu();</text:p>
            <text:p text:style-name="P130"><text:s text:c="8"/>char c = get_option();</text:p>
            <text:p text:style-name="P130"><text:s text:c="8"/>if (c == 'q' || c == 'Q') break;</text:p>
            <text:p text:style-name="P130"/>
            <text:p text:style-name="P130"><text:s text:c="8"/>switch (c) </text:p>
            <text:p text:style-name="P130"><text:s text:c="8"/>{</text:p>
            <text:p text:style-name="P130"><text:tab/> <text:s/>case 'A':</text:p>
            <text:p text:style-name="P130"><text:tab/> <text:s/>case 'a': </text:p>
            <text:p text:style-name="P130"><text:tab/> <text:s text:c="5"/>area_option();</text:p>
            <text:p text:style-name="P130"><text:tab/> <text:s text:c="5"/>break;</text:p>
            <text:p text:style-name="P130"/>
            <text:p text:style-name="P130"><text:tab/> <text:s/>case 'C':</text:p>
            <text:p text:style-name="P130"><text:tab/> <text:s/>case 'c': </text:p>
            <text:p text:style-name="P130"><text:tab/> <text:s text:c="5"/>circumference_option();</text:p>
            <text:p text:style-name="P130"><text:tab/> <text:s text:c="5"/>break;</text:p>
            <text:p text:style-name="P130"><text:tab/> <text:s/></text:p>
            <text:p text:style-name="P130"><text:tab/> <text:s/>case 's':</text:p>
            <text:p text:style-name="P130"><text:tab/> <text:s/>case 'S': </text:p>
            <text:p text:style-name="P130"><text:tab/> <text:s text:c="5"/>std::cout &lt;&lt; "$1000 is charged to your\n" <text:s text:c="12"/></text:p>
            <text:p text:style-name="P130"><text:s text:c="22"/>&lt;&lt; "visa card toward\n" <text:s text:c="2"/></text:p>
            <text:p text:style-name="P130"><text:s text:c="22"/>&lt;&lt; "Dubious Software Co.\n";</text:p>
            <text:p text:style-name="P130"><text:soft-page-break/><text:tab/> <text:s text:c="5"/>break;</text:p>
            <text:p text:style-name="P130"><text:s text:c="8"/>}</text:p>
            <text:p text:style-name="P130"><text:tab/> <text:s/>std::cout &lt;&lt; std::endl;</text:p>
            <text:p text:style-name="P130"><text:s text:c="4"/>}</text:p>
            <text:p text:style-name="P130"/>
            <text:p text:style-name="P130"><text:s text:c="4"/>return 0;</text:p>
            <text:p text:style-name="P130">}</text:p>
          </table:table-cell>
        </table:table-row>
      </table:table>
      <text:p text:style-name="P22"/>
      <text:p text:style-name="P104">“Why do I sometimes not see <text:span text:style-name="T12">return</text:span> in a function?”</text:p>
      <text:p text:style-name="P23"/>
      <text:p text:style-name="P23">If a function's return type is <text:span text:style-name="T12">void</text:span> (i.e. no return value), then once the program has executed the last statement in the body of the function, an automatic return is execute. In other words</text:p>
      <table:table table:name="Table51" table:style-name="Table51">
        <table:table-column table:style-name="Table51.A"/>
        <table:table-row table:style-name="TableLine2875696592512">
          <table:table-cell table:style-name="Table51.A1" office:value-type="string">
            <text:p text:style-name="P143">void printOminousPreamble()</text:p>
            <text:p text:style-name="P143">{</text:p>
            <text:p text:style-name="P143"><text:s text:c="4"/>std::cout &lt;&lt; "On a dark and stormy night ...";<text:line-break/>}</text:p>
          </table:table-cell>
        </table:table-row>
      </table:table>
      <text:p text:style-name="P23">is the same as</text:p>
      <table:table table:name="Table52" table:style-name="Table52">
        <table:table-column table:style-name="Table52.A"/>
        <table:table-row table:style-name="TableLine2875696596592">
          <table:table-cell table:style-name="Table52.A1" office:value-type="string">
            <text:p text:style-name="P143">void printOminousPreamble()</text:p>
            <text:p text:style-name="P143">{</text:p>
            <text:p text:style-name="P143"><text:s text:c="4"/>std::cout &lt;&lt; "On a dark and stormy night ...";</text:p>
            <text:p text:style-name="P143"><text:s text:c="4"/><text:span text:style-name="T26">return;</text:span><text:line-break/>}</text:p>
          </table:table-cell>
        </table:table-row>
      </table:table>
      <text:p text:style-name="P54"/>
      <text:p text:style-name="P110"><draw:custom-shape text:anchor-type="paragraph" draw:z-index="140" draw:name="Shape1" draw:style-name="gr14" draw:text-style-name="P177" svg:width="1.1504in" svg:height="0.7169in" svg:x="5.5126in" svg:y="0.2425in"><text:p text:style-name="P176"><text:span text:style-name="T12">x</text:span> <text:span text:style-name="T7">is a variable </text:span></text:p><text:p text:style-name="P176"><text:span text:style-name="T7">and has it’s </text:span></text:p><text:p text:style-name="P176"><text:span text:style-name="T7">own value</text:span></text:p><draw:enhanced-geometry svg:viewBox="0 0 21600 21600" draw:type="rectangle" draw:enhanced-path="M 0 0 L 21600 0 21600 21600 0 21600 0 0 Z N"/></draw:custom-shape>Pass-by-reference</text:p>
      <text:p text:style-name="P89"/>
      <text:p text:style-name="P6"><text:span text:style-name="T45">Recall that the parameter </text:span><text:span text:style-name="T14">x</text:span><text:span text:style-name="T45"> in function </text:span><text:span text:style-name="T14">f()</text:span><text:span text:style-name="T45"> is pass-by-value:</text:span></text:p>
      <table:table table:name="Table59" table:style-name="Table59">
        <table:table-column table:style-name="Table59.A"/>
        <table:table-row table:style-name="TableLine2875696679008">
          <table:table-cell table:style-name="Table59.A1" office:value-type="string">
            <text:p text:style-name="P67"><draw:rect text:anchor-type="paragraph" draw:z-index="124" draw:name="Shape128" draw:style-name="gr21" draw:text-style-name="P171" svg:width="1.8059in" svg:height="0.5941in" svg:x="4.9189in" svg:y="1.5811in"><text:p/></draw:rect><draw:rect text:anchor-type="paragraph" draw:z-index="125" draw:name="Shape129" draw:style-name="gr21" draw:text-style-name="P171" svg:width="1.8087in" svg:height="0.6358in" svg:x="4.9327in" svg:y="0.5598in"><text:p/></draw:rect><draw:rect text:anchor-type="paragraph" draw:z-index="126" draw:name="Shape130" draw:style-name="gr17" draw:text-style-name="P180" svg:width="0.3949in" svg:height="0.2087in" svg:x="5.2492in" svg:y="0.6543in"><text:p text:style-name="P169"><text:span text:style-name="T75">42</text:span></text:p></draw:rect><draw:frame text:anchor-type="paragraph" draw:z-index="127" draw:name="Shape131" draw:style-name="gr20" draw:text-style-name="P173" svg:width="0.2713in" svg:height="0.1961in" svg:x="5.0472in" svg:y="0.6665in"><draw:text-box><text:p>x</text:p></draw:text-box></draw:frame><draw:frame text:anchor-type="paragraph" draw:z-index="128" draw:name="Shape132" draw:style-name="gr19" draw:text-style-name="P179" svg:width="0.2713in" svg:height="0.1949in" svg:x="5.0472in" svg:y="1.7in"><draw:text-box><text:p><text:span text:style-name="T88">y</text:span></text:p></draw:text-box></draw:frame><draw:rect text:anchor-type="paragraph" draw:z-index="129" draw:name="Shape133" draw:style-name="gr17" draw:text-style-name="P172" svg:width="0.3807in" svg:height="0.2087in" svg:x="5.261in" svg:y="1.6862in"><text:p text:style-name="P169">-1</text:p></draw:rect><draw:frame text:anchor-type="paragraph" draw:z-index="131" draw:name="Shape134" draw:style-name="gr15" draw:text-style-name="P178" svg:width="0.7398in" svg:height="0.1606in" svg:x="4.9327in" svg:y="1.3827in"><draw:text-box><text:p><text:span text:style-name="T18">main</text:span></text:p></draw:text-box></draw:frame><draw:frame text:anchor-type="paragraph" draw:z-index="130" draw:name="Shape135" draw:style-name="gr16" draw:text-style-name="P178" svg:width="0.7398in" svg:height="0.2189in" svg:x="4.9327in" svg:y="0.3409in"><draw:text-box><text:p><text:span text:style-name="T18">f</text:span></text:p></draw:text-box></draw:frame><draw:line text:anchor-type="paragraph" draw:z-index="142" draw:name="Shape2" draw:style-name="gr12" draw:text-style-name="P169" svg:x1="5.4827in" svg:y1="0.3409in" svg:x2="5.4244in" svg:y2="0.6543in"><text:p/></draw:line>void f(int x) // <text:span text:style-name="T39">x is a variable and has </text:span></text:p>
            <text:p text:style-name="P74"><draw:line text:anchor-type="paragraph" draw:z-index="141" draw:name="Shape2" draw:style-name="gr12" draw:text-style-name="P169" svg:x1="5.4244in" svg:y1="0.152in" svg:x2="5.1244in" svg:y2="0.4776in"><text:p/></draw:line><text:s text:c="14"/>// it’s own value. It cannot </text:p>
            <text:p text:style-name="P74"><text:s text:c="14"/>// change y in main().</text:p>
            <text:p text:style-name="P68">{</text:p>
            <text:p text:style-name="P68"><text:s text:c="4"/>x = 42;</text:p>
            <text:p text:style-name="P68">}</text:p>
            <text:p text:style-name="P68"/>
            <text:p text:style-name="P68"/>
            <text:p text:style-name="P68">int main()</text:p>
            <text:p text:style-name="P68">{</text:p>
            <text:p text:style-name="P68"><text:s text:c="4"/>int <text:span text:style-name="T40">y</text:span> = -1;</text:p>
            <text:p text:style-name="P68"><text:s text:c="4"/>f(<text:span text:style-name="T40">y</text:span>); <text:s text:c="4"/>// <text:span text:style-name="T46">value of y passed to x</text:span></text:p>
            <text:p text:style-name="P68"><text:s text:c="4"/>// <text:span text:style-name="T40">y</text:span> is not 42. <text:span text:style-name="T40">y</text:span> is still -1.</text:p>
            <text:p text:style-name="P68"><text:s text:c="4"/><text:span text:style-name="T46">std::cout &lt;&lt; y &lt;&lt; std::endl;</text:span></text:p>
            <text:p text:style-name="P68"/>
            <text:p text:style-name="P68"><text:s text:c="4"/><text:span text:style-name="T41">return 0;</text:span><text:line-break/>}</text:p>
          </table:table-cell>
        </table:table-row>
      </table:table>
      <text:p text:style-name="P17"><text:span text:style-name="T75">Note that the </text:span><text:span text:style-name="T18">y</text:span><text:span text:style-name="T75"> in </text:span><text:span text:style-name="T18">main()</text:span><text:span text:style-name="T75"> is </text:span><text:span text:style-name="T19">NOT</text:span><text:span text:style-name="T75"> changed when you return back to </text:span><text:span text:style-name="T18">main()</text:span><text:span text:style-name="T75">.</text:span></text:p>
      <text:p text:style-name="P90"/>
      <text:p text:style-name="P7"><draw:rect text:anchor-type="paragraph" draw:z-index="132" draw:name="Shape136" draw:style-name="gr21" draw:text-style-name="P171" svg:width="1.8059in" svg:height="0.5941in" svg:x="4.9571in" svg:y="2.1165in"><text:p/></draw:rect><draw:rect text:anchor-type="paragraph" draw:z-index="133" draw:name="Shape137" draw:style-name="gr21" draw:text-style-name="P171" svg:width="1.8087in" svg:height="0.6358in" svg:x="4.9709in" svg:y="1.0953in"><text:p/></draw:rect><draw:frame text:anchor-type="paragraph" draw:z-index="134" draw:name="Shape138" draw:style-name="gr20" draw:text-style-name="P173" svg:width="0.2713in" svg:height="0.1961in" svg:x="5.0854in" svg:y="1.202in"><draw:text-box><text:p>x</text:p></draw:text-box></draw:frame><draw:frame text:anchor-type="paragraph" draw:z-index="135" draw:name="Shape139" draw:style-name="gr19" draw:text-style-name="P179" svg:width="0.2713in" svg:height="0.1949in" svg:x="5.0854in" svg:y="2.2354in"><draw:text-box><text:p><text:span text:style-name="T88">y</text:span></text:p></draw:text-box></draw:frame><draw:polyline text:anchor-type="paragraph" draw:z-index="136" draw:name="Shape140" draw:style-name="gr18" draw:text-style-name="P169" svg:width="1.0421in" svg:height="0.3224in" draw:transform="rotate (-1.5707963267949) translate (5.02291666666667in 1.26180555555459in)" svg:viewBox="0 0 2648 820" draw:points="0,0 0,820 2648,820 2648,0"><text:p/></draw:polyline><draw:rect text:anchor-type="paragraph" draw:z-index="137" draw:name="Shape141" draw:style-name="gr17" draw:text-style-name="P172" svg:width="0.3807in" svg:height="0.2087in" svg:x="5.2992in" svg:y="2.2217in"><text:p text:style-name="P169">42</text:p></draw:rect><draw:frame text:anchor-type="paragraph" draw:z-index="138" draw:name="Shape142" draw:style-name="gr16" draw:text-style-name="P178" svg:width="0.7398in" svg:height="0.2189in" svg:x="4.9709in" svg:y="0.8764in"><draw:text-box><text:p><text:span text:style-name="T18">f</text:span></text:p></draw:text-box></draw:frame><draw:frame text:anchor-type="paragraph" draw:z-index="139" draw:name="Shape143" draw:style-name="gr15" draw:text-style-name="P178" svg:width="0.7398in" svg:height="0.1606in" svg:x="4.9709in" svg:y="1.9181in"><draw:text-box><text:p><text:span text:style-name="T18">main</text:span></text:p></draw:text-box></draw:frame><draw:custom-shape text:anchor-type="paragraph" draw:z-index="143" draw:name="Shape1" draw:style-name="gr13" draw:text-style-name="P177" svg:width="1.4752in" svg:height="0.8539in" svg:x="5.3043in" svg:y="0.1055in"><text:p text:style-name="P176"><text:span text:style-name="T12">x</text:span> <text:span text:style-name="T7">is a reference</text:span></text:p><text:p text:style-name="P176"><text:span text:style-name="T7">variable and </text:span><text:span text:style-name="T87">uses</text:span><text:span text:style-name="T7"> </text:span></text:p><text:p text:style-name="P176"><text:span text:style-name="T7">the value of </text:span></text:p><text:p text:style-name="P176"><text:span text:style-name="T7">another variable</text:span></text:p><draw:enhanced-geometry svg:viewBox="0 0 21600 21600" draw:type="rectangle" draw:enhanced-path="M 0 0 L 21600 0 21600 21600 0 21600 0 0 Z N"/></draw:custom-shape>Now try this:</text:p>
      <table:table table:name="Table60" table:style-name="Table60">
        <table:table-column table:style-name="Table60.A"/>
        <table:table-row table:style-name="TableLine2875696770400">
          <table:table-cell table:style-name="Table60.A1" office:value-type="string">
            <text:p text:style-name="P67"><draw:line text:anchor-type="paragraph" draw:z-index="144" draw:name="Shape2" draw:style-name="gr12" draw:text-style-name="P169" svg:x1="5.4028in" svg:y1="0.7283in" svg:x2="5.1028in" svg:y2="0.9713in"><text:p/></draw:line>void f(int <text:span text:style-name="T26">&amp;</text:span> x) // x is not a variable -- x </text:p>
            <text:p text:style-name="P67"><text:s text:c="16"/>// is a reference or a</text:p>
            <text:p text:style-name="P67"><text:s text:c="16"/>// reference variable. <text:span text:style-name="T46">x</text:span></text:p>
            <text:p text:style-name="P75"><draw:line text:anchor-type="paragraph" draw:z-index="145" draw:name="Shape2" draw:style-name="gr12" draw:text-style-name="P169" svg:x1="5.4028in" svg:y1="0.0984in" svg:x2="5.4575in" svg:y2="1.361in"><text:p/></draw:line><text:s text:c="16"/>// does not have a value –</text:p>
            <text:p text:style-name="P75"><text:s text:c="16"/>// x uses the value of y. </text:p>
            <text:p text:style-name="P75"><text:s text:c="16"/>// x can change the y in </text:p>
            <text:p text:style-name="P67"><text:s text:c="16"/>// <text:span text:style-name="T46">main().</text:span></text:p>
            <text:p text:style-name="P68">{</text:p>
            <text:p text:style-name="P68"><text:s text:c="4"/>x = 42;</text:p>
            <text:p text:style-name="P68">}</text:p>
            <text:p text:style-name="P68"/>
            <text:p text:style-name="P68"/>
            <text:p text:style-name="P68">int main()</text:p>
            <text:p text:style-name="P68">{</text:p>
            <text:p text:style-name="P68"><text:s text:c="4"/>int <text:span text:style-name="T40">y</text:span> = -1;</text:p>
            <text:p text:style-name="P69"><text:s text:c="4"/>f(<text:span text:style-name="T40">y</text:span>); // <text:span text:style-name="T62">y is passed to x in f().</text:span></text:p>
            <text:p text:style-name="P69"><text:s/></text:p>
            <text:p text:style-name="P67"><text:s text:c="4"/>// <text:span text:style-name="T46">y</text:span> is not -1. <text:span text:style-name="T40">y</text:span> is now 42.</text:p>
            <text:p text:style-name="P67"><text:s text:c="4"/><text:span text:style-name="T46">std::cout &lt;&lt; y &lt;&lt; std::endl;</text:span></text:p>
            <text:p text:style-name="P68"/>
            <text:p text:style-name="P68"><text:s text:c="4"/><text:span text:style-name="T41">return 0;</text:span><text:line-break/>}</text:p>
          </table:table-cell>
        </table:table-row>
      </table:table>
      <text:p text:style-name="P96"/>
      <text:p text:style-name="P95"><text:span text:style-name="T52">In the above example, t</text:span><text:span text:style-name="T51">he variables </text:span><text:span text:style-name="T56">x</text:span><text:span text:style-name="T53"> in </text:span><text:span text:style-name="T56">f()</text:span><text:span text:style-name="T53"> is</text:span><text:span text:style-name="T51"> called </text:span><text:span text:style-name="T53">a</text:span><text:span text:style-name="T51"> </text:span><text:span text:style-name="T54">reference variable</text:span><text:span text:style-name="T51">, in particular </text:span><text:span text:style-name="T56">x</text:span><text:span text:style-name="T53"> is an</text:span><text:span text:style-name="T51"> integer reference variable. </text:span><text:span text:style-name="T56">x </text:span><text:span text:style-name="T53">is</text:span><text:span text:style-name="T51"> <text:s/>different from the regular plain-jane variables: </text:span><text:span text:style-name="T56">x</text:span><text:span text:style-name="T51"> </text:span><text:span text:style-name="T54">do</text:span><text:span text:style-name="T55">es</text:span><text:span text:style-name="T54"> not have </text:span><text:soft-page-break/><text:span text:style-name="T55">its</text:span><text:span text:style-name="T54"> own memory for keeping </text:span><text:span text:style-name="T55">a </text:span><text:span text:style-name="T54">value</text:span><text:span text:style-name="T51">. </text:span><text:span text:style-name="T53">Instead, </text:span><text:span text:style-name="T56">x</text:span><text:span text:style-name="T51"> </text:span><text:span text:style-name="T54">refer</text:span><text:span text:style-name="T55">s</text:span><text:span text:style-name="T51"> to other variables. </text:span><text:span text:style-name="T53">In the above example, </text:span><text:span text:style-name="T56">x</text:span><text:span text:style-name="T53"> refers to the value of </text:span><text:span text:style-name="T56">y</text:span><text:span text:style-name="T53"> in </text:span><text:span text:style-name="T56">main().</text:span><text:span text:style-name="T53"> </text:span><text:span text:style-name="T51">A reference variable is an </text:span><text:span text:style-name="T54">alias</text:span><text:span text:style-name="T51"> of another variable – </text:span><text:span text:style-name="T52">in the above example the </text:span><text:span text:style-name="T56">x</text:span><text:span text:style-name="T53"> in </text:span><text:span text:style-name="T56">f()</text:span><text:span text:style-name="T53"> </text:span><text:span text:style-name="T52">is just another name for the </text:span><text:span text:style-name="T57">y</text:span><text:span text:style-name="T52"> in </text:span><text:span text:style-name="T57">main()</text:span><text:span text:style-name="T52">.</text:span></text:p>
      <text:p text:style-name="P43"/>
      <text:p text:style-name="P30"><text:span text:style-name="T64">W</text:span>hen <text:span text:style-name="T12">main()</text:span> calls <text:span text:style-name="T15">f</text:span><text:span text:style-name="T12">()</text:span>, the integer reference variable <text:span text:style-name="T15">x</text:span> in <text:span text:style-name="T15">f</text:span><text:span text:style-name="T12">()</text:span> will <text:span text:style-name="T19">refer</text:span> to the memory of <text:span text:style-name="T15">y</text:span>; it <text:span text:style-name="T19">does not receive a value</text:span> from <text:span text:style-name="T15">y</text:span>. As a matter of fact, referring <text:span text:style-name="T64">to </text:span>the diagram, you see that <text:span text:style-name="T15">x</text:span> does not even have its own memory! </text:p>
      <text:p text:style-name="P30"/>
      <text:p text:style-name="P31">We call this type of parameter passing <text:span text:style-name="T19">pass-by-reference</text:span>. We say that the <text:span text:style-name="T15">x</text:span> in <text:span text:style-name="T65">f</text:span><text:span text:style-name="T12">()</text:span> is a pass-by-reference parameter.</text:p>
      <text:p text:style-name="P44"/>
      <text:p text:style-name="P8">So </text:p>
      <text:list xml:id="list3478964555" text:style-name="L6">
        <text:list-item>
          <text:p text:style-name="P165">If <text:span text:style-name="T12">y</text:span> in <text:span text:style-name="T12">main()</text:span> is pass to a variable <text:span text:style-name="T12">x</text:span> of <text:span text:style-name="T12">f()</text:span>, changing <text:span text:style-name="T12">x</text:span> in <text:span text:style-name="T12">f()</text:span> does not change the <text:span text:style-name="T12">y</text:span> in <text:span text:style-name="T12">main()</text:span>.</text:p>
        </text:list-item>
        <text:list-item>
          <text:p text:style-name="P165">If <text:span text:style-name="T12">y</text:span> in <text:span text:style-name="T12">main()</text:span> is pass to a reference <text:span text:style-name="T12">x</text:span> of <text:span text:style-name="T12">f()</text:span>, changing <text:span text:style-name="T12">x</text:span> in <text:span text:style-name="T12">f()</text:span> changes the <text:span text:style-name="T12">y</text:span> in <text:span text:style-name="T12">main()</text:span>.</text:p>
        </text:list-item>
      </text:list>
      <text:p text:style-name="P8">Also</text:p>
      <text:list xml:id="list1337750818" text:style-name="L7">
        <text:list-item>
          <text:p text:style-name="P166">If you use a<text:span text:style-name="T63">n integer</text:span> variable as a function parameter, the communication into that function <text:span text:style-name="T63">uses </text:span>pass-by-value. </text:p>
        </text:list-item>
        <text:list-item>
          <text:p text:style-name="P166">If you use a reference as a function parameter, the communication into that function <text:span text:style-name="T63">uses</text:span> pass-by-reference. </text:p>
        </text:list-item>
      </text:list>
      <text:p text:style-name="P18"/>
      <text:p text:style-name="P9">Here's another example. <text:span text:style-name="T60">First run this program:</text:span></text:p>
      <table:table table:name="Table61" table:style-name="Table61">
        <table:table-column table:style-name="Table61.A"/>
        <table:table-row table:style-name="TableLine2875696785904">
          <table:table-cell table:style-name="Table61.A1" office:value-type="string">
            <text:p text:style-name="P68">#include &lt;iostream&gt;</text:p>
            <text:p text:style-name="P68"/>
            <text:p text:style-name="P68">void <text:span text:style-name="T42">swap</text:span>(int x, <text:span text:style-name="T42">int y</text:span>)</text:p>
            <text:p text:style-name="P68">{</text:p>
            <text:p text:style-name="P68"><text:s text:c="4"/><text:span text:style-name="T42">int t = x; </text:span></text:p>
            <text:p text:style-name="P68"><text:s text:c="4"/><text:span text:style-name="T42">x = y;</text:span></text:p>
            <text:p text:style-name="P68"><text:s text:c="4"/><text:span text:style-name="T42">y =t;</text:span></text:p>
            <text:p text:style-name="P68">}</text:p>
            <text:p text:style-name="P68"/>
            <text:p text:style-name="P68"/>
            <text:p text:style-name="P68">int main()</text:p>
            <text:p text:style-name="P68">{</text:p>
            <text:p text:style-name="P70"><text:s text:c="4"/>int <text:span text:style-name="T61">a</text:span> = 0, <text:span text:style-name="T61">b = 999;</text:span></text:p>
            <text:p text:style-name="P70"><text:s text:c="4"/>std::cout &lt;&lt; <text:span text:style-name="T61">a</text:span> &lt;&lt; <text:span text:style-name="T42">' ' &lt;&lt; b &lt;&lt; </text:span>'\n';</text:p>
            <text:p text:style-name="P70"><text:s text:c="4"/><text:span text:style-name="T42">swap(a, b)</text:span></text:p>
            <text:p text:style-name="P70"><text:s text:c="4"/>std::cout &lt;&lt; <text:span text:style-name="T61">a</text:span> &lt;&lt; <text:span text:style-name="T42">' ' &lt;&lt; b &lt;&lt; </text:span>'\n';</text:p>
            <text:p text:style-name="P70"/>
            <text:p text:style-name="P70"><text:s text:c="4"/>int <text:span text:style-name="T61">c</text:span> = -<text:span text:style-name="T48">1</text:span>, <text:span text:style-name="T61">d = 42;</text:span></text:p>
            <text:p text:style-name="P70"><text:s text:c="4"/>std::cout &lt;&lt; <text:span text:style-name="T61">c</text:span> &lt;&lt; <text:span text:style-name="T42">' ' &lt;&lt; d &lt;&lt; </text:span>'\n';</text:p>
            <text:p text:style-name="P70"><text:s text:c="4"/><text:span text:style-name="T42">swap(c, d)</text:span></text:p>
            <text:p text:style-name="P70"><text:s text:c="4"/>std::cout &lt;&lt; <text:span text:style-name="T61">c</text:span> &lt;&lt; <text:span text:style-name="T42">' ' &lt;&lt; d &lt;&lt; </text:span>'\n';</text:p>
            <text:p text:style-name="P70"/>
            <text:p text:style-name="P68"><text:s text:c="4"/><text:span text:style-name="T41">return 0;</text:span></text:p>
            <text:p text:style-name="P68">}</text:p>
          </table:table-cell>
        </table:table-row>
      </table:table>
      <text:p text:style-name="P10"><text:soft-page-break/>Run it, stare at the output, and study the program. <text:span text:style-name="T63">Both parameters </text:span><text:span text:style-name="T17">x</text:span><text:span text:style-name="T63"> and </text:span><text:span text:style-name="T17">y</text:span><text:span text:style-name="T63"> in </text:span><text:span text:style-name="T17">swap()</text:span><text:span text:style-name="T63"> uses pass-by-value.</text:span></text:p>
      <text:p text:style-name="P10"/>
      <text:p text:style-name="P10"><draw:g text:anchor-type="paragraph" draw:z-index="147" draw:name="Shape144" draw:style-name="gr4"><draw:g draw:style-name="gr5"><draw:rect draw:style-name="gr6" draw:text-style-name="P171" svg:width="1.3567in" svg:height="0.9169in" svg:x="5.1618in" svg:y="2.0091in"><text:p/></draw:rect><draw:rect draw:style-name="gr6" draw:text-style-name="P171" svg:width="1.3705in" svg:height="0.6689in" svg:x="5.148in" svg:y="3.1654in"><text:p/></draw:rect><draw:rect draw:style-name="gr7" draw:text-style-name="P172" svg:width="0.8567in" svg:height="0.2087in" svg:x="5.4535in" svg:y="2.6343in"><text:p text:style-name="P169">0</text:p></draw:rect><draw:frame draw:style-name="gr8" draw:text-style-name="P173" svg:width="0.2713in" svg:height="0.2606in" svg:x="5.2764in" svg:y="2.061in"><draw:text-box><text:p>x</text:p></draw:text-box></draw:frame><draw:frame draw:style-name="gr8" draw:text-style-name="P173" svg:width="0.2713in" svg:height="0.2606in" svg:x="5.2764in" svg:y="2.3217in"><draw:text-box><text:p>y</text:p></draw:text-box></draw:frame><draw:frame draw:style-name="gr8" draw:text-style-name="P173" svg:width="0.2713in" svg:height="0.2606in" svg:x="5.2764in" svg:y="2.5819in"><draw:text-box><text:p>t</text:p></draw:text-box></draw:frame><draw:frame draw:style-name="gr8" draw:text-style-name="P173" svg:width="0.2713in" svg:height="0.2606in" svg:x="5.2764in" svg:y="3.4783in"><draw:text-box><text:p>b</text:p></draw:text-box></draw:frame><draw:frame draw:style-name="gr8" draw:text-style-name="P173" svg:width="0.2713in" svg:height="0.2606in" svg:x="5.2764in" svg:y="3.2181in"><draw:text-box><text:p>a</text:p></draw:text-box></draw:frame><draw:rect draw:style-name="gr7" draw:text-style-name="P172" svg:width="0.8449in" svg:height="0.2087in" svg:x="5.4736in" svg:y="3.2307in"><text:p text:style-name="P169">999</text:p></draw:rect><draw:rect draw:style-name="gr7" draw:text-style-name="P172" svg:width="0.8449in" svg:height="0.2087in" svg:x="5.4654in" svg:y="3.5307in"><text:p text:style-name="P169">0</text:p></draw:rect><draw:polyline draw:style-name="gr9" draw:text-style-name="P169" svg:width="1.1976in" svg:height="0.3224in" draw:transform="rotate (-1.5707963267949) translate (5.21388888888889in 2.1548611111103in)" svg:viewBox="0 0 3043 820" draw:points="0,0 0,820 3043,820 3043,0"><text:p/></draw:polyline><draw:polyline draw:style-name="gr9" draw:text-style-name="P169" svg:width="1.1976in" svg:height="0.4543in" draw:transform="rotate (-1.5707963267949) translate (5.21388888888889in 2.41180555555442in)" svg:viewBox="0 0 3043 1155" draw:points="9,0 0,1155 3043,1155 3043,0"><text:p/></draw:polyline></draw:g><draw:custom-shape draw:name="Shape4" draw:style-name="gr10" draw:text-style-name="P175" svg:width="1.7169in" svg:height="0.4752in" svg:x="4.8874in" svg:y="1.3063in"><text:p text:style-name="P174"><text:span text:style-name="T7">Memory model just </text:span></text:p><text:p text:style-name="P174"><text:span text:style-name="T7">before return</text:span></text:p><draw:enhanced-geometry svg:viewBox="0 0 21600 21600" draw:type="rectangle" draw:enhanced-path="M 0 0 L 21600 0 21600 21600 0 21600 0 0 Z N"/></draw:custom-shape></draw:g>Now compare it with this:</text:p>
      <table:table table:name="Table62" table:style-name="Table62">
        <table:table-column table:style-name="Table62.A"/>
        <table:table-row table:style-name="TableLine2875696798144">
          <table:table-cell table:style-name="Table62.A1" office:value-type="string">
            <text:p text:style-name="P68">#include &lt;iostream&gt;</text:p>
            <text:p text:style-name="P68"/>
            <text:p text:style-name="P68">void <text:span text:style-name="T42">swap</text:span>(int <text:span text:style-name="T27">&amp;</text:span><text:span text:style-name="T40"> </text:span>x, <text:span text:style-name="T42">int </text:span><text:span text:style-name="T28">&amp;</text:span><text:span text:style-name="T42"> y</text:span>)</text:p>
            <text:p text:style-name="P68">{</text:p>
            <text:p text:style-name="P68"><text:s text:c="4"/><text:span text:style-name="T42">int t = x; </text:span></text:p>
            <text:p text:style-name="P68"><text:s text:c="4"/><text:span text:style-name="T42">x = y;</text:span></text:p>
            <text:p text:style-name="P68"><text:s text:c="4"/><text:span text:style-name="T42">y =t;</text:span></text:p>
            <text:p text:style-name="P68">}</text:p>
            <text:p text:style-name="P68"/>
            <text:p text:style-name="P68">int main()</text:p>
            <text:p text:style-name="P68">{</text:p>
            <text:p text:style-name="P68"><text:s text:c="4"/>int <text:span text:style-name="T61">a</text:span> = 0, <text:span text:style-name="T61">b = 999;</text:span></text:p>
            <text:p text:style-name="P71"><text:s text:c="4"/>std::cout &lt;&lt; <text:span text:style-name="T61">a</text:span> &lt;&lt; <text:span text:style-name="T42">' ' &lt;&lt; b &lt;&lt; </text:span>'\n';</text:p>
            <text:p text:style-name="P68"><draw:line text:anchor-type="paragraph" draw:z-index="146" draw:name="Shape3" draw:style-name="gr11" draw:text-style-name="P169" svg:x1="4.6157in" svg:y1="0.1063in" svg:x2="1.4075in" svg:y2="0.098in"><text:p/></draw:line><text:s text:c="4"/><text:span text:style-name="T42">swap(a, b)</text:span></text:p>
            <text:p text:style-name="P68"><text:s text:c="4"/>std::cout &lt;&lt; <text:span text:style-name="T61">a</text:span> &lt;&lt; <text:span text:style-name="T42">' ' &lt;&lt; b &lt;&lt; </text:span>'\n';</text:p>
            <text:p text:style-name="P68"/>
            <text:p text:style-name="P72"><text:s text:c="4"/>int <text:span text:style-name="T61">c</text:span> = -<text:span text:style-name="T48">1</text:span>, <text:span text:style-name="T61">d = 42;</text:span></text:p>
            <text:p text:style-name="P72"><text:s text:c="4"/>std::cout &lt;&lt; <text:span text:style-name="T61">c</text:span> &lt;&lt; <text:span text:style-name="T42">' ' &lt;&lt; d &lt;&lt; </text:span>'\n';</text:p>
            <text:p text:style-name="P72"><text:s text:c="4"/><text:span text:style-name="T42">swap(c, d)</text:span></text:p>
            <text:p text:style-name="P72"><text:s text:c="4"/>std::cout &lt;&lt; <text:span text:style-name="T61">c</text:span> &lt;&lt; <text:span text:style-name="T42">' ' &lt;&lt; d &lt;&lt; </text:span>'\n';</text:p>
            <text:p text:style-name="P72"/>
            <text:p text:style-name="P68"><text:s text:c="4"/><text:span text:style-name="T40">return 0;</text:span></text:p>
            <text:p text:style-name="P68">}</text:p>
          </table:table-cell>
        </table:table-row>
      </table:table>
      <text:p text:style-name="P96"/>
      <text:p text:style-name="P11">Get it?</text:p>
      <text:p text:style-name="P96"/>
      <text:p text:style-name="P89"/>
      <text:p text:style-name="P93"/>
      <text:p text:style-name="P89"><text:span text:style-name="T8">Exercise.</text:span><text:span text:style-name="T7"> What is the output?</text:span></text:p>
      <table:table table:name="Table64" table:style-name="Table64">
        <table:table-column table:style-name="Table64.A"/>
        <table:table-row table:style-name="TableLine2875696791888">
          <table:table-cell table:style-name="Table64.A1" office:value-type="string">
            <text:p text:style-name="P81">#include &lt;iostream&gt;</text:p>
            <text:p text:style-name="P81"/>
            <text:p text:style-name="P81">void increment(int x)</text:p>
            <text:p text:style-name="P81">{</text:p>
            <text:p text:style-name="P81"><text:s text:c="4"/>++x;</text:p>
            <text:p text:style-name="P81">}</text:p>
            <text:p text:style-name="P81"/>
            <text:p text:style-name="P81">int main()</text:p>
            <text:p text:style-name="P81">{</text:p>
            <text:p text:style-name="P81"><text:s text:c="4"/>int x = 0;</text:p>
            <text:p text:style-name="P81"><text:s text:c="4"/>increment(x);</text:p>
            <text:p text:style-name="P81"><text:s text:c="4"/>std::cout &lt;&lt; x &lt;&lt; '\n';</text:p>
            <text:p text:style-name="P81"><text:s text:c="4"/><text:span text:style-name="T40">return 0;</text:span></text:p>
            <text:p text:style-name="P81">}</text:p>
          </table:table-cell>
        </table:table-row>
      </table:table>
      <text:p text:style-name="P80"/>
      <text:p text:style-name="P80"/>
      <text:p text:style-name="P16"><text:span text:style-name="T26">Exercise.</text:span> <text:span text:style-name="T58">Fix this program so that it works:</text:span></text:p>
      <table:table table:name="Table63" table:style-name="Table63">
        <table:table-column table:style-name="Table63.A"/>
        <table:table-row table:style-name="TableLine2875696799504">
          <table:table-cell table:style-name="Table63.A1" office:value-type="string">
            <text:p text:style-name="P83">#include &lt;iostream&gt;</text:p>
            <text:p text:style-name="P83"><text:soft-page-break/></text:p>
            <text:p text:style-name="P83">void increment(int &amp; x)</text:p>
            <text:p text:style-name="P83">{</text:p>
            <text:p text:style-name="P83"><text:s text:c="4"/>++x;</text:p>
            <text:p text:style-name="P83">}</text:p>
            <text:p text:style-name="P83"/>
            <text:p text:style-name="P83"/>
            <text:p text:style-name="P83">int main()</text:p>
            <text:p text:style-name="P83">{</text:p>
            <text:p text:style-name="P83"><text:s text:c="4"/>int <text:span text:style-name="T67">a</text:span> = <text:span text:style-name="T67">42</text:span>;</text:p>
            <text:p text:style-name="P83"><text:s text:c="4"/>increment(<text:span text:style-name="T67">a</text:span>);</text:p>
            <text:p text:style-name="P83"><text:s text:c="4"/>std::cout &lt;&lt; <text:span text:style-name="T67">a</text:span> &lt;&lt; '\n'; // <text:span text:style-name="T67">should see 43</text:span></text:p>
            <text:p text:style-name="P83"><text:s text:c="4"/><text:span text:style-name="T40">return 0;</text:span></text:p>
            <text:p text:style-name="P83">}</text:p>
          </table:table-cell>
        </table:table-row>
      </table:table>
      <text:p text:style-name="P27">(Of course this is just for demo. In a real world program, you should use ++ instead of writing a function for it!)</text:p>
      <text:p text:style-name="P94"/>
      <text:p text:style-name="P94"/>
      <text:p text:style-name="P6"><text:span text:style-name="T26">Exercise.</text:span> <text:span text:style-name="T38">The following does not work – see the comment below. Fix it.</text:span></text:p>
      <table:table table:name="Table66" table:style-name="Table66">
        <table:table-column table:style-name="Table66.A"/>
        <table:table-row table:style-name="TableLine2875696800048">
          <table:table-cell table:style-name="Table66.A1" office:value-type="string">
            <text:p text:style-name="P68">#include &lt;iostream&gt;</text:p>
            <text:p text:style-name="P68"/>
            <text:p text:style-name="P68">void <text:span text:style-name="T38">clear</text:span>(int x)</text:p>
            <text:p text:style-name="P68">{</text:p>
            <text:p text:style-name="P68"><text:s text:c="4"/>x <text:span text:style-name="T38">= 0</text:span>;</text:p>
            <text:p text:style-name="P68">}</text:p>
            <text:p text:style-name="P68"/>
            <text:p text:style-name="P68"/>
            <text:p text:style-name="P68">int main()</text:p>
            <text:p text:style-name="P68">{</text:p>
            <text:p text:style-name="P68"><text:s text:c="4"/>int x = <text:span text:style-name="T38">42</text:span>;</text:p>
            <text:p text:style-name="P68"><text:s text:c="4"/><text:span text:style-name="T38">clear</text:span>(x);</text:p>
            <text:p text:style-name="P71"><text:s text:c="4"/>std::cout &lt;&lt; x &lt;&lt; '\n'; // <text:span text:style-name="T47">Should be 0.</text:span></text:p>
            <text:p text:style-name="P76"><text:s text:c="4"/>return 0;</text:p>
            <text:p text:style-name="P68">}</text:p>
          </table:table-cell>
        </table:table-row>
      </table:table>
      <text:p text:style-name="P77"/>
      <text:p text:style-name="P96"/>
      <text:p text:style-name="P6"><text:span text:style-name="T26">Exercise.</text:span> <text:span text:style-name="T38">The following does not work – see the comment below. Fix it.</text:span></text:p>
      <table:table table:name="Table67" table:style-name="Table67">
        <table:table-column table:style-name="Table67.A"/>
        <table:table-row table:style-name="TableLine2875696794064">
          <table:table-cell table:style-name="Table67.A1" office:value-type="string">
            <text:p text:style-name="P68">#include &lt;iostream&gt;</text:p>
            <text:p text:style-name="P68"/>
            <text:p text:style-name="P68">void <text:span text:style-name="T38">double_it</text:span>(<text:span text:style-name="T38">double</text:span> x)</text:p>
            <text:p text:style-name="P68">{</text:p>
            <text:p text:style-name="P68"><text:s text:c="4"/><text:span text:style-name="T38">x *= 2</text:span>;</text:p>
            <text:p text:style-name="P68">}</text:p>
            <text:p text:style-name="P68"/>
            <text:p text:style-name="P68">int main()</text:p>
            <text:p text:style-name="P68">{</text:p>
            <text:p text:style-name="P68"><text:s text:c="4"/><text:span text:style-name="T38">double</text:span> x = <text:span text:style-name="T38">1.1</text:span>;</text:p>
            <text:p text:style-name="P68"><text:s text:c="4"/><text:span text:style-name="T38">double_it</text:span>(x);</text:p>
            <text:p text:style-name="P68"><text:s text:c="4"/>std::cout &lt;&lt; x &lt;&lt; '\n'; // <text:span text:style-name="T47">Should be 2.2.</text:span></text:p>
            <text:p text:style-name="P68"><text:s text:c="4"/><text:span text:style-name="T47">x = 5;</text:span></text:p>
            <text:p text:style-name="P71"><text:s text:c="4"/><text:span text:style-name="T38">double_it</text:span>(x);</text:p>
            <text:p text:style-name="P71"><text:s text:c="4"/>std::cout &lt;&lt; x &lt;&lt; '\n'; // <text:span text:style-name="T47">Should be 10.</text:span></text:p>
            <text:p text:style-name="P71"><text:soft-page-break/></text:p>
            <text:p text:style-name="P68"><text:s text:c="4"/><text:span text:style-name="T47">return 0;</text:span></text:p>
            <text:p text:style-name="P68">}</text:p>
          </table:table-cell>
        </table:table-row>
      </table:table>
      <text:p text:style-name="P77"/>
      <text:p text:style-name="P63"/>
      <text:p text:style-name="P63"/>
      <text:p text:style-name="P32"><text:span text:style-name="T26">Exercise.</text:span> Complete this program:</text:p>
      <table:table table:name="Table80" table:style-name="Table80">
        <table:table-column table:style-name="Table80.A"/>
        <table:table-row table:style-name="TableLine2875696784816">
          <table:table-cell table:style-name="Table80.A1" office:value-type="string">
            <text:p text:style-name="P131">// sort x, y, z in ascending order using bubblesort</text:p>
            <text:p text:style-name="P131">void sort(int &amp; x, int &amp; y, int &amp; z)</text:p>
            <text:p text:style-name="P131">{</text:p>
            <text:p text:style-name="P131"><text:s text:c="2"/>... CODE ...<text:line-break/>}</text:p>
            <text:p text:style-name="P131"/>
            <text:p text:style-name="P131">int main()</text:p>
            <text:p text:style-name="P131">{</text:p>
            <text:p text:style-name="P131"><text:s text:c="2"/>int x = 3, y = 5, z = 2;</text:p>
            <text:p text:style-name="P131"><text:s text:c="2"/>sort(x, y, z);</text:p>
            <text:p text:style-name="P131"><text:s text:c="2"/>std::cout &lt;&lt; x &lt;&lt; ' ' &lt;&lt; y &lt;&lt; z &lt;&lt; ' ' </text:p>
            <text:p text:style-name="P131"><text:s text:c="12"/>&lt;&lt; std::endl; // should get: 2 3 5</text:p>
            <text:p text:style-name="P131"><text:s text:c="2"/>return 0;<text:line-break/>}</text:p>
          </table:table-cell>
        </table:table-row>
      </table:table>
      <text:p text:style-name="P32"/>
      <text:p text:style-name="P32"/>
      <text:p text:style-name="P33"><text:span text:style-name="T20">Important a</text:span><text:span text:style-name="T19">dvice: </text:span>In general we use references only when a function is meant to change the value of a variable that is passed in. We do not want accidental changes in the function to propagate back to the caller. In other words, use references only when you need to. Therefore you should minimize the use of reference variables.</text:p>
      <text:p text:style-name="P33"/>
      <text:p text:style-name="P33"/>
      <text:p text:style-name="P50">Exercise. <text:span text:style-name="T31">One of the parameters in </text:span><text:span text:style-name="T16">f()</text:span><text:span text:style-name="T31"> need not be a reference. Which one? </text:span><text:span text:style-name="T32">You have 2 seconds.</text:span></text:p>
      <table:table table:name="Table79" table:style-name="Table79">
        <table:table-column table:style-name="Table79.A"/>
        <table:table-row table:style-name="TableLine2875696785088">
          <table:table-cell table:style-name="Table79.A1" office:value-type="string">
            <text:p text:style-name="P131">int f(int &amp; a, double &amp; b)</text:p>
            <text:p text:style-name="P131">{</text:p>
            <text:p text:style-name="P131"><text:s text:c="4"/>b += a;</text:p>
            <text:p text:style-name="P131"><text:s text:c="4"/>return a * b<text:line-break/>}</text:p>
          </table:table-cell>
        </table:table-row>
      </table:table>
      <text:p text:style-name="P25"/>
      <text:p text:style-name="P25"/>
      <text:p text:style-name="P51">Exercise. <text:span text:style-name="T32">Is the person who wrote this function a good programmer? Why? You have 2 seconds.</text:span></text:p>
      <table:table table:name="Table81" table:style-name="Table81">
        <table:table-column table:style-name="Table81.A"/>
        <table:table-row table:style-name="TableLine2875696789984">
          <table:table-cell table:style-name="Table81.A1" office:value-type="string">
            <text:p text:style-name="P132"><text:span text:style-name="T66">double</text:span> <text:span text:style-name="T66">average</text:span>(<text:span text:style-name="T66">int x, int y</text:span>)</text:p>
            <text:p text:style-name="P132">{</text:p>
            <text:p text:style-name="P132"><text:s text:c="4"/>return <text:span text:style-name="T66">(x + y) / 2.0;</text:span><text:line-break/>}</text:p>
          </table:table-cell>
        </table:table-row>
      </table:table>
      <text:p text:style-name="P26"/>
      <text:p text:style-name="P26"/>
      <text:p text:style-name="P34"/>
      <text:p text:style-name="P106">Return <text:span text:style-name="T71">v</text:span>alue or <text:span text:style-name="T71">p</text:span>ass-by-<text:span text:style-name="T71">r</text:span>eference???</text:p>
      <text:p text:style-name="P53"/>
      <text:p text:style-name="P39">Now we have a dilemma …</text:p>
      <text:p text:style-name="P39"/>
      <text:p text:style-name="P39"><text:span text:style-name="T69">At this point, there are two ways of changing the value of a variable: </text:span>The following is <text:span text:style-name="T70">our</text:span> simple <text:span text:style-name="T12">square()</text:span> function:</text:p>
      <table:table table:name="Table82" table:style-name="Table82">
        <table:table-column table:style-name="Table82.A"/>
        <table:table-row table:style-name="TableLine2875696786176">
          <table:table-cell table:style-name="Table82.A1" office:value-type="string">
            <text:p text:style-name="P136">#include &lt;iostream&gt;</text:p>
            <text:p text:style-name="P133"/>
            <text:p text:style-name="P133">double square(double x)</text:p>
            <text:p text:style-name="P133">{</text:p>
            <text:p text:style-name="P133"><text:s text:c="4"/>return x * x;</text:p>
            <text:p text:style-name="P133">}</text:p>
            <text:p text:style-name="P133"/>
            <text:p text:style-name="P133"/>
            <text:p text:style-name="P133">int main()</text:p>
            <text:p text:style-name="P133">{</text:p>
            <text:p text:style-name="P133"><text:s text:c="4"/><text:span text:style-name="T72">double the_square;</text:span></text:p>
            <text:p text:style-name="P133"><text:s text:c="4"/><text:span text:style-name="T72">the_square = square(3.14);</text:span></text:p>
            <text:p text:style-name="P133"><text:s text:c="4"/>std::cout &lt;&lt; <text:span text:style-name="T73">the_square</text:span> &lt;&lt; std::endl;</text:p>
            <text:p text:style-name="P133"><text:s text:c="4"/>return 0;<text:line-break/>}</text:p>
          </table:table-cell>
        </table:table-row>
      </table:table>
      <text:p text:style-name="P38"/>
      <text:p text:style-name="P38"><text:span text:style-name="T70">Now, after studying references, </text:span>you know that you can also do this:</text:p>
      <table:table table:name="Table83" table:style-name="Table83">
        <table:table-column table:style-name="Table83.A"/>
        <table:table-row table:style-name="TableLine2875696787536">
          <table:table-cell table:style-name="Table83.A1" office:value-type="string">
            <text:p text:style-name="P133">void square(double &amp; the_<text:span text:style-name="T70">s</text:span>quare, double x)</text:p>
            <text:p text:style-name="P133">{</text:p>
            <text:p text:style-name="P133"><text:s text:c="4"/>the_<text:span text:style-name="T70">s</text:span>quare = x * x;</text:p>
            <text:p text:style-name="P133">}</text:p>
            <text:p text:style-name="P133"><text:s/></text:p>
            <text:p text:style-name="P133"/>
            <text:p text:style-name="P133">int main()</text:p>
            <text:p text:style-name="P133">{</text:p>
            <text:p text:style-name="P133"><text:s text:c="4"/>double the_<text:span text:style-name="T70">s</text:span>quare;</text:p>
            <text:p text:style-name="P133"><text:s text:c="4"/>square(the_<text:span text:style-name="T70">s</text:span>quare, 3.14);</text:p>
            <text:p text:style-name="P133"><text:s text:c="4"/>std::cout &lt;&lt; the_<text:span text:style-name="T70">s</text:span>quare &lt;&lt; std::endl;</text:p>
            <text:p text:style-name="P133"><text:s text:c="4"/>return 0;<text:line-break/>}</text:p>
          </table:table-cell>
        </table:table-row>
      </table:table>
      <text:p text:style-name="P38">Make sure you run it.</text:p>
      <text:p text:style-name="P36"/>
      <text:p text:style-name="P40">Which should you use??? (Don't you hate making decisions ...)</text:p>
      <text:p text:style-name="P40"/>
      <text:p text:style-name="P40">In general, if your function is like a mathematical function that computes a value, then you should use a return value. (Principle of least surprise.)</text:p>
      <text:p text:style-name="P40"/>
      <text:p text:style-name="P40">For instance look at the above example. Notice how clumsy is the usage of the <text:span text:style-name="T12">square()</text:span> function. <text:span text:style-name="T73">For instance if you just want the value of the square of 3.14, you can do this:</text:span></text:p>
      <table:table table:name="Table84" table:style-name="Table84">
        <table:table-column table:style-name="Table84.A"/>
        <table:table-row table:style-name="TableLine2875696790800">
          <table:table-cell table:style-name="Table84.A1" office:value-type="string">
            <text:p text:style-name="P137">#include &lt;iostream&gt;</text:p>
            <text:p text:style-name="P134"/>
            <text:p text:style-name="P134">double square(double x)</text:p>
            <text:p text:style-name="P134">{</text:p>
            <text:p text:style-name="P134"><text:s text:c="4"/>return x * x;</text:p>
            <text:p text:style-name="P134">}</text:p>
            <text:p text:style-name="P134"><text:soft-page-break/></text:p>
            <text:p text:style-name="P134"/>
            <text:p text:style-name="P134">int main()</text:p>
            <text:p text:style-name="P134">{</text:p>
            <text:p text:style-name="P134"><text:s text:c="4"/>std::cout &lt;&lt; <text:span text:style-name="T73">square(3,14)</text:span> &lt;&lt; std::endl;</text:p>
            <text:p text:style-name="P134"><text:s text:c="4"/>return 0;<text:line-break/>}</text:p>
          </table:table-cell>
        </table:table-row>
      </table:table>
      <text:p text:style-name="P41">You don’t have to declare a variable to store the square of 3.14. The method of references requires a variable – you have no choice.</text:p>
      <text:p text:style-name="P40"/>
      <text:p text:style-name="P37">If you have a function that computes two values, then you might want to have to have two pass-by-reference variables. Of course you can have two different functions. Here's an example:</text:p>
      <table:table table:name="Table86" table:style-name="Table86">
        <table:table-column table:style-name="Table86.A"/>
        <table:table-row table:style-name="TableLine2875696793520">
          <table:table-cell table:style-name="Table86.A1" office:value-type="string">
            <text:p text:style-name="P144">void <text:span text:style-name="T80">min_max</text:span>(int <text:span text:style-name="T80">x</text:span>, int <text:span text:style-name="T80">y, int &amp; min, int &amp; max</text:span>)</text:p>
            <text:p text:style-name="P138">{</text:p>
            <text:p text:style-name="P138"><text:s text:c="4"/><text:span text:style-name="T80">min = (x &lt;= y ? x : y);</text:span></text:p>
            <text:p text:style-name="P138"><text:s text:c="4"/><text:span text:style-name="T80">max = (x &gt;= y ? x : y);</text:span></text:p>
            <text:p text:style-name="P138">}</text:p>
          </table:table-cell>
        </table:table-row>
      </table:table>
      <text:p text:style-name="P45"><draw:frame text:anchor-type="paragraph" draw:z-index="151" draw:name="Shape4_0" draw:style-name="gr2" draw:text-style-name="P170" svg:width="0.976in" svg:height="0.3323in" svg:x="5.0126in" svg:y="0.4063in"><draw:text-box><text:p><text:span text:style-name="T86"><text:s/></text:span><text:span text:style-name="T86">WRONG!!!</text:span></text:p></draw:text-box></draw:frame><text:span text:style-name="T79">This function computes the max and min of two inputs. Of course you </text:span><text:span text:style-name="T21">cannot</text:span><text:span text:style-name="T80"> return two values in a function:</text:span></text:p>
      <table:table table:name="Table87" table:style-name="Table87">
        <table:table-column table:style-name="Table87.A"/>
        <table:table-row table:style-name="TableLine2875696798688">
          <table:table-cell table:style-name="Table87.A1" office:value-type="string">
            <text:p text:style-name="P144"><draw:line text:anchor-type="paragraph" draw:z-index="152" draw:name="Shape5_0" draw:style-name="gr1" draw:text-style-name="P169" svg:x1="4.9744in" svg:y1="0.1244in" svg:x2="2.9327in" svg:y2="0.1244in"><text:p/></draw:line><draw:line text:anchor-type="paragraph" draw:z-index="153" draw:name="Shape5_1" draw:style-name="gr1" draw:text-style-name="P169" svg:x1="4.9744in" svg:y1="0.1244in" svg:x2="2.9327in" svg:y2="0.1244in"><text:p/></draw:line><draw:line text:anchor-type="paragraph" draw:z-index="154" draw:name="Shape5_2" draw:style-name="gr1" draw:text-style-name="P169" svg:x1="4.9744in" svg:y1="0.2028in" svg:x2="2.0744in" svg:y2="0.8256in"><text:p/></draw:line><text:span text:style-name="T21">int, int</text:span> <text:span text:style-name="T80">min_max</text:span>(int <text:span text:style-name="T80">x</text:span>, int <text:span text:style-name="T80">y</text:span>)</text:p>
            <text:p text:style-name="P138">{</text:p>
            <text:p text:style-name="P138"><text:s text:c="4"/><text:span text:style-name="T80">min = (x &lt;= y ? x : y);</text:span></text:p>
            <text:p text:style-name="P138"><text:s text:c="4"/><text:span text:style-name="T80">max = (x &gt;= y ? x : y);</text:span></text:p>
            <text:p text:style-name="P138"><text:s text:c="4"/><text:span text:style-name="T80">return </text:span><text:span text:style-name="T21">min, max</text:span><text:span text:style-name="T80">;</text:span></text:p>
            <text:p text:style-name="P138">}</text:p>
          </table:table-cell>
        </table:table-row>
      </table:table>
      <text:p text:style-name="P37"><text:span text:style-name="T79">So in this case you have to a function that returns two values in the sense of modifying two variables which are passed into the function by reference. </text:span><text:line-break/></text:p>
      <text:p text:style-name="P45">However this means that one fine day, if you really need to compute only the minimum <text:span text:style-name="T74">(and not maximum), you will run into some ugly coding. This is like going to a car dealer that insist that whenever you buy a car from them you must buy your car insurance policy through them as well.</text:span></text:p>
      <text:p text:style-name="P45"/>
      <text:p text:style-name="P45">A basic principle of good software design is to design each function to perform one task and not two. <text:span text:style-name="T74">There are however cases where the values computed cannot be viewed as separate entities – they are viewed as a package of values that has to be used together at all times.</text:span></text:p>
      <text:p text:style-name="P42"/>
      <text:p text:style-name="P37">Of course you can have two different functions:</text:p>
      <table:table table:name="Table88" table:style-name="Table88">
        <table:table-column table:style-name="Table88.A"/>
        <table:table-row table:style-name="TableLine2875696788352">
          <table:table-cell table:style-name="Table88.A1" office:value-type="string">
            <text:p text:style-name="P144"><text:span text:style-name="T79">int</text:span> <text:span text:style-name="T80">min</text:span>(int <text:span text:style-name="T80">x</text:span>, int <text:span text:style-name="T80">y</text:span>)</text:p>
            <text:p text:style-name="P138">{</text:p>
            <text:p text:style-name="P138"><text:s text:c="4"/><text:span text:style-name="T79">return (x &lt;= y ? x : y);</text:span></text:p>
            <text:p text:style-name="P138">}</text:p>
            <text:p text:style-name="P138"/>
            <text:p text:style-name="P144"><text:span text:style-name="T79">int</text:span> <text:span text:style-name="T80">max</text:span>(int <text:span text:style-name="T80">x</text:span>, int <text:span text:style-name="T80">y</text:span>)</text:p>
            <text:p text:style-name="P138">{</text:p>
            <text:p text:style-name="P138"><text:s text:c="4"/><text:span text:style-name="T79">return (x &gt;= y ? x : y);</text:span></text:p>
            <text:p text:style-name="P138">}</text:p>
          </table:table-cell>
        </table:table-row>
      </table:table>
      <text:p text:style-name="P46"/>
      <text:p text:style-name="P46"><text:soft-page-break/>So if you have a function that <text:span text:style-name="T81">computes and </text:span>returns more than one value, you <text:span text:style-name="T81">have</text:span> <text:span text:style-name="T22">two choices</text:span><text:span text:style-name="T81">:</text:span></text:p>
      <text:list xml:id="list2130391962" text:style-name="L8">
        <text:list-item>
          <text:p text:style-name="P164"><text:span text:style-name="T81">“Return”</text:span> the values through <text:span text:style-name="T19">multiple reference variables</text:span></text:p>
        </text:list-item>
        <text:list-item>
          <text:p text:style-name="P164">Redesign it into <text:span text:style-name="T19">multiple function</text:span><text:span text:style-name="T22">s</text:span>, each <text:span text:style-name="T81">computing and </text:span>returning one value</text:p>
        </text:list-item>
      </text:list>
      <text:p text:style-name="P46"/>
      <text:p text:style-name="P42">Now if you look at our <text:span text:style-name="T12">swap()</text:span> function</text:p>
      <table:table table:name="Table85" table:style-name="Table85">
        <table:table-column table:style-name="Table85.A"/>
        <table:table-row table:style-name="TableLine2875696789168">
          <table:table-cell table:style-name="Table85.A1" office:value-type="string">
            <text:p text:style-name="P135">void swap(int <text:span text:style-name="T26">&amp;</text:span> a, int <text:span text:style-name="T26">&amp;</text:span> b)</text:p>
            <text:p text:style-name="P135">{</text:p>
            <text:p text:style-name="P135"><text:s text:c="4"/>int t = a;</text:p>
            <text:p text:style-name="P135"><text:s text:c="4"/>a = b;</text:p>
            <text:p text:style-name="P135"><text:s text:c="4"/>b = t;<text:line-break/>}</text:p>
          </table:table-cell>
        </table:table-row>
      </table:table>
      <text:p text:style-name="P37">It does not perform a numerical computation; there is really no return value. It performs a transformation on variables. <text:span text:style-name="T81">Note that the values of both variables should be change. There’s no reason to change one of the variables and not the other. So in this case, it makes sense to have one function and not two, even though technically two things happened. </text:span>That's why the design of this function is reasonable.</text:p>
      <text:p text:style-name="P35"/>
      <text:p text:style-name="P35">There are other uses of reference variables. We’ll come back to this concept again later in a set of notes just on references.</text:p>
      <text:p text:style-name="P105">Style</text:p>
      <text:p text:style-name="P34"/>
      <text:p text:style-name="P34">Instead of</text:p>
      <text:p text:style-name="P34"/>
      <text:p text:style-name="P34"><text:tab/><text:span text:style-name="T12">int &amp; x</text:span></text:p>
      <text:p text:style-name="P34"/>
      <text:p text:style-name="P34"><text:span text:style-name="T68">a</text:span>nother <text:span text:style-name="T68">more common </text:span>style <text:span text:style-name="T68">is</text:span></text:p>
      <text:p text:style-name="P34"/>
      <text:p text:style-name="P59"><text:tab/>int &amp;x;</text:p>
      <text:p text:style-name="P28"/>
      <text:p text:style-name="P109">F<text:span text:style-name="T59">unction</text:span> <text:span text:style-name="T59">prototype</text:span></text:p>
      <text:p text:style-name="P21"/>
      <text:p text:style-name="P8">First, try this:</text:p>
      <table:table table:name="Table70" table:style-name="Table70">
        <table:table-column table:style-name="Table70.A"/>
        <table:table-row table:style-name="TableLine2875696795424">
          <table:table-cell table:style-name="Table70.A1" office:value-type="string">
            <text:p text:style-name="P77">#include &lt;stream&gt;</text:p>
            <text:p text:style-name="P77"/>
            <text:p text:style-name="P77">void mamamia()</text:p>
            <text:p text:style-name="P77">{</text:p>
            <text:p text:style-name="P77"><text:s text:c="4"/>std::cout &lt;&lt; "ma ma mia\n";<text:line-break/>}</text:p>
            <text:p text:style-name="P77"/>
            <text:p text:style-name="P77">int main()</text:p>
            <text:p text:style-name="P77">{</text:p>
            <text:p text:style-name="P77"><text:s text:c="4"/>mamamia();</text:p>
            <text:p text:style-name="P77"><text:s text:c="4"/>return 0;<text:line-break/>}</text:p>
          </table:table-cell>
        </table:table-row>
      </table:table>
      <text:p text:style-name="P97"/>
      <text:p text:style-name="P8">Next, try this:</text:p>
      <table:table table:name="Table71" table:style-name="Table71">
        <table:table-column table:style-name="Table71.A"/>
        <table:table-row table:style-name="TableLine2875696797600">
          <table:table-cell table:style-name="Table71.A1" office:value-type="string">
            <text:p text:style-name="P77">#include &lt;iostream&gt;</text:p>
            <text:p text:style-name="P77"/>
            <text:p text:style-name="P77">int main()</text:p>
            <text:p text:style-name="P77">{</text:p>
            <text:p text:style-name="P77"><text:s text:c="4"/>mamamia();</text:p>
            <text:p text:style-name="P77"><text:s text:c="4"/>return 0;<text:line-break/>}</text:p>
            <text:p text:style-name="P77"/>
            <text:p text:style-name="P77">void mamamia()</text:p>
            <text:p text:style-name="P77">{</text:p>
            <text:p text:style-name="P77"><text:s text:c="4"/>std::cout &lt;&lt; "ma ma mia\n";<text:line-break/>}</text:p>
          </table:table-cell>
        </table:table-row>
      </table:table>
      <text:p text:style-name="P12">Of course the program won’t compile. The reason is because the function <text:span text:style-name="T12">mamamia()</text:span> is defined <text:span text:style-name="T82">after </text:span>the function call of <text:span text:style-name="T12">mamamia()</text:span> in <text:span text:style-name="T12">main()</text:span>. This is not new. I have already talked about it.</text:p>
      <text:p text:style-name="P91"/>
      <text:p text:style-name="P12">This means that we need to arrange our function code so that the definition of a function is before the function is called. There’s a way around this issue ...</text:p>
      <text:p text:style-name="P91"/>
      <text:p text:style-name="P8"><text:span text:style-name="T49">T</text:span>ry this:</text:p>
      <table:table table:name="Table72" table:style-name="Table72">
        <table:table-column table:style-name="Table72.A"/>
        <table:table-row table:style-name="TableLine2875696798960">
          <table:table-cell table:style-name="Table72.A1" office:value-type="string">
            <text:p text:style-name="P77">#include &lt;iostream&gt;</text:p>
            <text:p text:style-name="P77"/>
            <text:p text:style-name="P85">void mamamia();</text:p>
            <text:p text:style-name="P77"/>
            <text:p text:style-name="P77">int main()</text:p>
            <text:p text:style-name="P77">{</text:p>
            <text:p text:style-name="P77"><text:s text:c="4"/>mamamia();</text:p>
            <text:p text:style-name="P77"><text:s text:c="4"/>return 0;<text:line-break/>}</text:p>
            <text:p text:style-name="P77"/>
            <text:p text:style-name="P77">void mamamia()</text:p>
            <text:p text:style-name="P77">{</text:p>
            <text:p text:style-name="P77"><text:s text:c="4"/>std::cout &lt;&lt; "ma ma mia\n";<text:line-break/><text:soft-page-break/>}</text:p>
          </table:table-cell>
        </table:table-row>
      </table:table>
      <text:p text:style-name="P12">Voila! It works.</text:p>
      <text:p text:style-name="P98"/>
      <text:p text:style-name="P12">The statement in the above code:</text:p>
      <table:table table:name="Table65" table:style-name="Table65">
        <table:table-column table:style-name="Table65.A"/>
        <table:table-row table:style-name="TableLine2875696784544">
          <table:table-cell table:style-name="Table65.A1" office:value-type="string">
            <text:p text:style-name="P78">...</text:p>
            <text:p text:style-name="P64"/>
            <text:p text:style-name="P64">void mamamia();</text:p>
            <text:p text:style-name="P78"/>
            <text:p text:style-name="P78">...</text:p>
          </table:table-cell>
        </table:table-row>
      </table:table>
      <text:p text:style-name="P19"><text:span text:style-name="T82">i</text:span>s called a <text:span text:style-name="T19">function prototype</text:span>.</text:p>
      <text:p text:style-name="P19"/>
      <text:p text:style-name="P20"><text:span text:style-name="T75">A </text:span><text:span text:style-name="T19">function prototype</text:span><text:span text:style-name="T75"> is just the header of a function (without the function body) </text:span><text:span text:style-name="T76">which </text:span><text:span text:style-name="T75">ends with a semicolon – <text:s/></text:span><text:span text:style-name="T77">it’s a complete statement.</text:span><text:span text:style-name="T75"> The function prototype announces the existence </text:span><text:span text:style-name="T77">of</text:span><text:span text:style-name="T75"> a function somewhere in the code. </text:span><text:span text:style-name="T78">That way, you can define the function anywhere in your source file. This will save you some time on re-organizing your code. T</text:span><text:span text:style-name="T75">hat's it. </text:span></text:p>
      <text:p text:style-name="P99"/>
      <text:p text:style-name="P102">Here’s another example. This will not compile:</text:p>
      <table:table table:name="Table73" table:style-name="Table73">
        <table:table-column table:style-name="Table73.A"/>
        <table:table-row table:style-name="TableLine2875696817184">
          <table:table-cell table:style-name="Table73.A1" office:value-type="string">
            <text:p text:style-name="P68">#include &lt;iostream&gt;</text:p>
            <text:p text:style-name="P68"/>
            <text:p text:style-name="P68">int main()</text:p>
            <text:p text:style-name="P68">{</text:p>
            <text:p text:style-name="P68"><text:s text:c="4"/>int <text:span text:style-name="T43">a</text:span> = 0, <text:span text:style-name="T43">b = 999;</text:span></text:p>
            <text:p text:style-name="P68"><text:s text:c="4"/><text:span text:style-name="T42">swap(a, b)</text:span></text:p>
            <text:p text:style-name="P68"><text:s text:c="4"/>std::cout &lt;&lt; <text:span text:style-name="T43">a</text:span> &lt;&lt; <text:span text:style-name="T42">' ' &lt;&lt; b &lt;&lt; </text:span>'\n';</text:p>
            <text:p text:style-name="P68"><text:s text:c="4"/><text:span text:style-name="T40">return 0;</text:span></text:p>
            <text:p text:style-name="P68">}</text:p>
            <text:p text:style-name="P68"/>
            <text:p text:style-name="P68"/>
            <text:p text:style-name="P68">void <text:span text:style-name="T42">swap</text:span>(int <text:span text:style-name="T40">&amp; </text:span>x, <text:span text:style-name="T42">int &amp; y</text:span>)</text:p>
            <text:p text:style-name="P68">{</text:p>
            <text:p text:style-name="P68"><text:s text:c="4"/><text:span text:style-name="T42">int t = x; </text:span></text:p>
            <text:p text:style-name="P68"><text:s text:c="4"/><text:span text:style-name="T42">x = y;</text:span></text:p>
            <text:p text:style-name="P68"><text:s text:c="4"/><text:span text:style-name="T42">y =t;</text:span></text:p>
            <text:p text:style-name="P68">}</text:p>
          </table:table-cell>
        </table:table-row>
      </table:table>
      <text:p text:style-name="P13"/>
      <text:p text:style-name="P13">I can add a function prototype for the <text:span text:style-name="T12">swap()</text:span> function:</text:p>
      <table:table table:name="Table68" table:style-name="Table68">
        <table:table-column table:style-name="Table68.A"/>
        <table:table-row table:style-name="TableLine2875696809296">
          <table:table-cell table:style-name="Table68.A1" office:value-type="string">
            <text:p text:style-name="P82">#include &lt;iostream&gt;</text:p>
            <text:p text:style-name="P82"/>
            <text:p text:style-name="P86">void swap(int &amp; x, int &amp; y);</text:p>
            <text:p text:style-name="P84"/>
            <text:p text:style-name="P82">int main()</text:p>
            <text:p text:style-name="P82">{</text:p>
            <text:p text:style-name="P82"><text:s text:c="4"/>int <text:span text:style-name="T43">a</text:span> = 0, <text:span text:style-name="T43">b = 999;</text:span></text:p>
            <text:p text:style-name="P82"><text:s text:c="4"/><text:span text:style-name="T42">swap(a, b)</text:span></text:p>
            <text:p text:style-name="P82"><text:s text:c="4"/>std::cout &lt;&lt; <text:span text:style-name="T43">a</text:span> &lt;&lt; <text:span text:style-name="T42">' ' &lt;&lt; b &lt;&lt; </text:span>'\n';</text:p>
            <text:p text:style-name="P82"><text:s text:c="4"/><text:span text:style-name="T40">return 0;</text:span></text:p>
            <text:p text:style-name="P82">}</text:p>
            <text:p text:style-name="P82"/>
            <text:p text:style-name="P82"><text:soft-page-break/></text:p>
            <text:p text:style-name="P82">void <text:span text:style-name="T42">swap</text:span>(int <text:span text:style-name="T40">&amp; </text:span>x, <text:span text:style-name="T42">int &amp; y</text:span>)</text:p>
            <text:p text:style-name="P82">{</text:p>
            <text:p text:style-name="P82"><text:s text:c="4"/><text:span text:style-name="T42">int t = x; </text:span></text:p>
            <text:p text:style-name="P82"><text:s text:c="4"/><text:span text:style-name="T42">x = y;</text:span></text:p>
            <text:p text:style-name="P82"><text:s text:c="4"/><text:span text:style-name="T42">y =t;</text:span></text:p>
            <text:p text:style-name="P82">}</text:p>
          </table:table-cell>
        </table:table-row>
      </table:table>
      <text:p text:style-name="P14">Now it compiles. </text:p>
      <text:p text:style-name="P14"/>
      <text:p text:style-name="P92"><text:span text:style-name="T9">Another thing to note is that </text:span><text:span text:style-name="T10">in function prototypes,</text:span><text:span text:style-name="T4"> </text:span><text:span text:style-name="T5">parameter names</text:span><text:span text:style-name="T6"> </text:span><text:span text:style-name="T11">are actually</text:span><text:span text:style-name="T6"> </text:span><text:span text:style-name="T5">optional</text:span><text:span text:style-name="T9">. Try this:</text:span></text:p>
      <table:table table:name="Table69" table:style-name="Table69">
        <table:table-column table:style-name="Table69.A"/>
        <table:table-row table:style-name="TableLine2875696801408">
          <table:table-cell table:style-name="Table69.A1" office:value-type="string">
            <text:p text:style-name="P73">#include &lt;iostream&gt;</text:p>
            <text:p text:style-name="P73"/>
            <text:p text:style-name="P86">void swap(int &amp;, int &amp;);</text:p>
            <text:p text:style-name="P79"/>
            <text:p text:style-name="P73">int main()</text:p>
            <text:p text:style-name="P73">{</text:p>
            <text:p text:style-name="P73"><text:s text:c="4"/>int <text:span text:style-name="T43">a</text:span> = 0, <text:span text:style-name="T43">b = 999;</text:span></text:p>
            <text:p text:style-name="P73"><text:s text:c="4"/><text:span text:style-name="T42">swap(a, b)</text:span></text:p>
            <text:p text:style-name="P73"><text:s text:c="4"/>std::cout &lt;&lt; <text:span text:style-name="T43">a</text:span> &lt;&lt; <text:span text:style-name="T42">' ' &lt;&lt; b &lt;&lt; </text:span>'\n';</text:p>
            <text:p text:style-name="P73"><text:s text:c="4"/><text:span text:style-name="T40">return 0;</text:span></text:p>
            <text:p text:style-name="P73">}</text:p>
            <text:p text:style-name="P73"/>
            <text:p text:style-name="P73"/>
            <text:p text:style-name="P73">void <text:span text:style-name="T42">swap</text:span>(int <text:span text:style-name="T40">&amp; </text:span>x, <text:span text:style-name="T42">int &amp; y</text:span>)</text:p>
            <text:p text:style-name="P73">{</text:p>
            <text:p text:style-name="P73"><text:s text:c="4"/><text:span text:style-name="T42">int t = x; </text:span></text:p>
            <text:p text:style-name="P73"><text:s text:c="4"/><text:span text:style-name="T42">x = y;</text:span></text:p>
            <text:p text:style-name="P73"><text:s text:c="4"/><text:span text:style-name="T42">y =t;</text:span></text:p>
            <text:p text:style-name="P73">}</text:p>
          </table:table-cell>
        </table:table-row>
      </table:table>
      <text:p text:style-name="P13">Again it works.</text:p>
      <text:p text:style-name="P101"/>
      <text:p text:style-name="P15">As I mentioned earlier, using function prototypes relieves you of the pain of having to spend time organizing your code so that functions definitions can be anywhere in your source file. <text:span text:style-name="T50">There’s actually more to it. There’s a later set of notes on function prototype. But this is enough for now. We’ll come back function prototypes again later.</text:span></text:p>
      <text:p text:style-name="P100"/>
      <text:p text:style-name="P32">How do you write function prototypes for pass-by-reference parameters? Easy! It's the same as your other variables. For instance if you have this function:</text:p>
      <table:table table:name="Table74" table:style-name="Table74">
        <table:table-column table:style-name="Table74.A"/>
        <table:table-row table:style-name="TableLine2875696802496">
          <table:table-cell table:style-name="Table74.A1" office:value-type="string">
            <text:p text:style-name="P131">void f(int a, double &amp; b, char &amp; c, const bool &amp; b)</text:p>
            <text:p text:style-name="P131">{</text:p>
            <text:p text:style-name="P131"><text:s text:c="4"/>... code ...</text:p>
            <text:p text:style-name="P131">}</text:p>
          </table:table-cell>
        </table:table-row>
      </table:table>
      <text:p text:style-name="P32">The function prototype is just</text:p>
      <table:table table:name="Table75" table:style-name="Table75">
        <table:table-column table:style-name="Table75.A"/>
        <table:table-row table:style-name="TableLine2875696816912">
          <table:table-cell table:style-name="Table75.A1" office:value-type="string">
            <text:p text:style-name="P131">void f(int, double &amp;, char &amp;, const bool &amp;);</text:p>
          </table:table-cell>
        </table:table-row>
      </table:table>
      <text:p text:style-name="P32"/>
      <text:p text:style-name="P32">That's all there is to it. So there's nothing new here.</text:p>
      <text:p text:style-name="P32"/>
      <text:p text:style-name="P32"><text:soft-page-break/></text:p>
      <text:p text:style-name="P32"><text:span text:style-name="T26">Exercise.</text:span> Given this code</text:p>
      <table:table table:name="Table76" table:style-name="Table76">
        <table:table-column table:style-name="Table76.A"/>
        <table:table-row table:style-name="TableLine2875696804672">
          <table:table-cell table:style-name="Table76.A1" office:value-type="string">
            <text:p text:style-name="P131">#include &lt;iostream&gt;</text:p>
            <text:p text:style-name="P131"/>
            <text:p text:style-name="P131">int f(int &amp; a, double &amp; b)</text:p>
            <text:p text:style-name="P131">{</text:p>
            <text:p text:style-name="P131"><text:s text:c="4"/>a++;</text:p>
            <text:p text:style-name="P131"><text:s text:c="4"/>b += a;</text:p>
            <text:p text:style-name="P131"><text:s text:c="4"/>return a * b<text:line-break/>}</text:p>
            <text:p text:style-name="P131"/>
            <text:p text:style-name="P131">int main()</text:p>
            <text:p text:style-name="P131">{</text:p>
            <text:p text:style-name="P131"><text:s text:c="4"/>int x = 42;</text:p>
            <text:p text:style-name="P131"><text:s text:c="4"/>double y = 1;</text:p>
            <text:p text:style-name="P131"><text:s text:c="4"/>int z = f(x, y);</text:p>
            <text:p text:style-name="P131"><text:s text:c="4"/>std::cout &lt;&lt; x &lt;&lt; ' ' &lt;&lt; y &lt;&lt; ' ' &lt;&lt; z </text:p>
            <text:p text:style-name="P131"><text:s text:c="14"/>&lt;&lt; std::endl; </text:p>
            <text:p text:style-name="P131"><text:s text:c="4"/>return 0;<text:line-break/>}</text:p>
          </table:table-cell>
        </table:table-row>
      </table:table>
      <text:p text:style-name="P32">Rewrite it into this form:</text:p>
      <table:table table:name="Table77" table:style-name="Table77">
        <table:table-column table:style-name="Table77.A"/>
        <table:table-row table:style-name="TableLine2875696807392">
          <table:table-cell table:style-name="Table77.A1" office:value-type="string">
            <text:p text:style-name="P131">#include &lt;iostream&gt;</text:p>
            <text:p text:style-name="P131"/>
            <text:p text:style-name="P131">// prototype of f() here</text:p>
            <text:p text:style-name="P131"/>
            <text:p text:style-name="P131">int main()</text:p>
            <text:p text:style-name="P131">{</text:p>
            <text:p text:style-name="P131"><text:s text:c="4"/>int x = 42;</text:p>
            <text:p text:style-name="P131"><text:s text:c="4"/>double y = 1;</text:p>
            <text:p text:style-name="P131"><text:s text:c="4"/>int z = f(x, y);</text:p>
            <text:p text:style-name="P131"><text:s text:c="4"/>std::cout &lt;&lt; x &lt;&lt; ' ' &lt;&lt; y &lt;&lt; ' ' &lt;&lt; z </text:p>
            <text:p text:style-name="P131"><text:s text:c="14"/>&lt;&lt; std::endl; </text:p>
            <text:p text:style-name="P131"><text:s text:c="4"/>return 0;<text:line-break/>}</text:p>
            <text:p text:style-name="P131"/>
            <text:p text:style-name="P131">int f(int &amp; a, double &amp; b)</text:p>
            <text:p text:style-name="P131">{</text:p>
            <text:p text:style-name="P131"><text:s text:c="4"/>a++;</text:p>
            <text:p text:style-name="P131"><text:s text:c="4"/>b += a;</text:p>
            <text:p text:style-name="P131"><text:s text:c="4"/>return a * b<text:line-break/>}</text:p>
          </table:table-cell>
        </table:table-row>
      </table:table>
      <text:p text:style-name="P32">Run your program to make sure that you did it correctly.</text:p>
      <text:p text:style-name="P32"/>
      <text:p text:style-name="P32"/>
      <text:p text:style-name="P32"><text:span text:style-name="T26">Exercise.</text:span> <text:span text:style-name="T83">Complete the following</text:span></text:p>
      <table:table table:name="Table78" table:style-name="Table78">
        <table:table-column table:style-name="Table78.A"/>
        <table:table-row table:style-name="TableLine2875696807120">
          <table:table-cell table:style-name="Table78.A1" office:value-type="string">
            <text:p text:style-name="P139">// <text:span text:style-name="T83">function prototype for rotate_right</text:span></text:p>
            <text:p text:style-name="P139"/>
            <text:p text:style-name="P131">int main()</text:p>
            <text:p text:style-name="P131">{</text:p>
            <text:p text:style-name="P131"><text:s text:c="4"/>int x = 42;</text:p>
            <text:p text:style-name="P131"><text:s text:c="4"/>int y = 1;</text:p>
            <text:p text:style-name="P131"><text:s text:c="4"/><text:span text:style-name="T83">int z = -3;</text:span></text:p>
            <text:p text:style-name="P131"><text:s text:c="4"/><text:span text:style-name="T83">rotate_right</text:span>(x, y, <text:span text:style-name="T83">z</text:span>); // <text:span text:style-name="T83">x,y,z becomes -3,42,1</text:span></text:p>
            <text:p text:style-name="P139"><text:soft-page-break/><text:s text:c="4"/>std::cout &lt;&lt; x &lt;&lt; ' ' &lt;&lt; y &lt;&lt; &lt;&lt; ' ' &lt;&lt; <text:span text:style-name="T83">z</text:span> </text:p>
            <text:p text:style-name="P139"><text:s text:c="14"/>&lt;&lt; std::endl; </text:p>
            <text:p text:style-name="P131"><text:s text:c="4"/>return 0;<text:line-break/>}</text:p>
            <text:p text:style-name="P131"/>
            <text:p text:style-name="P131">// <text:span text:style-name="T83">function definition for rotate_right</text:span></text:p>
          </table:table-cell>
        </table:table-row>
      </table:table>
      <text:p text:style-name="P32">Test your program.</text:p>
      <text:p text:style-name="P32"/>
      <text:p text:style-name="P32"/>
      <text:p text:style-name="P47"><text:span text:style-name="T26">Exercise.</text:span> <text:span text:style-name="T83">Complete the following</text:span></text:p>
      <table:table table:name="Table89" table:style-name="Table89">
        <table:table-column table:style-name="Table89.A"/>
        <table:table-row table:style-name="TableLine2875696814192">
          <table:table-cell table:style-name="Table89.A1" office:value-type="string">
            <text:p text:style-name="P139">// <text:span text:style-name="T83">function prototype for rotate_left</text:span></text:p>
            <text:p text:style-name="P139"/>
            <text:p text:style-name="P139">int main()</text:p>
            <text:p text:style-name="P139">{</text:p>
            <text:p text:style-name="P139"><text:s text:c="4"/>int x = 42;</text:p>
            <text:p text:style-name="P139"><text:s text:c="4"/>int y = 1;</text:p>
            <text:p text:style-name="P139"><text:s text:c="4"/><text:span text:style-name="T83">int z = -3;</text:span></text:p>
            <text:p text:style-name="P139"><text:s text:c="4"/><text:span text:style-name="T83">rotate_left</text:span>(x, y, <text:span text:style-name="T83">z</text:span>); // <text:span text:style-name="T83">x,y,z become 1,-3,42</text:span></text:p>
            <text:p text:style-name="P139"><text:s text:c="4"/>std::cout &lt;&lt; x &lt;&lt; ' ' &lt;&lt; y &lt;&lt; ' ' &lt;&lt; <text:span text:style-name="T83">z</text:span> &lt;&lt; '<text:span text:style-name="T83">\n</text:span>';</text:p>
            <text:p text:style-name="P139"><text:s text:c="4"/>return 0;<text:line-break/>}</text:p>
            <text:p text:style-name="P139"/>
            <text:p text:style-name="P139">// <text:span text:style-name="T83">function definition for rotate_right</text:span></text:p>
          </table:table-cell>
        </table:table-row>
      </table:table>
      <text:p text:style-name="P47">Test your program.</text:p>
      <text:p text:style-name="P25"/>
      <text:p text:style-name="P25"/>
      <text:p text:style-name="P47"><text:span text:style-name="T26">Exercise.</text:span> <text:span text:style-name="T83">Complete the following</text:span></text:p>
      <table:table table:name="Table90" table:style-name="Table90">
        <table:table-column table:style-name="Table90.A"/>
        <table:table-row table:style-name="TableLine2875696807664">
          <table:table-cell table:style-name="Table90.A1" office:value-type="string">
            <text:p text:style-name="P139">// <text:span text:style-name="T83">function prototype for digits</text:span></text:p>
            <text:p text:style-name="P139"/>
            <text:p text:style-name="P139">int main()</text:p>
            <text:p text:style-name="P139">{</text:p>
            <text:p text:style-name="P139"><text:s text:c="4"/>int x = <text:span text:style-name="T83">152</text:span>;</text:p>
            <text:p text:style-name="P139"><text:s text:c="4"/>int <text:span text:style-name="T83">digit2, digit1, digit0;</text:span></text:p>
            <text:p text:style-name="P139"><text:s text:c="4"/><text:span text:style-name="T83">digits</text:span>(x, <text:span text:style-name="T83">digit2, digit1, digit0</text:span>);</text:p>
            <text:p text:style-name="P139"><text:s text:c="4"/>// <text:span text:style-name="T83">digit2,digit1,digit0 become 1,5,2</text:span></text:p>
            <text:p text:style-name="P140"><text:s text:c="4"/>std::cout &lt;&lt; <text:span text:style-name="T83">digit2</text:span> &lt;&lt; ' ' &lt;&lt; <text:span text:style-name="T83">digit1 &lt;&lt; </text:span>' ' </text:p>
            <text:p text:style-name="P140"><text:s text:c="14"/>&lt;&lt; <text:span text:style-name="T83">digit0 &lt;&lt; '\n'</text:span>; </text:p>
            <text:p text:style-name="P139"><text:s text:c="4"/>return 0;<text:line-break/>}</text:p>
            <text:p text:style-name="P139"/>
            <text:p text:style-name="P139">// <text:span text:style-name="T83">function definition for </text:span><text:span text:style-name="T84">digits</text:span></text:p>
          </table:table-cell>
        </table:table-row>
      </table:table>
      <text:p text:style-name="P47">Test your program.</text:p>
      <text:p text:style-name="P29"/>
      <text:p text:style-name="P104">Summary</text:p>
      <text:p text:style-name="P54"/>
      <text:p text:style-name="P23">A function looks like this:</text:p>
      <text:p text:style-name="P23"/>
      <text:p text:style-name="P48"><text:span text:style-name="T25"><text:tab/>[return type] [func name]</text:span>( <text:span text:style-name="T25">[param type] [var name] </text:span>)</text:p>
      <text:p text:style-name="P48"><text:s/><text:tab/>{</text:p>
      <text:p text:style-name="P48"><text:s/><text:tab/> <text:s text:c="3"/><text:span text:style-name="T25">[body of function]</text:span></text:p>
      <text:p text:style-name="P48"><text:s/><text:tab/>}</text:p>
      <text:p text:style-name="P49"/>
      <text:p text:style-name="P23">There can be more than one parameter type and name. A parameter is just a variable that receives a value passed into the function. The return type can be any valid type including <text:span text:style-name="T12">void</text:span> if the function does not return a value.</text:p>
      <text:p text:style-name="P23"/>
      <text:p text:style-name="P23">The function body can be any valid C++ statement. To return a value the function executes</text:p>
      <text:p text:style-name="P23"/>
      <text:p text:style-name="P23"><text:tab/><text:span text:style-name="T12">return </text:span><text:span text:style-name="T13">[expression]</text:span><text:span text:style-name="T12">;</text:span></text:p>
      <text:p text:style-name="P23"/>
      <text:p text:style-name="P23">in its body. If the function does not return a value, executing </text:p>
      <text:p text:style-name="P23"/>
      <text:p text:style-name="P23"><text:tab/><text:span text:style-name="T12">return;</text:span></text:p>
      <text:p text:style-name="P23"/>
      <text:p text:style-name="P23">will return to the point of function call. </text:p>
      <text:p text:style-name="P23"/>
      <text:p text:style-name="P23">If a function has return type void, return need not be present. In that case when the execution reached the end of the function block, a return is executed.</text:p>
      <text:p text:style-name="P23"/>
      <text:p text:style-name="P23">Functions cannot be nested.</text:p>
      <text:p text:style-name="P23"/>
      <text:p text:style-name="P23">The largest scope in a program file is the global scope. You can declare variables and constants in the global scope. These are called global variables and global constants respectively. However you should avoid (if possible) the declaration of global variables.</text:p>
      <text:p text:style-name="P23"/>
      <text:p text:style-name="P23">On returning from a function, since the program leaves the scope of the function, all variables created within the function's scope are destroyed.</text:p>
      <text:p text:style-name="P23"/>
      <text:p text:style-name="P24">A parameter is pass-by-value if the parameter has its own value. A parameter is pass-by-reference if the parameter does not have its own value but references the value of a variable that is passed to that parameter. <text:span text:style-name="T50">C</text:span>hanging the value of the parameter <text:span text:style-name="T50">that is pass-by-reference </text:span>will change the value of the variable passed to the parameter. <text:span text:style-name="T50">By default, p</text:span>arameters of basic types (int, double, char, bool) are pass-by-value. The following parameter <text:span text:style-name="T12">x</text:span> is pass-by-value:</text:p>
      <text:p text:style-name="P24"/>
      <text:p text:style-name="P58"><text:tab/>void f(..., int x, ...) { ... }</text:p>
      <text:p text:style-name="P24"/>
      <text:p text:style-name="P24">while the following parameter <text:span text:style-name="T12">y</text:span> is pass-by-reference:</text:p>
      <text:p text:style-name="P24"/>
      <text:p text:style-name="P58"><text:tab/>void g(..., int &amp; x, ...) { ... }</text:p>
      <text:p text:style-name="P24"><text:soft-page-break/></text:p>
      <text:p text:style-name="P24"/>
      <text:p text:style-name="P24">A function prototype is just the header of a function as a statement. <text:span text:style-name="T44">A f</text:span>unction prototype <text:span text:style-name="T44">is</text:span> <text:span text:style-name="T50">usually </text:span>placed near the top of source files in order to indicate to the compiler the existence <text:span text:style-name="T44">that</text:span> function. If a function prototype is seen by the compiler, then calling that function will be compiled correctly by the compiler even if the function definition is below the point where the function call is <text:span text:style-name="T50">made</text:span>.</text:p>
      <text:p text:style-name="P23"/>
      <text:p text:style-name="P104">Exercise</text:p>
      <text:p text:style-name="P23"/>
      <text:p text:style-name="P23">Q1. Write a function <text:span text:style-name="T12">divides()</text:span> so that <text:span text:style-name="T12">divides(d, n)</text:span> return <text:span text:style-name="T12">true</text:span> exactly when <text:span text:style-name="T12">d</text:span> divides <text:span text:style-name="T12">n</text:span>. Test your code.</text:p>
      <text:p text:style-name="P23"/>
      <text:p text:style-name="P23">Q2. Write a function <text:span text:style-name="T12">average()</text:span> so that <text:span text:style-name="T12">average(a, b, c)</text:span> returns the average of doubles <text:span text:style-name="T12">a</text:span>, <text:span text:style-name="T12">b</text:span>, and <text:span text:style-name="T12">c</text:span>.</text:p>
      <text:p text:style-name="P23"/>
      <text:p text:style-name="P23">Q3. Write a function <text:span text:style-name="T12">num_digits()</text:span> so that <text:span text:style-name="T12">num_digits(n)</text:span> returns the number of digits of <text:span text:style-name="T12">n</text:span>.</text:p>
      <text:p text:style-name="P23"/>
      <text:p text:style-name="P23">Q4. Write a function <text:span text:style-name="T12">digit()</text:span> such that <text:span text:style-name="T12">digit(n, i)</text:span> returns the <text:span text:style-name="T12">i</text:span>-th digit of <text:span text:style-name="T12">n</text:span>. For instance <text:span text:style-name="T12">digit(834, 0)</text:span> return <text:span text:style-name="T12">4</text:span>, <text:span text:style-name="T12">digit(834, 1)</text:span> returns <text:span text:style-name="T12">3</text:span>, <text:span text:style-name="T12">digit(834, 2)</text:span> returns <text:span text:style-name="T12">8</text:span>, and <text:span text:style-name="T12">digit(834, 3)</text:span> returns <text:span text:style-name="T12">0</text:span>.</text:p>
      <text:p text:style-name="P23"/>
      <text:p text:style-name="P23">Q5. Write a function <text:span text:style-name="T12">prettyprintint()</text:span> such that <text:span text:style-name="T12">prettyprintint(n)</text:span> prints <text:span text:style-name="T12">n</text:span> with commas separating groups of 3 digits. For instance <text:span text:style-name="T12">prettyprintint(12345678)</text:span> prints <text:span text:style-name="T12">12,345,678</text:span><text:span text:style-name="T1"> (note the commas).</text:span></text:p>
      <text:p text:style-name="P23"/>
      <text:p text:style-name="P23">Q6. Write a function <text:span text:style-name="T12">nextprime()</text:span> such <text:span text:style-name="T12">nextprime(n)</text:span> returns the smallest prime which is at least <text:span text:style-name="T12">n</text:span>. For instance <text:span text:style-name="T12">nextprime(6)</text:span> return <text:span text:style-name="T12">7 </text:span><text:span text:style-name="T1">and </text:span><text:span text:style-name="T12">nextprime(11)</text:span><text:span text:style-name="T1"> returns </text:span><text:span text:style-name="T12">11.</text:span></text:p>
      <text:p text:style-name="P23"/>
      <text:p text:style-name="P23">Q7. Write a function <text:span text:style-name="T12">randunit()</text:span> such that <text:span text:style-name="T12">randunit()</text:span> returns a random double d in the interval [0.0, 1.0].</text:p>
      <text:p text:style-name="P23"/>
      <text:p text:style-name="P23">Q8. Write a function <text:span text:style-name="T12">randrange()</text:span> such that <text:span text:style-name="T12">randrange(a, b)</text:span> returns a random int in the interval [a, b – 1] where a and b are integers.</text:p>
      <text:p text:style-name="P23"/>
      <text:p text:style-name="P23">Q9 Write a function randdouble() such that randdouble(a, b) where a and b are doubles returns a random double d such that a &lt;= d and d &lt;= b.</text:p>
      <text:p text:style-name="P2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Aria" svg:font-family="Aria"/>
    <style:font-face style:name="StarSymbol1" svg:font-family="StarSymbol"/>
    <style:font-face style:name="Tahoma4" svg:font-family="Tahoma"/>
    <style:font-face style:name="Tahoma2" svg:font-family="Tahoma" style:font-family-generic="swiss"/>
    <style:font-face style:name="Verdana" svg:font-family="Verdana" style:font-family-generic="swiss"/>
    <style:font-face style:name="Courier New" svg:font-family="'Courier New'" style:font-family-generic="modern" style:font-pitch="fixed"/>
    <style:font-face style:name="Source Code Pro" svg:font-family="'Source Code Pro'"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 Unicode MS1" svg:font-family="'Arial Unicode MS'" style:font-family-generic="modern" style:font-pitch="variable"/>
    <style:font-face style:name="Courier New1" svg:font-family="'Courier New'" style:font-family-generic="modern" style:font-pitch="variable"/>
    <style:font-face style:name="Tahoma3"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4"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4"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4"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text:tab/><text:tab/>19. Functions</text:p>
      </style:header>
      <style:footer>
        <text:p text:style-name="MP2"><text:page-number text:select-page="current">77</text:page-number><text:s/>of <text:page-count>77</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11-30T18:21:47.137000000</dc:date>
    <meta:printed-by>Yihsiang Liow</meta:printed-by>
    <meta:print-date>2006-01-08T16:54:25</meta:print-date>
    <meta:editing-cycles>1205</meta:editing-cycles>
    <meta:editing-duration>P8DT8H49M24S</meta:editing-duration>
    <meta:document-statistic meta:table-count="90" meta:image-count="0" meta:object-count="0" meta:page-count="77" meta:paragraph-count="1331" meta:word-count="9004" meta:character-count="49716" meta:non-whitespace-character-count="38899"/>
    <meta:user-defined meta:name="Info 1"/>
    <meta:user-defined meta:name="Info 2"/>
    <meta:user-defined meta:name="Info 3"/>
    <meta:user-defined meta:name="Info 4"/>
  </office:meta>
</office:document-meta>
</file>